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80000005C73296B38EEF569AE.png" manifest:media-type="image/png"/>
  <manifest:file-entry manifest:full-path="Pictures/10000001000001390000005C5F22C062A201AD6B.png" manifest:media-type="image/png"/>
  <manifest:file-entry manifest:full-path="Pictures/100000010000004F0000005CF1A4C75CEA444258.png" manifest:media-type="image/png"/>
  <manifest:file-entry manifest:full-path="Pictures/10000001000000CF0000005CFCE8C518850C17F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paragraph-properties fo:margin-left="0in" fo:margin-right="0in" fo:margin-top="0in" fo:margin-bottom="0.1472in" style:contextual-spacing="false" fo:text-indent="0in" style:auto-text-indent="false">
        <style:tab-stops>
          <style:tab-stop style:position="3.022in" style:type="center"/>
          <style:tab-stop style:position="5.3252in" style:type="center"/>
        </style:tab-stops>
      </style:paragraph-properties>
      <style:text-properties officeooo:paragraph-rsid="00180d2d"/>
    </style:style>
    <style:style style:name="P2" style:family="paragraph" style:parent-style-name="Heading_20_3">
      <style:paragraph-properties fo:margin-left="1.2744in" fo:margin-right="0in" fo:text-indent="0in" style:auto-text-indent="false">
        <style:tab-stops/>
      </style:paragraph-properties>
      <style:text-properties officeooo:paragraph-rsid="00180d2d"/>
    </style:style>
    <style:style style:name="P3" style:family="paragraph" style:parent-style-name="Heading_20_3">
      <style:paragraph-properties fo:margin-left="0.8366in" fo:margin-right="0in" fo:margin-top="0in" fo:margin-bottom="0.0898in" style:contextual-spacing="false" fo:text-indent="0in" style:auto-text-indent="false">
        <style:tab-stops/>
      </style:paragraph-properties>
      <style:text-properties officeooo:paragraph-rsid="00180d2d"/>
    </style:style>
    <style:style style:name="P4" style:family="paragraph" style:parent-style-name="Heading_20_3">
      <style:paragraph-properties fo:margin-left="1.1425in" fo:margin-right="0in" fo:text-indent="0in" style:auto-text-indent="false">
        <style:tab-stops/>
      </style:paragraph-properties>
      <style:text-properties officeooo:paragraph-rsid="00180d2d"/>
    </style:style>
    <style:style style:name="P5" style:family="paragraph" style:parent-style-name="Heading_20_3">
      <style:paragraph-properties fo:margin-left="0.1457in" fo:margin-right="0.5228in" fo:margin-top="0in" fo:margin-bottom="0.0862in" style:contextual-spacing="false" fo:text-align="center" style:justify-single-word="false" fo:text-indent="0in" style:auto-text-indent="false">
        <style:tab-stops/>
      </style:paragraph-properties>
      <style:text-properties officeooo:paragraph-rsid="00180d2d"/>
    </style:style>
    <style:style style:name="P6" style:family="paragraph" style:parent-style-name="Heading_20_3">
      <style:paragraph-properties fo:margin-left="0.1457in" fo:margin-right="0in" fo:text-align="center" style:justify-single-word="false" fo:text-indent="0in" style:auto-text-indent="false">
        <style:tab-stops/>
      </style:paragraph-properties>
      <style:text-properties officeooo:paragraph-rsid="00180d2d"/>
    </style:style>
    <style:style style:name="P7" style:family="paragraph" style:parent-style-name="Heading_20_3">
      <style:paragraph-properties fo:margin-left="0in" fo:margin-right="0in" fo:margin-top="0in" fo:margin-bottom="0.0854in" style:contextual-spacing="false" fo:text-indent="0in" style:auto-text-indent="false">
        <style:tab-stops>
          <style:tab-stop style:position="2.6228in" style:type="center"/>
          <style:tab-stop style:position="4.9791in" style:type="center"/>
        </style:tab-stops>
      </style:paragraph-properties>
      <style:text-properties officeooo:paragraph-rsid="00180d2d"/>
    </style:style>
    <style:style style:name="P8" style:family="paragraph" style:parent-style-name="Heading_20_3">
      <style:paragraph-properties fo:margin-left="0.1665in" fo:margin-right="0.1555in" fo:margin-top="0in" fo:margin-bottom="0.1634in" style:contextual-spacing="false" fo:line-height="109%" fo:text-align="center" style:justify-single-word="false" fo:text-indent="0in" style:auto-text-indent="false">
        <style:tab-stops/>
      </style:paragraph-properties>
      <style:text-properties officeooo:paragraph-rsid="00180d2d"/>
    </style:style>
    <style:style style:name="P9" style:family="paragraph" style:parent-style-name="Heading_20_4">
      <style:paragraph-properties fo:margin-left="0.7283in" fo:margin-right="0in" fo:margin-top="0in" fo:margin-bottom="0.1638in" style:contextual-spacing="false" fo:text-indent="0in" style:auto-text-indent="false">
        <style:tab-stops/>
      </style:paragraph-properties>
      <style:text-properties officeooo:paragraph-rsid="00180d2d"/>
    </style:style>
    <style:style style:name="P10" style:family="paragraph" style:parent-style-name="Heading_20_4">
      <style:paragraph-properties fo:margin-left="0.5319in" fo:margin-right="0in" fo:margin-top="0in" fo:margin-bottom="0.1173in" style:contextual-spacing="false" fo:text-indent="0in" style:auto-text-indent="false">
        <style:tab-stops/>
      </style:paragraph-properties>
      <style:text-properties officeooo:paragraph-rsid="00180d2d"/>
    </style:style>
    <style:style style:name="P11" style:family="paragraph" style:parent-style-name="Heading_20_4">
      <style:paragraph-properties fo:margin-left="1.0689in" fo:margin-right="0in" fo:margin-top="0in" fo:margin-bottom="0.1555in" style:contextual-spacing="false" fo:text-indent="0in" style:auto-text-indent="false">
        <style:tab-stops/>
      </style:paragraph-properties>
      <style:text-properties officeooo:paragraph-rsid="00180d2d"/>
    </style:style>
    <style:style style:name="P12" style:family="paragraph" style:parent-style-name="Heading_20_4">
      <style:paragraph-properties fo:margin-left="0.2665in" fo:margin-right="0in" fo:margin-top="0in" fo:margin-bottom="0.1854in" style:contextual-spacing="false" fo:text-indent="0in" style:auto-text-indent="false">
        <style:tab-stops/>
      </style:paragraph-properties>
      <style:text-properties officeooo:paragraph-rsid="00180d2d"/>
    </style:style>
    <style:style style:name="P13" style:family="paragraph" style:parent-style-name="Heading_20_4">
      <style:paragraph-properties fo:margin-left="0.3472in" fo:margin-right="0in" fo:margin-top="0in" fo:margin-bottom="0.3602in" style:contextual-spacing="false" fo:text-indent="0in" style:auto-text-indent="false">
        <style:tab-stops/>
      </style:paragraph-properties>
      <style:text-properties officeooo:paragraph-rsid="00180d2d"/>
    </style:style>
    <style:style style:name="P14" style:family="paragraph" style:parent-style-name="Heading_20_4">
      <style:paragraph-properties fo:margin-left="0.4984in" fo:margin-right="0in" fo:text-indent="0in" style:auto-text-indent="false">
        <style:tab-stops/>
      </style:paragraph-properties>
      <style:text-properties officeooo:paragraph-rsid="00180d2d"/>
    </style:style>
    <style:style style:name="P15" style:family="paragraph" style:parent-style-name="Heading_20_4">
      <style:paragraph-properties fo:margin-left="0.872in" fo:margin-right="0in" fo:margin-top="0in" fo:margin-bottom="0.0819in" style:contextual-spacing="false" fo:text-indent="0in" style:auto-text-indent="false">
        <style:tab-stops/>
      </style:paragraph-properties>
      <style:text-properties officeooo:paragraph-rsid="00180d2d"/>
    </style:style>
    <style:style style:name="P16" style:family="paragraph" style:parent-style-name="Heading_20_4">
      <style:paragraph-properties fo:margin-left="0.8071in" fo:margin-right="0in" fo:margin-top="0in" fo:margin-bottom="0.2457in" style:contextual-spacing="false" fo:text-indent="0in" style:auto-text-indent="false">
        <style:tab-stops/>
      </style:paragraph-properties>
      <style:text-properties officeooo:paragraph-rsid="00180d2d"/>
    </style:style>
    <style:style style:name="P17" style:family="paragraph" style:parent-style-name="Heading_20_4">
      <style:paragraph-properties fo:margin-left="0.0535in" fo:margin-right="0in" fo:text-align="center" style:justify-single-word="false" fo:text-indent="0in" style:auto-text-indent="false">
        <style:tab-stops/>
      </style:paragraph-properties>
      <style:text-properties officeooo:paragraph-rsid="00180d2d"/>
    </style:style>
    <style:style style:name="P18" style:family="paragraph" style:parent-style-name="Heading_20_4">
      <style:paragraph-properties fo:margin-left="0.0535in" fo:margin-right="0.1516in" fo:margin-top="0in" fo:margin-bottom="0.2291in" style:contextual-spacing="false" fo:text-align="center" style:justify-single-word="false" fo:text-indent="0in" style:auto-text-indent="false">
        <style:tab-stops/>
      </style:paragraph-properties>
      <style:text-properties officeooo:paragraph-rsid="00180d2d"/>
    </style:style>
    <style:style style:name="P19" style:family="paragraph" style:parent-style-name="Heading_20_4">
      <style:paragraph-properties fo:margin-left="0in" fo:margin-right="0in" fo:margin-top="0in" fo:margin-bottom="0.2646in" style:contextual-spacing="false" fo:text-indent="0in" style:auto-text-indent="false">
        <style:tab-stops>
          <style:tab-stop style:position="2.6311in" style:type="center"/>
          <style:tab-stop style:position="4.998in" style:type="center"/>
        </style:tab-stops>
      </style:paragraph-properties>
      <style:text-properties officeooo:paragraph-rsid="00180d2d"/>
    </style:style>
    <style:style style:name="P20" style:family="paragraph" style:parent-style-name="Heading_20_4">
      <style:paragraph-properties fo:margin-left="0in" fo:margin-right="0in" fo:margin-top="0in" fo:margin-bottom="0.2307in" style:contextual-spacing="false" fo:text-indent="0in" style:auto-text-indent="false">
        <style:tab-stops>
          <style:tab-stop style:position="2.7453in" style:type="center"/>
          <style:tab-stop style:position="5.1098in" style:type="center"/>
        </style:tab-stops>
      </style:paragraph-properties>
      <style:text-properties officeooo:paragraph-rsid="00180d2d"/>
    </style:style>
    <style:style style:name="P21" style:family="paragraph" style:parent-style-name="Heading_20_4">
      <style:paragraph-properties fo:margin-left="-0.0102in" fo:margin-right="0in" fo:margin-top="0in" fo:margin-bottom="0.2528in" style:contextual-spacing="false" fo:text-indent="0in" style:auto-text-indent="false">
        <style:tab-stops>
          <style:tab-stop style:position="2.5291in" style:type="center"/>
        </style:tab-stops>
      </style:paragraph-properties>
      <style:text-properties officeooo:paragraph-rsid="00180d2d"/>
    </style:style>
    <style:style style:name="P22" style:family="paragraph" style:parent-style-name="Heading_20_4">
      <style:paragraph-properties fo:margin-left="0in" fo:margin-right="0in" fo:margin-top="0in" fo:margin-bottom="0.2638in" style:contextual-spacing="false" fo:text-indent="0in" style:auto-text-indent="false">
        <style:tab-stops>
          <style:tab-stop style:position="2.5811in" style:type="center"/>
          <style:tab-stop style:position="4.8244in" style:type="center"/>
        </style:tab-stops>
      </style:paragraph-properties>
      <style:text-properties officeooo:paragraph-rsid="00180d2d"/>
    </style:style>
    <style:style style:name="P23" style:family="paragraph" style:parent-style-name="Heading_20_5">
      <style:paragraph-properties fo:margin-left="0.2311in" fo:margin-right="0in" fo:margin-top="0in" fo:margin-bottom="0.3016in" style:contextual-spacing="false" fo:line-height="110%" fo:text-align="center" style:justify-single-word="false" fo:text-indent="0in" style:auto-text-indent="false">
        <style:tab-stops/>
      </style:paragraph-properties>
      <style:text-properties officeooo:paragraph-rsid="00180d2d"/>
    </style:style>
    <style:style style:name="P24" style:family="paragraph" style:parent-style-name="Heading_20_5">
      <style:paragraph-properties fo:margin-left="0.2311in" fo:margin-right="0.4366in" fo:margin-top="0in" fo:margin-bottom="0.3634in" style:contextual-spacing="false" fo:line-height="110%" fo:text-align="center" style:justify-single-word="false" fo:text-indent="0in" style:auto-text-indent="false">
        <style:tab-stops/>
      </style:paragraph-properties>
      <style:text-properties officeooo:paragraph-rsid="00180d2d"/>
    </style:style>
    <style:style style:name="P25" style:family="paragraph" style:parent-style-name="Heading_20_5">
      <style:paragraph-properties fo:margin-left="0.2311in" fo:margin-right="0.2736in" fo:margin-top="0in" fo:margin-bottom="0.2839in" style:contextual-spacing="false" fo:line-height="110%" fo:text-align="center" style:justify-single-word="false" fo:text-indent="0in" style:auto-text-indent="false">
        <style:tab-stops/>
      </style:paragraph-properties>
      <style:text-properties officeooo:paragraph-rsid="00180d2d"/>
    </style:style>
    <style:style style:name="P26" style:family="paragraph" style:parent-style-name="Heading_20_5">
      <style:paragraph-properties fo:margin-left="-0.0102in" fo:margin-right="0in" fo:margin-top="0in" fo:margin-bottom="0.2972in" style:contextual-spacing="false" fo:text-indent="0in" style:auto-text-indent="false">
        <style:tab-stops>
          <style:tab-stop style:position="2.5728in" style:type="center"/>
        </style:tab-stops>
      </style:paragraph-properties>
      <style:text-properties officeooo:paragraph-rsid="00180d2d"/>
    </style:style>
    <style:style style:name="P27" style:family="paragraph" style:parent-style-name="Heading_20_5">
      <style:paragraph-properties fo:margin-left="-0.0102in" fo:margin-right="0in" fo:margin-top="0in" fo:margin-bottom="0.1217in" style:contextual-spacing="false" fo:text-indent="0in" style:auto-text-indent="false">
        <style:tab-stops>
          <style:tab-stop style:position="2.5008in" style:type="center"/>
        </style:tab-stops>
      </style:paragraph-properties>
      <style:text-properties officeooo:paragraph-rsid="00180d2d"/>
    </style:style>
    <style:style style:name="P28" style:family="paragraph" style:parent-style-name="Heading_20_5">
      <style:paragraph-properties fo:margin-left="-0.0102in" fo:margin-right="0in" fo:margin-top="0in" fo:margin-bottom="0.2118in" style:contextual-spacing="false" fo:text-indent="0in" style:auto-text-indent="false">
        <style:tab-stops>
          <style:tab-stop style:position="0.3571in" style:type="center"/>
          <style:tab-stop style:position="2.7126in" style:type="center"/>
        </style:tab-stops>
      </style:paragraph-properties>
      <style:text-properties officeooo:paragraph-rsid="00180d2d"/>
    </style:style>
    <style:style style:name="P29" style:family="paragraph" style:parent-style-name="Normal" style:list-style-name="L91">
      <style:paragraph-properties fo:margin-left="0.3in" fo:margin-right="0.0425in" fo:text-indent="-0.2953in" style:auto-text-indent="false">
        <style:tab-stops/>
      </style:paragraph-properties>
      <style:text-properties officeooo:paragraph-rsid="00180d2d"/>
    </style:style>
    <style:style style:name="P30" style:family="paragraph" style:parent-style-name="Normal">
      <style:paragraph-properties fo:margin-left="0.0118in" fo:margin-right="0.0425in" fo:text-indent="0in" style:auto-text-indent="false">
        <style:tab-stops/>
      </style:paragraph-properties>
      <style:text-properties officeooo:paragraph-rsid="00180d2d"/>
    </style:style>
    <style:style style:name="P31" style:family="paragraph" style:parent-style-name="Normal">
      <style:paragraph-properties fo:margin-left="0.0118in" fo:margin-right="0.0425in" fo:margin-top="0in" fo:margin-bottom="0.0354in" style:contextual-spacing="false" fo:text-indent="0in" style:auto-text-indent="false">
        <style:tab-stops/>
      </style:paragraph-properties>
      <style:text-properties officeooo:paragraph-rsid="00180d2d"/>
    </style:style>
    <style:style style:name="P32" style:family="paragraph" style:parent-style-name="Normal">
      <style:paragraph-properties fo:margin-left="0.0118in" fo:margin-right="0.0425in" fo:margin-top="0in" fo:margin-bottom="0.0366in" style:contextual-spacing="false" fo:text-indent="0in" style:auto-text-indent="false">
        <style:tab-stops/>
      </style:paragraph-properties>
      <style:text-properties officeooo:paragraph-rsid="00180d2d"/>
    </style:style>
    <style:style style:name="P33" style:family="paragraph" style:parent-style-name="Normal">
      <style:paragraph-properties fo:margin-left="0.0118in" fo:margin-right="0.0425in" fo:margin-top="0in" fo:margin-bottom="0.2898in" style:contextual-spacing="false" fo:text-indent="0in" style:auto-text-indent="false">
        <style:tab-stops/>
      </style:paragraph-properties>
      <style:text-properties officeooo:paragraph-rsid="00180d2d"/>
    </style:style>
    <style:style style:name="P34" style:family="paragraph" style:parent-style-name="Normal">
      <style:paragraph-properties fo:margin-left="0.0118in" fo:margin-right="0.0425in" fo:margin-top="0in" fo:margin-bottom="0.3335in" style:contextual-spacing="false" fo:text-indent="0in" style:auto-text-indent="false">
        <style:tab-stops/>
      </style:paragraph-properties>
      <style:text-properties officeooo:paragraph-rsid="00180d2d"/>
    </style:style>
    <style:style style:name="P35"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180d2d"/>
    </style:style>
    <style:style style:name="P36" style:family="paragraph" style:parent-style-name="Normal">
      <style:paragraph-properties fo:margin-left="0.0118in" fo:margin-right="0.0425in" fo:margin-top="0in" fo:margin-bottom="0.1535in" style:contextual-spacing="false" fo:text-indent="0in" style:auto-text-indent="false">
        <style:tab-stops/>
      </style:paragraph-properties>
      <style:text-properties officeooo:paragraph-rsid="00180d2d"/>
    </style:style>
    <style:style style:name="P37" style:family="paragraph" style:parent-style-name="Normal">
      <style:paragraph-properties fo:margin-left="0.0118in" fo:margin-right="0.0425in" fo:margin-top="0in" fo:margin-bottom="0.1091in" style:contextual-spacing="false" fo:text-indent="0in" style:auto-text-indent="false">
        <style:tab-stops/>
      </style:paragraph-properties>
      <style:text-properties officeooo:paragraph-rsid="00180d2d"/>
    </style:style>
    <style:style style:name="P38" style:family="paragraph" style:parent-style-name="Normal">
      <style:paragraph-properties fo:margin-left="0.0118in" fo:margin-right="0.0854in" fo:text-indent="0in" style:auto-text-indent="false">
        <style:tab-stops/>
      </style:paragraph-properties>
      <style:text-properties officeooo:paragraph-rsid="00180d2d"/>
    </style:style>
    <style:style style:name="P39" style:family="paragraph" style:parent-style-name="Normal">
      <style:paragraph-properties fo:margin-left="0.2547in" fo:margin-right="0.0425in" fo:text-indent="-0.25in" style:auto-text-indent="false">
        <style:tab-stops/>
      </style:paragraph-properties>
      <style:text-properties officeooo:paragraph-rsid="00180d2d"/>
    </style:style>
    <style:style style:name="P40" style:family="paragraph" style:parent-style-name="Normal">
      <style:paragraph-properties fo:margin-left="0.0118in" fo:margin-right="0.0925in" fo:text-indent="0in" style:auto-text-indent="false">
        <style:tab-stops/>
      </style:paragraph-properties>
      <style:text-properties officeooo:paragraph-rsid="00180d2d"/>
    </style:style>
    <style:style style:name="P41" style:family="paragraph" style:parent-style-name="Normal">
      <style:paragraph-properties fo:margin-left="0.0118in" fo:margin-right="0.1839in" fo:text-indent="0in" style:auto-text-indent="false">
        <style:tab-stops/>
      </style:paragraph-properties>
      <style:text-properties officeooo:paragraph-rsid="00180d2d"/>
    </style:style>
    <style:style style:name="P42" style:family="paragraph" style:parent-style-name="Normal">
      <style:paragraph-properties fo:margin-left="0.0118in" fo:margin-right="0.1819in" fo:text-indent="0in" style:auto-text-indent="false">
        <style:tab-stops/>
      </style:paragraph-properties>
      <style:text-properties officeooo:paragraph-rsid="00180d2d"/>
    </style:style>
    <style:style style:name="P43" style:family="paragraph" style:parent-style-name="Normal">
      <style:paragraph-properties fo:margin-left="0.0118in" fo:margin-right="0.0874in" fo:text-indent="0in" style:auto-text-indent="false">
        <style:tab-stops/>
      </style:paragraph-properties>
      <style:text-properties officeooo:paragraph-rsid="00180d2d"/>
    </style:style>
    <style:style style:name="P44" style:family="paragraph" style:parent-style-name="Normal">
      <style:paragraph-properties fo:margin-left="0.0118in" fo:margin-right="0.089in" fo:margin-top="0in" fo:margin-bottom="0.0362in" style:contextual-spacing="false" fo:text-indent="0in" style:auto-text-indent="false">
        <style:tab-stops/>
      </style:paragraph-properties>
      <style:text-properties officeooo:paragraph-rsid="00180d2d"/>
    </style:style>
    <style:style style:name="P45"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P46"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47"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P48"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49"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P50"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P51"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180d2d"/>
    </style:style>
    <style:style style:name="P52"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180d2d"/>
    </style:style>
    <style:style style:name="P53" style:family="paragraph" style:parent-style-name="Normal">
      <style:paragraph-properties fo:margin-left="0in" fo:margin-right="0in" fo:margin-top="0in" fo:margin-bottom="0.1339in" style:contextual-spacing="false" fo:line-height="107%" fo:text-align="start" style:justify-single-word="false" fo:text-indent="0in" style:auto-text-indent="false">
        <style:tab-stops/>
      </style:paragraph-properties>
      <style:text-properties officeooo:paragraph-rsid="00180d2d"/>
    </style:style>
    <style:style style:name="P54"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80d2d"/>
    </style:style>
    <style:style style:name="P55" style:family="paragraph" style:parent-style-name="Normal">
      <style:paragraph-properties fo:margin-left="0in" fo:margin-right="0in" fo:margin-top="0in" fo:margin-bottom="0.1327in" style:contextual-spacing="false" fo:line-height="107%" fo:text-align="start" style:justify-single-word="false" fo:text-indent="0in" style:auto-text-indent="false">
        <style:tab-stops/>
      </style:paragraph-properties>
      <style:text-properties officeooo:paragraph-rsid="00180d2d"/>
    </style:style>
    <style:style style:name="P56" style:family="paragraph" style:parent-style-name="Normal">
      <style:paragraph-properties fo:margin-left="0in" fo:margin-right="0in" fo:margin-top="0in" fo:margin-bottom="0.239in" style:contextual-spacing="false" fo:line-height="107%" fo:text-align="start" style:justify-single-word="false" fo:text-indent="0in" style:auto-text-indent="false">
        <style:tab-stops/>
      </style:paragraph-properties>
      <style:text-properties officeooo:paragraph-rsid="00180d2d"/>
    </style:style>
    <style:style style:name="P57" style:family="paragraph" style:parent-style-name="Normal">
      <style:paragraph-properties fo:margin-left="0in" fo:margin-right="0in" fo:margin-top="0in" fo:margin-bottom="0.0484in" style:contextual-spacing="false" fo:line-height="107%" fo:text-align="start" style:justify-single-word="false" fo:text-indent="0in" style:auto-text-indent="false">
        <style:tab-stops/>
      </style:paragraph-properties>
      <style:text-properties officeooo:paragraph-rsid="00180d2d"/>
    </style:style>
    <style:style style:name="P58" style:family="paragraph" style:parent-style-name="Normal">
      <style:paragraph-properties fo:margin-left="0in" fo:margin-right="0in" fo:margin-top="0in" fo:margin-bottom="0.3181in" style:contextual-spacing="false" fo:line-height="107%" fo:text-align="start" style:justify-single-word="false" fo:text-indent="0in" style:auto-text-indent="false">
        <style:tab-stops/>
      </style:paragraph-properties>
      <style:text-properties officeooo:paragraph-rsid="00180d2d"/>
    </style:style>
    <style:style style:name="P59" style:family="paragraph" style:parent-style-name="Normal">
      <style:paragraph-properties fo:margin-left="0in" fo:margin-right="0in" fo:margin-top="0in" fo:margin-bottom="0.2673in" style:contextual-spacing="false" fo:line-height="107%" fo:text-align="start" style:justify-single-word="false" fo:text-indent="0in" style:auto-text-indent="false">
        <style:tab-stops/>
      </style:paragraph-properties>
      <style:text-properties officeooo:paragraph-rsid="00180d2d"/>
    </style:style>
    <style:style style:name="P60" style:family="paragraph" style:parent-style-name="Normal">
      <style:paragraph-properties fo:margin-left="0in" fo:margin-right="0in" fo:margin-top="0in" fo:margin-bottom="0.2327in" style:contextual-spacing="false" fo:line-height="107%" fo:text-align="start" style:justify-single-word="false" fo:text-indent="0in" style:auto-text-indent="false">
        <style:tab-stops/>
      </style:paragraph-properties>
      <style:text-properties officeooo:paragraph-rsid="00180d2d"/>
    </style:style>
    <style:style style:name="P61" style:family="paragraph" style:parent-style-name="Normal">
      <style:paragraph-properties fo:margin-left="0in" fo:margin-right="0in" fo:margin-top="0in" fo:margin-bottom="0.2083in" style:contextual-spacing="false" fo:line-height="107%" fo:text-align="start" style:justify-single-word="false" fo:text-indent="0in" style:auto-text-indent="false">
        <style:tab-stops/>
      </style:paragraph-properties>
      <style:text-properties officeooo:paragraph-rsid="00180d2d"/>
    </style:style>
    <style:style style:name="P62" style:family="paragraph" style:parent-style-name="Normal">
      <style:paragraph-properties fo:margin-left="0in" fo:margin-right="0in" fo:margin-top="0in" fo:margin-bottom="0.1835in" style:contextual-spacing="false" fo:line-height="107%" fo:text-align="start" style:justify-single-word="false" fo:text-indent="0in" style:auto-text-indent="false">
        <style:tab-stops/>
      </style:paragraph-properties>
      <style:text-properties officeooo:paragraph-rsid="00180d2d"/>
    </style:style>
    <style:style style:name="P63" style:family="paragraph" style:parent-style-name="Normal">
      <style:paragraph-properties fo:margin-left="0in" fo:margin-right="0in" fo:margin-top="0in" fo:margin-bottom="0.172in" style:contextual-spacing="false" fo:line-height="107%" fo:text-align="start" style:justify-single-word="false" fo:text-indent="0in" style:auto-text-indent="false">
        <style:tab-stops/>
      </style:paragraph-properties>
      <style:text-properties officeooo:paragraph-rsid="00180d2d"/>
    </style:style>
    <style:style style:name="P64" style:family="paragraph" style:parent-style-name="Normal">
      <style:paragraph-properties fo:margin-left="0in" fo:margin-right="0in" fo:margin-top="0in" fo:margin-bottom="0.1701in" style:contextual-spacing="false" fo:line-height="107%" fo:text-align="start" style:justify-single-word="false" fo:text-indent="0in" style:auto-text-indent="false">
        <style:tab-stops/>
      </style:paragraph-properties>
      <style:text-properties officeooo:paragraph-rsid="00180d2d"/>
    </style:style>
    <style:style style:name="P65" style:family="paragraph" style:parent-style-name="Normal">
      <style:paragraph-properties fo:margin-left="0in" fo:margin-right="0in" fo:margin-top="0in" fo:margin-bottom="0.2429in" style:contextual-spacing="false" fo:line-height="107%" fo:text-align="start" style:justify-single-word="false" fo:text-indent="0in" style:auto-text-indent="false">
        <style:tab-stops/>
      </style:paragraph-properties>
      <style:text-properties officeooo:paragraph-rsid="00180d2d"/>
    </style:style>
    <style:style style:name="P66" style:family="paragraph" style:parent-style-name="Normal">
      <style:paragraph-properties fo:margin-left="0in" fo:margin-right="0in" fo:margin-top="0in" fo:margin-bottom="0.1102in" style:contextual-spacing="false" fo:line-height="107%" fo:text-align="start" style:justify-single-word="false" fo:text-indent="0in" style:auto-text-indent="false">
        <style:tab-stops/>
      </style:paragraph-properties>
      <style:text-properties officeooo:paragraph-rsid="00180d2d"/>
    </style:style>
    <style:style style:name="P67" style:family="paragraph" style:parent-style-name="Normal">
      <style:paragraph-properties fo:margin-left="0in" fo:margin-right="0in" fo:margin-top="0in" fo:margin-bottom="0.0654in" style:contextual-spacing="false" fo:line-height="107%" fo:text-align="start" style:justify-single-word="false" fo:text-indent="0in" style:auto-text-indent="false">
        <style:tab-stops/>
      </style:paragraph-properties>
      <style:text-properties officeooo:paragraph-rsid="00180d2d"/>
    </style:style>
    <style:style style:name="P68" style:family="paragraph" style:parent-style-name="Normal">
      <style:paragraph-properties fo:margin-left="0in" fo:margin-right="0in" fo:margin-top="0in" fo:margin-bottom="0.1854in" style:contextual-spacing="false" fo:line-height="107%" fo:text-align="start" style:justify-single-word="false" fo:text-indent="0in" style:auto-text-indent="false">
        <style:tab-stops/>
      </style:paragraph-properties>
      <style:text-properties officeooo:paragraph-rsid="00180d2d"/>
    </style:style>
    <style:style style:name="P69" style:family="paragraph" style:parent-style-name="Normal">
      <style:paragraph-properties fo:margin-left="0in" fo:margin-right="0in" fo:margin-top="0in" fo:margin-bottom="0.3902in" style:contextual-spacing="false" fo:line-height="107%" fo:text-align="start" style:justify-single-word="false" fo:text-indent="0in" style:auto-text-indent="false">
        <style:tab-stops/>
      </style:paragraph-properties>
      <style:text-properties officeooo:paragraph-rsid="00180d2d"/>
    </style:style>
    <style:style style:name="P70" style:family="paragraph" style:parent-style-name="Normal">
      <style:paragraph-properties fo:margin-left="0in" fo:margin-right="0in" fo:margin-top="0in" fo:margin-bottom="0.1016in" style:contextual-spacing="false" fo:line-height="107%" fo:text-align="start" style:justify-single-word="false" fo:text-indent="0in" style:auto-text-indent="false" fo:break-before="page">
        <style:tab-stops/>
      </style:paragraph-properties>
      <style:text-properties officeooo:paragraph-rsid="00180d2d"/>
    </style:style>
    <style:style style:name="P7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tab-stop style:position="2.4984in" style:type="center"/>
          <style:tab-stop style:position="4.7409in" style:type="center"/>
        </style:tab-stops>
      </style:paragraph-properties>
      <style:text-properties officeooo:paragraph-rsid="00180d2d"/>
    </style:style>
    <style:style style:name="P72"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P73" style:family="paragraph" style:parent-style-name="Normal">
      <style:paragraph-properties fo:margin-left="0in" fo:margin-right="0.1827in" fo:margin-top="0in" fo:margin-bottom="0.0799in" style:contextual-spacing="false" fo:line-height="107%" fo:text-align="end" style:justify-single-word="false" fo:text-indent="0in" style:auto-text-indent="false">
        <style:tab-stops/>
      </style:paragraph-properties>
      <style:text-properties officeooo:paragraph-rsid="00180d2d"/>
    </style:style>
    <style:style style:name="P74" style:family="paragraph" style:parent-style-name="Normal">
      <style:paragraph-properties fo:margin-left="0in" fo:margin-right="0.4646in" fo:margin-top="0in" fo:margin-bottom="0in" style:contextual-spacing="false" fo:line-height="107%" fo:text-align="end" style:justify-single-word="false" fo:text-indent="0in" style:auto-text-indent="false">
        <style:tab-stops/>
      </style:paragraph-properties>
      <style:text-properties officeooo:paragraph-rsid="00180d2d"/>
    </style:style>
    <style:style style:name="P75" style:family="paragraph" style:parent-style-name="Normal">
      <style:paragraph-properties fo:margin-left="0in" fo:margin-right="0.4646in" fo:margin-top="0in" fo:margin-bottom="0.3665in" style:contextual-spacing="false" fo:line-height="107%" fo:text-align="end" style:justify-single-word="false" fo:text-indent="0in" style:auto-text-indent="false">
        <style:tab-stops/>
      </style:paragraph-properties>
      <style:text-properties officeooo:paragraph-rsid="00180d2d"/>
    </style:style>
    <style:style style:name="P76" style:family="paragraph" style:parent-style-name="Normal">
      <style:paragraph-properties fo:margin-left="0in" fo:margin-right="0.4217in" fo:margin-top="0in" fo:margin-bottom="0.1335in" style:contextual-spacing="false" fo:line-height="107%" fo:text-align="end" style:justify-single-word="false" fo:text-indent="0in" style:auto-text-indent="false">
        <style:tab-stops/>
      </style:paragraph-properties>
      <style:text-properties officeooo:paragraph-rsid="00180d2d"/>
    </style:style>
    <style:style style:name="P77" style:family="paragraph" style:parent-style-name="Normal">
      <style:paragraph-properties fo:margin-left="0in" fo:margin-right="0.4217in" fo:margin-top="0in" fo:margin-bottom="0.039in" style:contextual-spacing="false" fo:line-height="107%" fo:text-align="end" style:justify-single-word="false" fo:text-indent="0in" style:auto-text-indent="false">
        <style:tab-stops/>
      </style:paragraph-properties>
      <style:text-properties officeooo:paragraph-rsid="00180d2d"/>
    </style:style>
    <style:style style:name="P78" style:family="paragraph" style:parent-style-name="Normal">
      <style:paragraph-properties fo:margin-left="0in" fo:margin-right="0.2563in" fo:margin-top="0in" fo:margin-bottom="0.1283in" style:contextual-spacing="false" fo:line-height="107%" fo:text-align="end" style:justify-single-word="false" fo:text-indent="0in" style:auto-text-indent="false">
        <style:tab-stops/>
      </style:paragraph-properties>
      <style:text-properties officeooo:paragraph-rsid="00180d2d"/>
    </style:style>
    <style:style style:name="P79" style:family="paragraph" style:parent-style-name="Normal">
      <style:paragraph-properties fo:margin-left="0in" fo:margin-right="0.2563in" fo:margin-top="0in" fo:margin-bottom="0in" style:contextual-spacing="false" fo:line-height="107%" fo:text-align="end" style:justify-single-word="false" fo:text-indent="0in" style:auto-text-indent="false">
        <style:tab-stops/>
      </style:paragraph-properties>
      <style:text-properties officeooo:paragraph-rsid="00180d2d"/>
    </style:style>
    <style:style style:name="P80" style:family="paragraph" style:parent-style-name="Normal">
      <style:paragraph-properties fo:margin-left="0in" fo:margin-right="0.4898in" fo:margin-top="0in" fo:margin-bottom="0in" style:contextual-spacing="false" fo:line-height="107%" fo:text-align="end" style:justify-single-word="false" fo:text-indent="0in" style:auto-text-indent="false">
        <style:tab-stops/>
      </style:paragraph-properties>
      <style:text-properties officeooo:paragraph-rsid="00180d2d"/>
    </style:style>
    <style:style style:name="P81" style:family="paragraph" style:parent-style-name="Normal">
      <style:paragraph-properties fo:margin-left="0in" fo:margin-right="0.4898in" fo:margin-top="0in" fo:margin-bottom="0.1339in" style:contextual-spacing="false" fo:line-height="107%" fo:text-align="end" style:justify-single-word="false" fo:text-indent="0in" style:auto-text-indent="false">
        <style:tab-stops/>
      </style:paragraph-properties>
      <style:text-properties officeooo:paragraph-rsid="00180d2d"/>
    </style:style>
    <style:style style:name="P82" style:family="paragraph" style:parent-style-name="Normal">
      <style:paragraph-properties fo:margin-left="0in" fo:margin-right="0.5811in" fo:margin-top="0in" fo:margin-bottom="0in" style:contextual-spacing="false" fo:line-height="107%" fo:text-align="end" style:justify-single-word="false" fo:text-indent="0in" style:auto-text-indent="false">
        <style:tab-stops/>
      </style:paragraph-properties>
      <style:text-properties officeooo:paragraph-rsid="00180d2d"/>
    </style:style>
    <style:style style:name="P83" style:family="paragraph" style:parent-style-name="Normal">
      <style:paragraph-properties fo:margin-left="0in" fo:margin-right="0.5811in" fo:margin-top="0in" fo:margin-bottom="0.1319in" style:contextual-spacing="false" fo:line-height="107%" fo:text-align="end" style:justify-single-word="false" fo:text-indent="0in" style:auto-text-indent="false">
        <style:tab-stops/>
      </style:paragraph-properties>
      <style:text-properties officeooo:paragraph-rsid="00180d2d"/>
    </style:style>
    <style:style style:name="P84" style:family="paragraph" style:parent-style-name="Normal" style:list-style-name="L91">
      <style:paragraph-properties fo:margin-left="0.3in" fo:margin-right="0.0425in" fo:margin-top="0in" fo:margin-bottom="0.1335in" style:contextual-spacing="false" fo:line-height="107%" fo:text-indent="-0.2953in" style:auto-text-indent="false">
        <style:tab-stops/>
      </style:paragraph-properties>
      <style:text-properties officeooo:paragraph-rsid="00180d2d"/>
    </style:style>
    <style:style style:name="P85" style:family="paragraph" style:parent-style-name="Normal" style:list-style-name="L91">
      <style:paragraph-properties fo:margin-left="0.3in" fo:margin-right="0.0425in" fo:margin-top="0in" fo:margin-bottom="0.1319in" style:contextual-spacing="false" fo:line-height="107%" fo:text-indent="-0.2953in" style:auto-text-indent="false">
        <style:tab-stops/>
      </style:paragraph-properties>
      <style:text-properties officeooo:paragraph-rsid="00180d2d"/>
    </style:style>
    <style:style style:name="P86" style:family="paragraph" style:parent-style-name="Normal">
      <style:paragraph-properties fo:margin-left="0.0118in" fo:margin-right="0.0402in" fo:margin-top="0in" fo:margin-bottom="0.0508in" style:contextual-spacing="false" fo:line-height="107%" fo:text-indent="0in" style:auto-text-indent="false">
        <style:tab-stops/>
      </style:paragraph-properties>
      <style:text-properties officeooo:paragraph-rsid="00180d2d"/>
    </style:style>
    <style:style style:name="P87" style:family="paragraph" style:parent-style-name="Normal">
      <style:paragraph-properties fo:margin-left="0.0118in" fo:margin-right="0.0402in" fo:margin-top="0in" fo:margin-bottom="0.1339in" style:contextual-spacing="false" fo:line-height="107%" fo:text-indent="0in" style:auto-text-indent="false">
        <style:tab-stops/>
      </style:paragraph-properties>
      <style:text-properties officeooo:paragraph-rsid="00180d2d"/>
    </style:style>
    <style:style style:name="P88" style:family="paragraph" style:parent-style-name="Normal">
      <style:paragraph-properties fo:margin-left="0.0118in" fo:margin-right="0.0402in" fo:margin-top="0in" fo:margin-bottom="0.1335in" style:contextual-spacing="false" fo:line-height="107%" fo:text-indent="0in" style:auto-text-indent="false">
        <style:tab-stops/>
      </style:paragraph-properties>
      <style:text-properties officeooo:paragraph-rsid="00180d2d"/>
    </style:style>
    <style:style style:name="P89" style:family="paragraph" style:parent-style-name="Normal">
      <style:paragraph-properties fo:margin-left="0.0118in" fo:margin-right="0.0402in" fo:margin-top="0in" fo:margin-bottom="0.1319in" style:contextual-spacing="false" fo:line-height="107%" fo:text-indent="0in" style:auto-text-indent="false">
        <style:tab-stops/>
      </style:paragraph-properties>
      <style:text-properties officeooo:paragraph-rsid="00180d2d"/>
    </style:style>
    <style:style style:name="P90" style:family="paragraph" style:parent-style-name="Normal">
      <style:paragraph-properties fo:margin-left="0.0118in" fo:margin-right="0.0402in" fo:margin-top="0in" fo:margin-bottom="0.1701in" style:contextual-spacing="false" fo:line-height="107%" fo:text-indent="0in" style:auto-text-indent="false">
        <style:tab-stops/>
      </style:paragraph-properties>
      <style:text-properties officeooo:paragraph-rsid="00180d2d"/>
    </style:style>
    <style:style style:name="P91" style:family="paragraph" style:parent-style-name="Normal">
      <style:paragraph-properties fo:margin-left="0.0118in" fo:margin-right="0.0402in" fo:margin-top="0in" fo:margin-bottom="0.102in" style:contextual-spacing="false" fo:line-height="107%" fo:text-indent="0in" style:auto-text-indent="false">
        <style:tab-stops/>
      </style:paragraph-properties>
      <style:text-properties officeooo:paragraph-rsid="00180d2d"/>
    </style:style>
    <style:style style:name="P92" style:family="paragraph" style:parent-style-name="Normal">
      <style:paragraph-properties fo:margin-left="-0.0035in" fo:margin-right="0.0346in" fo:margin-top="0in" fo:margin-bottom="0.1354in" style:contextual-spacing="false" fo:line-height="107%" fo:text-indent="0in" style:auto-text-indent="false">
        <style:tab-stops/>
      </style:paragraph-properties>
      <style:text-properties officeooo:paragraph-rsid="00180d2d"/>
    </style:style>
    <style:style style:name="P93" style:family="paragraph" style:parent-style-name="Normal">
      <style:paragraph-properties fo:margin-left="-0.0035in" fo:margin-right="0.0346in" fo:margin-top="0in" fo:margin-bottom="0.1835in" style:contextual-spacing="false" fo:line-height="107%" fo:text-indent="0in" style:auto-text-indent="false">
        <style:tab-stops/>
      </style:paragraph-properties>
      <style:text-properties officeooo:paragraph-rsid="00180d2d"/>
    </style:style>
    <style:style style:name="P94" style:family="paragraph" style:parent-style-name="Normal">
      <style:paragraph-properties fo:margin-left="0.2398in" fo:margin-right="0.0346in" fo:margin-top="0in" fo:margin-bottom="0.1354in" style:contextual-spacing="false" fo:line-height="107%" fo:text-indent="-0.25in" style:auto-text-indent="false">
        <style:tab-stops/>
      </style:paragraph-properties>
      <style:text-properties officeooo:paragraph-rsid="00180d2d"/>
    </style:style>
    <style:style style:name="P95" style:family="paragraph" style:parent-style-name="Normal" style:list-style-name="L49">
      <style:paragraph-properties fo:margin-left="0in" fo:margin-right="0.0425in" fo:margin-top="0in" fo:margin-bottom="0.1319in" style:contextual-spacing="false" fo:line-height="107%" fo:text-indent="-0.25in" style:auto-text-indent="false"/>
      <style:text-properties officeooo:paragraph-rsid="00180d2d"/>
    </style:style>
    <style:style style:name="P96" style:family="paragraph" style:parent-style-name="Normal" style:list-style-name="L50">
      <style:paragraph-properties fo:margin-left="0in" fo:margin-right="0.0417in" fo:margin-top="0in" fo:margin-bottom="0.1335in" style:contextual-spacing="false" fo:line-height="107%" fo:text-indent="-0.25in" style:auto-text-indent="false"/>
      <style:text-properties officeooo:paragraph-rsid="00180d2d"/>
    </style:style>
    <style:style style:name="P97" style:family="paragraph" style:parent-style-name="Normal" style:list-style-name="L51">
      <style:paragraph-properties fo:margin-left="0in" fo:margin-right="0.0425in" fo:margin-top="0in" fo:margin-bottom="0.1335in" style:contextual-spacing="false" fo:line-height="107%" fo:text-indent="-0.25in" style:auto-text-indent="false"/>
      <style:text-properties officeooo:paragraph-rsid="00180d2d"/>
    </style:style>
    <style:style style:name="P98" style:family="paragraph" style:parent-style-name="Normal" style:list-style-name="L52">
      <style:paragraph-properties fo:margin-left="0in" fo:margin-right="0.0346in" fo:margin-top="0in" fo:margin-bottom="0.1354in" style:contextual-spacing="false" fo:line-height="107%" fo:text-indent="-0.1902in" style:auto-text-indent="false"/>
      <style:text-properties officeooo:paragraph-rsid="00180d2d"/>
    </style:style>
    <style:style style:name="P99" style:family="paragraph" style:parent-style-name="Normal" style:list-style-name="L53">
      <style:paragraph-properties fo:margin-left="0in" fo:margin-right="0.0382in" fo:margin-top="0in" fo:margin-bottom="0.1354in" style:contextual-spacing="false" fo:line-height="107%" fo:text-indent="-0.25in" style:auto-text-indent="false"/>
      <style:text-properties officeooo:paragraph-rsid="00180d2d"/>
    </style:style>
    <style:style style:name="P100" style:family="paragraph" style:parent-style-name="Normal" style:list-style-name="L54">
      <style:paragraph-properties fo:margin-left="0in" fo:margin-right="0.0346in" fo:margin-top="0in" fo:margin-bottom="0.1354in" style:contextual-spacing="false" fo:line-height="107%" fo:text-indent="-0.1953in" style:auto-text-indent="false"/>
      <style:text-properties officeooo:paragraph-rsid="00180d2d"/>
    </style:style>
    <style:style style:name="P101" style:family="paragraph" style:parent-style-name="Normal" style:list-style-name="L55">
      <style:paragraph-properties fo:margin-left="0in" fo:margin-right="0.0346in" fo:margin-top="0in" fo:margin-bottom="0.1701in" style:contextual-spacing="false" fo:line-height="107%" fo:text-indent="-0.25in" style:auto-text-indent="false"/>
      <style:text-properties officeooo:paragraph-rsid="00180d2d"/>
    </style:style>
    <style:style style:name="P102" style:family="paragraph" style:parent-style-name="Normal" style:list-style-name="L55">
      <style:paragraph-properties fo:margin-left="0in" fo:margin-right="0.0346in" fo:margin-top="0in" fo:margin-bottom="0.1709in" style:contextual-spacing="false" fo:line-height="107%" fo:text-indent="-0.25in" style:auto-text-indent="false"/>
      <style:text-properties officeooo:paragraph-rsid="00180d2d"/>
    </style:style>
    <style:style style:name="P103" style:family="paragraph" style:parent-style-name="Normal" style:list-style-name="L56">
      <style:paragraph-properties fo:margin-left="0in" fo:margin-right="0.0346in" fo:margin-top="0in" fo:margin-bottom="0.1701in" style:contextual-spacing="false" fo:line-height="107%" fo:text-indent="-0.25in" style:auto-text-indent="false"/>
      <style:text-properties officeooo:paragraph-rsid="00180d2d"/>
    </style:style>
    <style:style style:name="P104" style:family="paragraph" style:parent-style-name="Normal" style:list-style-name="L57">
      <style:paragraph-properties fo:margin-left="0in" fo:margin-right="0.0346in" fo:margin-top="0in" fo:margin-bottom="0.1354in" style:contextual-spacing="false" fo:line-height="107%" fo:text-indent="-0.25in" style:auto-text-indent="false"/>
      <style:text-properties officeooo:paragraph-rsid="00180d2d"/>
    </style:style>
    <style:style style:name="P105" style:family="paragraph" style:parent-style-name="Normal" style:list-style-name="L58">
      <style:paragraph-properties fo:margin-left="0in" fo:margin-right="0.0346in" fo:margin-top="0in" fo:margin-bottom="0.1354in" style:contextual-spacing="false" fo:line-height="107%" fo:text-indent="-0.25in" style:auto-text-indent="false"/>
      <style:text-properties officeooo:paragraph-rsid="00180d2d"/>
    </style:style>
    <style:style style:name="P106" style:family="paragraph" style:parent-style-name="Normal" style:list-style-name="L59">
      <style:paragraph-properties fo:margin-left="0in" fo:margin-right="0.0346in" fo:margin-top="0in" fo:margin-bottom="0.1354in" style:contextual-spacing="false" fo:line-height="107%" fo:text-indent="-0.25in" style:auto-text-indent="false"/>
      <style:text-properties officeooo:paragraph-rsid="00180d2d"/>
    </style:style>
    <style:style style:name="P107" style:family="paragraph" style:parent-style-name="Normal" style:list-style-name="L61">
      <style:paragraph-properties fo:margin-left="0in" fo:margin-right="0.0346in" fo:margin-top="0in" fo:margin-bottom="0.1354in" style:contextual-spacing="false" fo:line-height="107%" fo:text-indent="-0.25in" style:auto-text-indent="false"/>
      <style:text-properties officeooo:paragraph-rsid="00180d2d"/>
    </style:style>
    <style:style style:name="P108" style:family="paragraph" style:parent-style-name="Normal" style:list-style-name="L62">
      <style:paragraph-properties fo:margin-left="0in" fo:margin-right="0.0346in" fo:margin-top="0in" fo:margin-bottom="0.1354in" style:contextual-spacing="false" fo:line-height="107%" fo:text-indent="-0.25in" style:auto-text-indent="false"/>
      <style:text-properties officeooo:paragraph-rsid="00180d2d"/>
    </style:style>
    <style:style style:name="P109" style:family="paragraph" style:parent-style-name="Normal" style:list-style-name="L70">
      <style:paragraph-properties fo:margin-left="0in" fo:margin-right="0.0425in" fo:margin-top="0in" fo:margin-bottom="0.1335in" style:contextual-spacing="false" fo:line-height="107%" fo:text-indent="-0.25in" style:auto-text-indent="false"/>
      <style:text-properties officeooo:paragraph-rsid="00180d2d"/>
    </style:style>
    <style:style style:name="P110" style:family="paragraph" style:parent-style-name="Normal" style:list-style-name="L86">
      <style:paragraph-properties fo:margin-left="0in" fo:margin-right="0.0417in" fo:margin-top="0in" fo:margin-bottom="0.1319in" style:contextual-spacing="false" fo:line-height="107%" fo:text-indent="-0.25in" style:auto-text-indent="false"/>
      <style:text-properties officeooo:paragraph-rsid="00180d2d"/>
    </style:style>
    <style:style style:name="P111" style:family="paragraph" style:parent-style-name="Normal" style:master-page-name="MPF0">
      <style:paragraph-properties fo:margin-left="0.6055in" fo:margin-right="4.9063in" fo:margin-top="0in" fo:margin-bottom="0.248in" style:contextual-spacing="false" fo:line-height="160%" fo:text-align="start" style:justify-single-word="false" fo:text-indent="0in" style:auto-text-indent="false" style:page-number="auto" fo:break-before="page">
        <style:tab-stops/>
      </style:paragraph-properties>
      <style:text-properties officeooo:paragraph-rsid="00180d2d"/>
    </style:style>
    <style:style style:name="P112"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180d2d"/>
    </style:style>
    <style:style style:name="P113" style:family="paragraph" style:parent-style-name="Normal">
      <style:paragraph-properties fo:margin-left="-0.0035in" fo:margin-right="0.0382in" fo:margin-top="0in" fo:margin-bottom="0.0827in" style:contextual-spacing="false" fo:line-height="133%" fo:text-align="start" style:justify-single-word="false" fo:text-indent="0in" style:auto-text-indent="false">
        <style:tab-stops/>
      </style:paragraph-properties>
      <style:text-properties officeooo:paragraph-rsid="00180d2d"/>
    </style:style>
    <style:style style:name="P114"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180d2d"/>
    </style:style>
    <style:style style:name="P115" style:family="paragraph" style:parent-style-name="Normal">
      <style:paragraph-properties fo:margin-left="0.0118in" fo:margin-right="0.0402in" fo:margin-top="0in" fo:margin-bottom="0in" style:contextual-spacing="false" fo:line-height="136%" fo:text-indent="0in" style:auto-text-indent="false">
        <style:tab-stops/>
      </style:paragraph-properties>
      <style:text-properties officeooo:paragraph-rsid="00180d2d"/>
    </style:style>
    <style:style style:name="P116" style:family="paragraph" style:parent-style-name="Normal">
      <style:paragraph-properties fo:margin-left="0.0118in" fo:margin-right="0.0945in" fo:margin-top="0in" fo:margin-bottom="0.0756in" style:contextual-spacing="false" fo:line-height="136%" fo:text-indent="0in" style:auto-text-indent="false">
        <style:tab-stops/>
      </style:paragraph-properties>
      <style:text-properties officeooo:paragraph-rsid="00180d2d"/>
    </style:style>
    <style:style style:name="P117" style:family="paragraph" style:parent-style-name="Normal">
      <style:paragraph-properties fo:margin-left="0.0118in" fo:margin-right="0.0909in" fo:margin-top="0in" fo:margin-bottom="0.0756in" style:contextual-spacing="false" fo:line-height="136%" fo:text-indent="0in" style:auto-text-indent="false">
        <style:tab-stops/>
      </style:paragraph-properties>
      <style:text-properties officeooo:paragraph-rsid="00180d2d"/>
    </style:style>
    <style:style style:name="P118" style:family="paragraph" style:parent-style-name="Normal" style:list-style-name="L47" style:master-page-name="MP20">
      <style:paragraph-properties fo:margin-left="0in" fo:margin-right="0.0425in" fo:margin-top="0in" fo:margin-bottom="0.0756in" style:contextual-spacing="false" fo:line-height="136%" fo:text-indent="-0.25in" style:auto-text-indent="false" style:page-number="auto" fo:break-before="page"/>
      <style:text-properties officeooo:paragraph-rsid="00180d2d"/>
    </style:style>
    <style:style style:name="P119" style:family="paragraph" style:parent-style-name="Normal" style:list-style-name="L88">
      <style:paragraph-properties fo:margin-left="0in" fo:margin-right="0.0425in" fo:margin-top="0in" fo:margin-bottom="0.0756in" style:contextual-spacing="false" fo:line-height="136%" fo:text-indent="-0.25in" style:auto-text-indent="false"/>
      <style:text-properties officeooo:paragraph-rsid="00180d2d"/>
    </style:style>
    <style:style style:name="P120" style:family="paragraph" style:parent-style-name="Normal" style:list-style-name="L2">
      <style:paragraph-properties fo:margin-left="0in" fo:margin-right="0.0425in" fo:text-indent="-0.25in" style:auto-text-indent="false"/>
      <style:text-properties officeooo:paragraph-rsid="00180d2d"/>
    </style:style>
    <style:style style:name="P121" style:family="paragraph" style:parent-style-name="Normal">
      <style:paragraph-properties fo:margin-left="-0.0035in" fo:margin-right="0in" fo:margin-top="0in" fo:margin-bottom="0.0846in" style:contextual-spacing="false" fo:line-height="132%" fo:text-align="start" style:justify-single-word="false" fo:text-indent="0in" style:auto-text-indent="false">
        <style:tab-stops/>
      </style:paragraph-properties>
      <style:text-properties officeooo:paragraph-rsid="00180d2d"/>
    </style:style>
    <style:style style:name="P122" style:family="paragraph" style:parent-style-name="Normal">
      <style:paragraph-properties fo:margin-left="0.0118in" fo:margin-right="0.0425in" fo:margin-top="0in" fo:margin-bottom="0.0634in" style:contextual-spacing="false" fo:line-height="142%" fo:text-indent="0in" style:auto-text-indent="false">
        <style:tab-stops/>
      </style:paragraph-properties>
      <style:text-properties officeooo:paragraph-rsid="00180d2d"/>
    </style:style>
    <style:style style:name="P123" style:family="paragraph" style:parent-style-name="Normal">
      <style:paragraph-properties fo:margin-left="0.0118in" fo:margin-right="0.0425in" fo:margin-top="0in" fo:margin-bottom="0.0618in" style:contextual-spacing="false" fo:line-height="142%" fo:text-indent="0in" style:auto-text-indent="false">
        <style:tab-stops/>
      </style:paragraph-properties>
      <style:text-properties officeooo:paragraph-rsid="00180d2d"/>
    </style:style>
    <style:style style:name="P124" style:family="paragraph" style:parent-style-name="Normal">
      <style:paragraph-properties fo:margin-left="0.0118in" fo:margin-right="0.0909in" fo:line-height="138%" fo:text-indent="0in" style:auto-text-indent="false">
        <style:tab-stops/>
      </style:paragraph-properties>
      <style:text-properties officeooo:paragraph-rsid="00180d2d"/>
    </style:style>
    <style:style style:name="P125" style:family="paragraph" style:parent-style-name="Normal">
      <style:paragraph-properties fo:margin-left="0.0118in" fo:margin-right="0.0425in" fo:margin-top="0in" fo:margin-bottom="0.072in" style:contextual-spacing="false" fo:line-height="138%" fo:text-indent="0in" style:auto-text-indent="false">
        <style:tab-stops/>
      </style:paragraph-properties>
      <style:text-properties officeooo:paragraph-rsid="00180d2d"/>
    </style:style>
    <style:style style:name="P126" style:family="paragraph" style:parent-style-name="Normal">
      <style:paragraph-properties fo:margin-left="0.0118in" fo:margin-right="0.0425in" fo:margin-top="0in" fo:margin-bottom="0.072in" style:contextual-spacing="false" fo:line-height="137%" fo:text-indent="0in" style:auto-text-indent="false">
        <style:tab-stops/>
      </style:paragraph-properties>
      <style:text-properties officeooo:paragraph-rsid="00180d2d"/>
    </style:style>
    <style:style style:name="P127" style:family="paragraph" style:parent-style-name="Normal">
      <style:paragraph-properties fo:margin-left="0.0118in" fo:margin-right="0.0425in" fo:margin-top="0in" fo:margin-bottom="0.0736in" style:contextual-spacing="false" fo:line-height="137%" fo:text-indent="0in" style:auto-text-indent="false">
        <style:tab-stops/>
      </style:paragraph-properties>
      <style:text-properties officeooo:paragraph-rsid="00180d2d"/>
    </style:style>
    <style:style style:name="P128" style:family="paragraph" style:parent-style-name="Normal">
      <style:paragraph-properties fo:margin-left="0.0118in" fo:margin-right="0.0839in" fo:margin-top="0in" fo:margin-bottom="0.0752in" style:contextual-spacing="false" fo:line-height="137%" fo:text-indent="0in" style:auto-text-indent="false">
        <style:tab-stops/>
      </style:paragraph-properties>
      <style:text-properties officeooo:paragraph-rsid="00180d2d"/>
    </style:style>
    <style:style style:name="P129" style:family="paragraph" style:parent-style-name="Normal">
      <style:paragraph-properties fo:margin-left="-0.0035in" fo:margin-right="0.3339in" fo:margin-top="0in" fo:margin-bottom="0.0008in" style:contextual-spacing="false" fo:line-height="173%" fo:text-align="start" style:justify-single-word="false" fo:text-indent="0in" style:auto-text-indent="false">
        <style:tab-stops/>
      </style:paragraph-properties>
      <style:text-properties officeooo:paragraph-rsid="00180d2d"/>
    </style:style>
    <style:style style:name="P130" style:family="paragraph" style:parent-style-name="Normal">
      <style:paragraph-properties fo:margin-left="0.0118in" fo:margin-right="0.9516in" fo:margin-top="0in" fo:margin-bottom="0in" style:contextual-spacing="false" fo:line-height="173%" fo:text-indent="0in" style:auto-text-indent="false">
        <style:tab-stops/>
      </style:paragraph-properties>
      <style:text-properties officeooo:paragraph-rsid="00180d2d"/>
    </style:style>
    <style:style style:name="P131" style:family="paragraph" style:parent-style-name="Normal">
      <style:paragraph-properties fo:margin-left="0.0118in" fo:margin-right="1.1638in" fo:margin-top="0in" fo:margin-bottom="0in" style:contextual-spacing="false" fo:line-height="173%" fo:text-indent="0in" style:auto-text-indent="false">
        <style:tab-stops/>
      </style:paragraph-properties>
      <style:text-properties officeooo:paragraph-rsid="00180d2d"/>
    </style:style>
    <style:style style:name="P132" style:family="paragraph" style:parent-style-name="Normal" style:list-style-name="L54">
      <style:paragraph-properties fo:margin-left="0in" fo:margin-right="0.0346in" fo:margin-top="0in" fo:margin-bottom="0in" style:contextual-spacing="false" fo:line-height="173%" fo:text-indent="-0.1953in" style:auto-text-indent="false"/>
      <style:text-properties officeooo:paragraph-rsid="00180d2d"/>
    </style:style>
    <style:style style:name="P133" style:family="paragraph" style:parent-style-name="Normal">
      <style:paragraph-properties fo:margin-left="0.0118in" fo:margin-right="0.0425in" fo:margin-top="0in" fo:margin-bottom="0.0528in" style:contextual-spacing="false" fo:line-height="172%" fo:text-indent="0in" style:auto-text-indent="false">
        <style:tab-stops/>
      </style:paragraph-properties>
      <style:text-properties officeooo:paragraph-rsid="00180d2d"/>
    </style:style>
    <style:style style:name="P134" style:family="paragraph" style:parent-style-name="Normal">
      <style:paragraph-properties fo:margin-left="0.0118in" fo:margin-right="1.1854in" fo:margin-top="0in" fo:margin-bottom="0.0016in" style:contextual-spacing="false" fo:line-height="172%" fo:text-indent="0in" style:auto-text-indent="false">
        <style:tab-stops/>
      </style:paragraph-properties>
      <style:text-properties officeooo:paragraph-rsid="00180d2d"/>
    </style:style>
    <style:style style:name="P135" style:family="paragraph" style:parent-style-name="Normal">
      <style:paragraph-properties fo:margin-left="0.0118in" fo:margin-right="0.0402in" fo:margin-top="0in" fo:margin-bottom="0.0756in" style:contextual-spacing="false" fo:line-height="157%" fo:text-indent="0in" style:auto-text-indent="false">
        <style:tab-stops/>
      </style:paragraph-properties>
      <style:text-properties officeooo:paragraph-rsid="00180d2d"/>
    </style:style>
    <style:style style:name="P136" style:family="paragraph" style:parent-style-name="Normal">
      <style:paragraph-properties fo:margin-left="0.0118in" fo:margin-right="0.089in" fo:margin-top="0in" fo:margin-bottom="0.0835in" style:contextual-spacing="false" fo:line-height="157%" fo:text-indent="0in" style:auto-text-indent="false">
        <style:tab-stops/>
      </style:paragraph-properties>
      <style:text-properties officeooo:paragraph-rsid="00180d2d"/>
    </style:style>
    <style:style style:name="P137" style:family="paragraph" style:parent-style-name="Normal">
      <style:paragraph-properties fo:margin-left="0.0118in" fo:margin-right="0.0866in" fo:line-height="157%" fo:text-indent="0in" style:auto-text-indent="false">
        <style:tab-stops/>
      </style:paragraph-properties>
      <style:text-properties officeooo:paragraph-rsid="00180d2d"/>
    </style:style>
    <style:style style:name="P138" style:family="paragraph" style:parent-style-name="Normal">
      <style:paragraph-properties fo:margin-left="0.0118in" fo:margin-right="0.0425in" fo:margin-top="0in" fo:margin-bottom="0.0835in" style:contextual-spacing="false" fo:line-height="150%" fo:text-indent="0in" style:auto-text-indent="false">
        <style:tab-stops/>
      </style:paragraph-properties>
      <style:text-properties officeooo:paragraph-rsid="00180d2d"/>
    </style:style>
    <style:style style:name="P139" style:family="paragraph" style:parent-style-name="Normal">
      <style:paragraph-properties fo:margin-left="0.0118in" fo:margin-right="0.0425in" fo:margin-top="0in" fo:margin-bottom="0.0827in" style:contextual-spacing="false" fo:line-height="150%" fo:text-indent="0in" style:auto-text-indent="false">
        <style:tab-stops/>
      </style:paragraph-properties>
      <style:text-properties officeooo:paragraph-rsid="00180d2d"/>
    </style:style>
    <style:style style:name="P140" style:family="paragraph" style:parent-style-name="Normal">
      <style:paragraph-properties fo:margin-left="0.0118in" fo:margin-right="0.0425in" fo:line-height="151%" fo:text-indent="0in" style:auto-text-indent="false">
        <style:tab-stops/>
      </style:paragraph-properties>
      <style:text-properties officeooo:paragraph-rsid="00180d2d"/>
    </style:style>
    <style:style style:name="P141" style:family="paragraph" style:parent-style-name="Normal">
      <style:paragraph-properties fo:margin-left="0.0118in" fo:margin-right="0.0425in" fo:margin-top="0in" fo:margin-bottom="0.0429in" style:contextual-spacing="false" fo:line-height="152%" fo:text-indent="0in" style:auto-text-indent="false">
        <style:tab-stops/>
      </style:paragraph-properties>
      <style:text-properties officeooo:paragraph-rsid="00180d2d"/>
    </style:style>
    <style:style style:name="P142" style:family="paragraph" style:parent-style-name="Normal">
      <style:paragraph-properties fo:margin-left="0.0118in" fo:margin-right="0.0425in" fo:margin-top="0in" fo:margin-bottom="0.0571in" style:contextual-spacing="false" fo:line-height="145%" fo:text-indent="0in" style:auto-text-indent="false">
        <style:tab-stops/>
      </style:paragraph-properties>
      <style:text-properties officeooo:paragraph-rsid="00180d2d"/>
    </style:style>
    <style:style style:name="P143" style:family="paragraph" style:parent-style-name="Normal">
      <style:paragraph-properties fo:margin-left="0.0118in" fo:margin-right="0.0425in" fo:margin-top="0in" fo:margin-bottom="0.0563in" style:contextual-spacing="false" fo:line-height="146%" fo:text-indent="0in" style:auto-text-indent="false">
        <style:tab-stops/>
      </style:paragraph-properties>
      <style:text-properties officeooo:paragraph-rsid="00180d2d"/>
    </style:style>
    <style:style style:name="P144" style:family="paragraph" style:parent-style-name="Normal">
      <style:paragraph-properties fo:margin-left="0.0118in" fo:margin-right="0.0425in" fo:margin-top="0in" fo:margin-bottom="0.0654in" style:contextual-spacing="false" fo:line-height="140%" fo:text-indent="0in" style:auto-text-indent="false">
        <style:tab-stops/>
      </style:paragraph-properties>
      <style:text-properties officeooo:paragraph-rsid="00180d2d"/>
    </style:style>
    <style:style style:name="P145" style:family="paragraph" style:parent-style-name="Normal">
      <style:paragraph-properties fo:margin-left="0.0118in" fo:margin-right="0.0425in" fo:margin-top="0in" fo:margin-bottom="0.078in" style:contextual-spacing="false" fo:line-height="135%" fo:text-indent="0in" style:auto-text-indent="false">
        <style:tab-stops/>
      </style:paragraph-properties>
      <style:text-properties officeooo:paragraph-rsid="00180d2d"/>
    </style:style>
    <style:style style:name="P146" style:family="paragraph" style:parent-style-name="Normal" style:list-style-name="L47">
      <style:paragraph-properties fo:margin-left="0in" fo:margin-right="0.0425in" fo:text-indent="-0.25in" style:auto-text-indent="false"/>
      <style:text-properties officeooo:paragraph-rsid="00180d2d"/>
    </style:style>
    <style:style style:name="P147" style:family="paragraph" style:parent-style-name="Normal" style:list-style-name="L47">
      <style:paragraph-properties fo:margin-left="0in" fo:margin-right="0.0425in" fo:margin-top="0in" fo:margin-bottom="0.0362in" style:contextual-spacing="false" fo:text-indent="-0.25in" style:auto-text-indent="false"/>
      <style:text-properties officeooo:paragraph-rsid="00180d2d"/>
    </style:style>
    <style:style style:name="P148" style:family="paragraph" style:parent-style-name="Normal" style:list-style-name="L48">
      <style:paragraph-properties fo:margin-left="0in" fo:margin-right="0.0425in" fo:text-indent="-0.25in" style:auto-text-indent="false"/>
      <style:text-properties officeooo:paragraph-rsid="00180d2d"/>
    </style:style>
    <style:style style:name="P149" style:family="paragraph" style:parent-style-name="Normal" style:list-style-name="L49">
      <style:paragraph-properties fo:margin-left="0in" fo:margin-right="0.0425in" fo:text-indent="-0.25in" style:auto-text-indent="false"/>
      <style:text-properties officeooo:paragraph-rsid="00180d2d"/>
    </style:style>
    <style:style style:name="P150" style:family="paragraph" style:parent-style-name="Normal" style:list-style-name="L50">
      <style:paragraph-properties fo:margin-left="0in" fo:margin-right="0.0417in" fo:text-indent="-0.25in" style:auto-text-indent="false"/>
      <style:text-properties officeooo:paragraph-rsid="00180d2d"/>
    </style:style>
    <style:style style:name="P151" style:family="paragraph" style:parent-style-name="Normal" style:list-style-name="L51">
      <style:paragraph-properties fo:margin-left="0in" fo:margin-right="0.0425in" fo:text-indent="-0.25in" style:auto-text-indent="false"/>
      <style:text-properties officeooo:paragraph-rsid="00180d2d"/>
    </style:style>
    <style:style style:name="P152" style:family="paragraph" style:parent-style-name="Normal" style:list-style-name="L53">
      <style:paragraph-properties fo:margin-left="0in" fo:margin-right="0.0382in" fo:text-indent="-0.25in" style:auto-text-indent="false"/>
      <style:text-properties officeooo:paragraph-rsid="00180d2d"/>
    </style:style>
    <style:style style:name="P153" style:family="paragraph" style:parent-style-name="Normal" style:list-style-name="L60">
      <style:paragraph-properties fo:margin-left="0in" fo:margin-right="0.0425in" fo:text-indent="-0.25in" style:auto-text-indent="false"/>
      <style:text-properties officeooo:paragraph-rsid="00180d2d"/>
    </style:style>
    <style:style style:name="P154" style:family="paragraph" style:parent-style-name="Normal" style:list-style-name="L63">
      <style:paragraph-properties fo:margin-left="0in" fo:margin-right="0.0425in" fo:text-indent="-0.25in" style:auto-text-indent="false"/>
      <style:text-properties officeooo:paragraph-rsid="00180d2d"/>
    </style:style>
    <style:style style:name="P155" style:family="paragraph" style:parent-style-name="Normal" style:list-style-name="L64">
      <style:paragraph-properties fo:margin-left="0in" fo:margin-right="0.0425in" fo:text-indent="-0.25in" style:auto-text-indent="false"/>
      <style:text-properties officeooo:paragraph-rsid="00180d2d"/>
    </style:style>
    <style:style style:name="P156" style:family="paragraph" style:parent-style-name="Normal" style:list-style-name="L65">
      <style:paragraph-properties fo:margin-left="0in" fo:margin-right="0.0425in" fo:text-indent="-0.25in" style:auto-text-indent="false"/>
      <style:text-properties officeooo:paragraph-rsid="00180d2d"/>
    </style:style>
    <style:style style:name="P157" style:family="paragraph" style:parent-style-name="Normal" style:list-style-name="L66">
      <style:paragraph-properties fo:margin-left="0in" fo:margin-right="0.0425in" fo:text-indent="-0.25in" style:auto-text-indent="false"/>
      <style:text-properties officeooo:paragraph-rsid="00180d2d"/>
    </style:style>
    <style:style style:name="P158" style:family="paragraph" style:parent-style-name="Normal" style:list-style-name="L67">
      <style:paragraph-properties fo:margin-left="0in" fo:margin-right="0.0425in" fo:text-indent="-0.25in" style:auto-text-indent="false"/>
      <style:text-properties officeooo:paragraph-rsid="00180d2d"/>
    </style:style>
    <style:style style:name="P159" style:family="paragraph" style:parent-style-name="Normal" style:list-style-name="L68">
      <style:paragraph-properties fo:margin-left="0in" fo:margin-right="0.0425in" fo:text-indent="-0.25in" style:auto-text-indent="false"/>
      <style:text-properties officeooo:paragraph-rsid="00180d2d"/>
    </style:style>
    <style:style style:name="P160" style:family="paragraph" style:parent-style-name="Normal" style:list-style-name="L69">
      <style:paragraph-properties fo:margin-left="0in" fo:margin-right="0.0425in" fo:text-indent="-0.25in" style:auto-text-indent="false"/>
      <style:text-properties officeooo:paragraph-rsid="00180d2d"/>
    </style:style>
    <style:style style:name="P161" style:family="paragraph" style:parent-style-name="Normal" style:list-style-name="L70">
      <style:paragraph-properties fo:margin-left="0in" fo:margin-right="0.0425in" fo:text-indent="-0.25in" style:auto-text-indent="false"/>
      <style:text-properties officeooo:paragraph-rsid="00180d2d"/>
    </style:style>
    <style:style style:name="P162" style:family="paragraph" style:parent-style-name="Normal" style:list-style-name="L71">
      <style:paragraph-properties fo:margin-left="0in" fo:margin-right="0.0425in" fo:text-indent="-0.25in" style:auto-text-indent="false"/>
      <style:text-properties officeooo:paragraph-rsid="00180d2d"/>
    </style:style>
    <style:style style:name="P163" style:family="paragraph" style:parent-style-name="Normal" style:list-style-name="L72">
      <style:paragraph-properties fo:margin-left="0in" fo:margin-right="0.0425in" fo:text-indent="-0.25in" style:auto-text-indent="false"/>
      <style:text-properties officeooo:paragraph-rsid="00180d2d"/>
    </style:style>
    <style:style style:name="P164" style:family="paragraph" style:parent-style-name="Normal" style:list-style-name="L73">
      <style:paragraph-properties fo:margin-left="0in" fo:margin-right="0.0425in" fo:text-indent="-0.25in" style:auto-text-indent="false"/>
      <style:text-properties officeooo:paragraph-rsid="00180d2d"/>
    </style:style>
    <style:style style:name="P165" style:family="paragraph" style:parent-style-name="Normal" style:list-style-name="L74">
      <style:paragraph-properties fo:margin-left="0in" fo:margin-right="0.0425in" fo:text-indent="-0.25in" style:auto-text-indent="false"/>
      <style:text-properties officeooo:paragraph-rsid="00180d2d"/>
    </style:style>
    <style:style style:name="P166" style:family="paragraph" style:parent-style-name="Normal" style:list-style-name="L75">
      <style:paragraph-properties fo:margin-left="0in" fo:margin-right="0.0425in" fo:text-indent="-0.25in" style:auto-text-indent="false"/>
      <style:text-properties officeooo:paragraph-rsid="00180d2d"/>
    </style:style>
    <style:style style:name="P167" style:family="paragraph" style:parent-style-name="Normal" style:list-style-name="L76">
      <style:paragraph-properties fo:margin-left="0in" fo:margin-right="0.0425in" fo:text-indent="-0.1902in" style:auto-text-indent="false"/>
      <style:text-properties officeooo:paragraph-rsid="00180d2d"/>
    </style:style>
    <style:style style:name="P168" style:family="paragraph" style:parent-style-name="Normal" style:list-style-name="L77">
      <style:paragraph-properties fo:margin-left="0in" fo:margin-right="0.0425in" fo:text-indent="-0.25in" style:auto-text-indent="false"/>
      <style:text-properties officeooo:paragraph-rsid="00180d2d"/>
    </style:style>
    <style:style style:name="P169" style:family="paragraph" style:parent-style-name="Normal" style:list-style-name="L78">
      <style:paragraph-properties fo:margin-left="0in" fo:margin-right="0.0425in" fo:text-indent="-0.25in" style:auto-text-indent="false"/>
      <style:text-properties officeooo:paragraph-rsid="00180d2d"/>
    </style:style>
    <style:style style:name="P170" style:family="paragraph" style:parent-style-name="Normal" style:list-style-name="L79">
      <style:paragraph-properties fo:margin-left="0in" fo:margin-right="0.0425in" fo:text-indent="-0.1902in" style:auto-text-indent="false"/>
      <style:text-properties officeooo:paragraph-rsid="00180d2d"/>
    </style:style>
    <style:style style:name="P171" style:family="paragraph" style:parent-style-name="Normal" style:list-style-name="L80">
      <style:paragraph-properties fo:margin-left="0in" fo:margin-right="0.0425in" fo:text-indent="-0.25in" style:auto-text-indent="false"/>
      <style:text-properties officeooo:paragraph-rsid="00180d2d"/>
    </style:style>
    <style:style style:name="P172" style:family="paragraph" style:parent-style-name="Normal" style:list-style-name="L81">
      <style:paragraph-properties fo:margin-left="0in" fo:margin-right="0.0425in" fo:text-indent="-0.25in" style:auto-text-indent="false"/>
      <style:text-properties officeooo:paragraph-rsid="00180d2d"/>
    </style:style>
    <style:style style:name="P173" style:family="paragraph" style:parent-style-name="Normal" style:list-style-name="L82">
      <style:paragraph-properties fo:margin-left="0in" fo:margin-right="0.0425in" fo:text-indent="-0.25in" style:auto-text-indent="false"/>
      <style:text-properties officeooo:paragraph-rsid="00180d2d"/>
    </style:style>
    <style:style style:name="P174" style:family="paragraph" style:parent-style-name="Normal" style:list-style-name="L83">
      <style:paragraph-properties fo:margin-left="0in" fo:margin-right="0.0425in" fo:text-indent="-0.25in" style:auto-text-indent="false"/>
      <style:text-properties officeooo:paragraph-rsid="00180d2d"/>
    </style:style>
    <style:style style:name="P175" style:family="paragraph" style:parent-style-name="Normal" style:list-style-name="L84">
      <style:paragraph-properties fo:margin-left="0in" fo:margin-right="0.0425in" fo:text-indent="-0.25in" style:auto-text-indent="false"/>
      <style:text-properties officeooo:paragraph-rsid="00180d2d"/>
    </style:style>
    <style:style style:name="P176" style:family="paragraph" style:parent-style-name="Normal" style:list-style-name="L85">
      <style:paragraph-properties fo:margin-left="0in" fo:margin-right="0.0425in" fo:text-indent="-0.25in" style:auto-text-indent="false"/>
      <style:text-properties officeooo:paragraph-rsid="00180d2d"/>
    </style:style>
    <style:style style:name="P177" style:family="paragraph" style:parent-style-name="Normal" style:list-style-name="L86">
      <style:paragraph-properties fo:margin-left="0in" fo:margin-right="0.0417in" fo:text-indent="-0.25in" style:auto-text-indent="false"/>
      <style:text-properties officeooo:paragraph-rsid="00180d2d"/>
    </style:style>
    <style:style style:name="P178" style:family="paragraph" style:parent-style-name="Normal" style:list-style-name="L87">
      <style:paragraph-properties fo:margin-left="0in" fo:margin-right="0.0425in" fo:text-indent="-0.25in" style:auto-text-indent="false"/>
      <style:text-properties officeooo:paragraph-rsid="00180d2d"/>
    </style:style>
    <style:style style:name="P179" style:family="paragraph" style:parent-style-name="Normal" style:list-style-name="L88">
      <style:paragraph-properties fo:margin-left="0in" fo:margin-right="0.0425in" fo:text-indent="-0.25in" style:auto-text-indent="false"/>
      <style:text-properties officeooo:paragraph-rsid="00180d2d"/>
    </style:style>
    <style:style style:name="P180" style:family="paragraph" style:parent-style-name="Normal" style:list-style-name="L89">
      <style:paragraph-properties fo:margin-left="0in" fo:margin-right="0.0425in" fo:text-indent="-0.25in" style:auto-text-indent="false"/>
      <style:text-properties officeooo:paragraph-rsid="00180d2d"/>
    </style:style>
    <style:style style:name="P181" style:family="paragraph" style:parent-style-name="Normal" style:list-style-name="L90">
      <style:paragraph-properties fo:margin-left="0in" fo:margin-right="0.0425in" fo:text-indent="-0.25in" style:auto-text-indent="false"/>
      <style:text-properties officeooo:paragraph-rsid="00180d2d"/>
    </style:style>
    <style:style style:name="P182" style:family="paragraph">
      <loext:graphic-properties draw:fill="none"/>
    </style:style>
    <style:style style:name="T1" style:family="text">
      <style:text-properties style:font-name="Arial" fo:font-size="10pt" fo:font-weight="bold" style:font-name-asian="Arial" style:font-size-asian="10pt" style:font-weight-asian="bold" style:font-name-complex="Arial"/>
    </style:style>
    <style:style style:name="T2" style:family="text">
      <style:text-properties style:font-name="Arial" style:font-name-asian="Arial" style:font-name-complex="Arial"/>
    </style:style>
    <style:style style:name="T3" style:family="text">
      <style:text-properties style:font-name="Garamond" style:font-name-asian="Garamond" style:font-name-complex="Garamond"/>
    </style:style>
    <style:style style:name="T4" style:family="text">
      <style:text-properties style:font-name="Calibri" fo:font-size="11pt" style:font-name-asian="Calibri" style:font-size-asian="11pt" style:font-name-complex="Calibri"/>
    </style:style>
    <style:style style:name="T5" style:family="text">
      <style:text-properties style:font-name="Calibri" fo:font-size="12pt" style:font-name-asian="Calibri" style:font-size-asian="12pt" style:font-name-complex="Calibri"/>
    </style:style>
    <style:style style:name="T6" style:family="text">
      <style:text-properties style:text-position="sub 65%" style:font-name="Calibri" fo:font-size="18.5pt" style:font-name-asian="Calibri" style:font-size-asian="18.5pt" style:font-name-complex="Calibri"/>
    </style:style>
    <style:style style:name="T7" style:family="text">
      <style:text-properties fo:font-weight="bold" style:font-weight-asian="bold"/>
    </style:style>
    <style:style style:name="T8" style:family="text">
      <style:text-properties style:text-position="super 64%" style:font-name="Calibri" style:font-name-asian="Calibri" style:font-name-complex="Calibri"/>
    </style:style>
    <style:style style:name="T9" style:family="text">
      <style:text-properties style:text-position="super 64%" fo:font-size="18pt" style:font-size-asian="18pt"/>
    </style:style>
    <style:style style:name="T10" style:family="text">
      <style:text-properties fo:font-size="11pt" style:font-size-asian="11pt"/>
    </style:style>
    <style:style style:name="T11" style:family="text">
      <style:text-properties style:font-name="Franklin Gothic" fo:font-size="18pt" style:font-name-asian="Franklin Gothic" style:font-size-asian="18pt" style:font-name-complex="Franklin Gothic"/>
    </style:style>
    <text:list-style style:name="L1">
      <text:list-level-style-number text:level="1" text:style-name="WW_5f_CharLFO226LVL1" loext:num-list-format="%1%." style:num-suffix="." style:num-format="1">
        <style:list-level-properties text:list-level-position-and-space-mode="label-alignment">
          <style:list-level-label-alignment text:label-followed-by="listtab" fo:margin-left="0.2992in"/>
        </style:list-level-properties>
      </text:list-level-style-number>
      <text:list-level-style-number text:level="2" text:style-name="WW_5f_CharLFO22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8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82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82LVL2" loext:num-list-format="%2%" style:num-format="a" style:num-letter-sync="true">
        <style:list-level-properties text:list-level-position-and-space-mode="label-alignment">
          <style:list-level-label-alignment text:label-followed-by="listtab" fo:margin-left="0.7591in"/>
        </style:list-level-properties>
      </text:list-level-style-number>
      <text:list-level-style-number text:level="3" text:style-name="WW_5f_CharLFO182LVL3" loext:num-list-format="%3%" style:num-format="i">
        <style:list-level-properties text:list-level-position-and-space-mode="label-alignment">
          <style:list-level-label-alignment text:label-followed-by="listtab" fo:margin-left="1.2591in"/>
        </style:list-level-properties>
      </text:list-level-style-number>
      <text:list-level-style-number text:level="4" text:style-name="WW_5f_CharLFO182LVL4" loext:num-list-format="%4%" style:num-format="1">
        <style:list-level-properties text:list-level-position-and-space-mode="label-alignment">
          <style:list-level-label-alignment text:label-followed-by="listtab" fo:margin-left="1.7591in"/>
        </style:list-level-properties>
      </text:list-level-style-number>
      <text:list-level-style-number text:level="5" text:style-name="WW_5f_CharLFO182LVL5" loext:num-list-format="%5%" style:num-format="a" style:num-letter-sync="true">
        <style:list-level-properties text:list-level-position-and-space-mode="label-alignment">
          <style:list-level-label-alignment text:label-followed-by="listtab" fo:margin-left="2.2591in"/>
        </style:list-level-properties>
      </text:list-level-style-number>
      <text:list-level-style-number text:level="6" text:style-name="WW_5f_CharLFO182LVL6" loext:num-list-format="%6%" style:num-format="i">
        <style:list-level-properties text:list-level-position-and-space-mode="label-alignment">
          <style:list-level-label-alignment text:label-followed-by="listtab" fo:margin-left="2.7591in"/>
        </style:list-level-properties>
      </text:list-level-style-number>
      <text:list-level-style-number text:level="7" text:style-name="WW_5f_CharLFO182LVL7" loext:num-list-format="%7%" style:num-format="1">
        <style:list-level-properties text:list-level-position-and-space-mode="label-alignment">
          <style:list-level-label-alignment text:label-followed-by="listtab" fo:margin-left="3.2591in"/>
        </style:list-level-properties>
      </text:list-level-style-number>
      <text:list-level-style-number text:level="8" text:style-name="WW_5f_CharLFO182LVL8" loext:num-list-format="%8%" style:num-format="a" style:num-letter-sync="true">
        <style:list-level-properties text:list-level-position-and-space-mode="label-alignment">
          <style:list-level-label-alignment text:label-followed-by="listtab" fo:margin-left="3.7591in"/>
        </style:list-level-properties>
      </text:list-level-style-number>
      <text:list-level-style-number text:level="9" text:style-name="WW_5f_CharLFO182LVL9" loext:num-list-format="%9%" style:num-format="i">
        <style:list-level-properties text:list-level-position-and-space-mode="label-alignment">
          <style:list-level-label-alignment text:label-followed-by="listtab" fo:margin-left="4.259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8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18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8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8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18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87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8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18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8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89LVL1" loext:num-list-format="%1%." style:num-suffix="." style:num-format="1" text:start-value="4">
        <style:list-level-properties text:list-level-position-and-space-mode="label-alignment">
          <style:list-level-label-alignment text:label-followed-by="listtab" fo:margin-left="0.1953in"/>
        </style:list-level-properties>
      </text:list-level-style-number>
      <text:list-level-style-number text:level="2" text:style-name="WW_5f_CharLFO18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9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19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92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93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194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9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19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9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196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197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9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9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9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19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9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WW_5f_CharLFO20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20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20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WW_5f_CharLFO20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WW_5f_CharLFO20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WW_5f_CharLFO20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WW_5f_CharLFO20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WW_5f_CharLFO20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WW_5f_CharLFO20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WW_5f_CharLFO209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WW_5f_CharLFO21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WW_5f_CharLFO211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21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WW_5f_CharLFO21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WW_5f_CharLFO21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214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21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WW_5f_CharLFO21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1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WW_5f_CharLFO21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WW_5f_CharLFO21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1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WW_5f_CharLFO21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WW_5f_CharLFO21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WW_5f_CharLFO22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WW_5f_CharLFO22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WW_5f_CharLFO22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WW_5f_CharLFO22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2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WW_5f_CharLFO22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WW_5f_CharLFO22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2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WW_5f_CharLFO182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82LVL2" loext:num-list-format="%2%" style:num-format="a" style:num-letter-sync="true">
        <style:list-level-properties text:list-level-position-and-space-mode="label-alignment">
          <style:list-level-label-alignment text:label-followed-by="listtab" fo:margin-left="0.7591in"/>
        </style:list-level-properties>
      </text:list-level-style-number>
      <text:list-level-style-number text:level="3" text:style-name="WW_5f_CharLFO182LVL3" loext:num-list-format="%3%" style:num-format="i">
        <style:list-level-properties text:list-level-position-and-space-mode="label-alignment">
          <style:list-level-label-alignment text:label-followed-by="listtab" fo:margin-left="1.2591in"/>
        </style:list-level-properties>
      </text:list-level-style-number>
      <text:list-level-style-number text:level="4" text:style-name="WW_5f_CharLFO182LVL4" loext:num-list-format="%4%" style:num-format="1">
        <style:list-level-properties text:list-level-position-and-space-mode="label-alignment">
          <style:list-level-label-alignment text:label-followed-by="listtab" fo:margin-left="1.7591in"/>
        </style:list-level-properties>
      </text:list-level-style-number>
      <text:list-level-style-number text:level="5" text:style-name="WW_5f_CharLFO182LVL5" loext:num-list-format="%5%" style:num-format="a" style:num-letter-sync="true">
        <style:list-level-properties text:list-level-position-and-space-mode="label-alignment">
          <style:list-level-label-alignment text:label-followed-by="listtab" fo:margin-left="2.2591in"/>
        </style:list-level-properties>
      </text:list-level-style-number>
      <text:list-level-style-number text:level="6" text:style-name="WW_5f_CharLFO182LVL6" loext:num-list-format="%6%" style:num-format="i">
        <style:list-level-properties text:list-level-position-and-space-mode="label-alignment">
          <style:list-level-label-alignment text:label-followed-by="listtab" fo:margin-left="2.7591in"/>
        </style:list-level-properties>
      </text:list-level-style-number>
      <text:list-level-style-number text:level="7" text:style-name="WW_5f_CharLFO182LVL7" loext:num-list-format="%7%" style:num-format="1">
        <style:list-level-properties text:list-level-position-and-space-mode="label-alignment">
          <style:list-level-label-alignment text:label-followed-by="listtab" fo:margin-left="3.2591in"/>
        </style:list-level-properties>
      </text:list-level-style-number>
      <text:list-level-style-number text:level="8" text:style-name="WW_5f_CharLFO182LVL8" loext:num-list-format="%8%" style:num-format="a" style:num-letter-sync="true">
        <style:list-level-properties text:list-level-position-and-space-mode="label-alignment">
          <style:list-level-label-alignment text:label-followed-by="listtab" fo:margin-left="3.7591in"/>
        </style:list-level-properties>
      </text:list-level-style-number>
      <text:list-level-style-number text:level="9" text:style-name="WW_5f_CharLFO182LVL9" loext:num-list-format="%9%" style:num-format="i">
        <style:list-level-properties text:list-level-position-and-space-mode="label-alignment">
          <style:list-level-label-alignment text:label-followed-by="listtab" fo:margin-left="4.259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WW_5f_CharLFO18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WW_5f_CharLFO18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WW_5f_CharLFO18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8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WW_5f_CharLFO18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WW_5f_CharLFO187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8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18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8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189LVL1" loext:num-list-format="%1%." style:num-suffix="." style:num-format="1" text:start-value="4">
        <style:list-level-properties text:list-level-position-and-space-mode="label-alignment">
          <style:list-level-label-alignment text:label-followed-by="listtab" fo:margin-left="0.1953in"/>
        </style:list-level-properties>
      </text:list-level-style-number>
      <text:list-level-style-number text:level="2" text:style-name="WW_5f_CharLFO18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19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WW_5f_CharLFO19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WW_5f_CharLFO192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193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194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9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19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9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WW_5f_CharLFO196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9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WW_5f_CharLFO197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9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WW_5f_CharLFO19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9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WW_5f_CharLFO19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9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9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9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9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9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9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9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9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WW_5f_CharLFO20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WW_5f_CharLFO20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WW_5f_CharLFO20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WW_5f_CharLFO20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WW_5f_CharLFO20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WW_5f_CharLFO205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WW_5f_CharLFO20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WW_5f_CharLFO20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WW_5f_CharLFO20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0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WW_5f_CharLFO209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0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0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0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0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0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0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0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0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WW_5f_CharLFO21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WW_5f_CharLFO211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21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WW_5f_CharLFO21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WW_5f_CharLFO21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WW_5f_CharLFO214LVL1" loext:num-list-format="%1%." style:num-suffix="." style:num-format="a" style:num-letter-sync="true">
        <style:list-level-properties text:list-level-position-and-space-mode="label-alignment">
          <style:list-level-label-alignment text:label-followed-by="listtab" fo:margin-left="0.1953in"/>
        </style:list-level-properties>
      </text:list-level-style-number>
      <text:list-level-style-number text:level="2" text:style-name="WW_5f_CharLFO21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WW_5f_CharLFO21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1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WW_5f_CharLFO21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WW_5f_CharLFO217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1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WW_5f_CharLFO21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WW_5f_CharLFO21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1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1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1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1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1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1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1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1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WW_5f_CharLFO22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WW_5f_CharLFO22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WW_5f_CharLFO22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WW_5f_CharLFO22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2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WW_5f_CharLFO22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22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WW_5f_CharLFO22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22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WW_5f_CharLFO226LVL1" loext:num-list-format="%1%." style:num-suffix="." style:num-format="1">
        <style:list-level-properties text:list-level-position-and-space-mode="label-alignment">
          <style:list-level-label-alignment text:label-followed-by="listtab" fo:margin-left="0.2992in"/>
        </style:list-level-properties>
      </text:list-level-style-number>
      <text:list-level-style-number text:level="2" text:style-name="WW_5f_CharLFO22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1"/>
      <text:p text:style-name="P73"><text:s/></text:p>
      <text:h text:style-name="P1" text:outline-level="2"><text:span text:style-name="Default_20_Paragraph_20_Font"><text:span text:style-name="T4"><text:tab/></text:span></text:span>14. Caasluga Tajaajilaa <text:tab/><text:span text:style-name="Default_20_Paragraph_20_Font"><text:span text:style-name="T6"> </text:span></text:span></text:h>
      <text:p text:style-name="P112">Kutaan kun caaslugni tajaajilaa ibsa. Xiyyeeffannoon isaas hiikaafi unkadha (Halliday,1994; Kemmer, 1993; Mous, 2004b; Manney, 1995; Saeed, 1995; Hardy, 1994; Kulikov, 1993, 2001; Nedyalkov &amp; Silnitsky, 1973; Kazenin, 1989; Siewierska, 1984; Shibatani, 1985; Reintges, 1997;Tolemariam, 2009). Haaluma kanaan boqonnaa kana keessatti caasaafi hiika hima hafoo, ta’uu, ce’aa, garlamee, raawwatamaa, giddugalaafi taasisuu addeessina. <text:s/></text:p>
      <text:p text:style-name="P74"><text:s/></text:p>
      <text:h text:style-name="P2" text:outline-level="3">14.1. Hima Hafoo </text:h>
      <text:p text:style-name="P75"><text:s/></text:p>
      <text:h text:style-name="P9" text:outline-level="4">14.1.1. Caasima Hima Hafoo </text:h>
      <text:p text:style-name="P114"><text:s/>Hima hafoo irratti gochi qaama tokko irraa ka’ee qaamuma tokko irratti hafa. Fkn <text:s/></text:p>
      <text:p text:style-name="P51"><text:s/></text:p>
      <text:list xml:id="list3539330472" text:style-name="L2">
        <text:list-item>
          <text:p text:style-name="P120">Kamisee-n dhuf-<text:span text:style-name="Default_20_Paragraph_20_Font"><text:span text:style-name="T7">te</text:span></text:span>. <text:s text:c="2"/></text:p>
        </text:list-item>
        <text:list-item>
          <text:p text:style-name="P120">Siddiiqee-<text:span text:style-name="Default_20_Paragraph_20_Font"><text:span text:style-name="T7">n </text:span></text:span>fiig-<text:span text:style-name="Default_20_Paragraph_20_Font"><text:span text:style-name="T7">de</text:span></text:span>. <text:s/></text:p>
        </text:list-item>
      </text:list>
      <text:p text:style-name="P51"><text:s/></text:p>
      <text:p text:style-name="P30">Caasima himaa qabxiiwwan armaan gadiin addeessina: <text:s/></text:p>
      <text:list xml:id="list1254172302" text:style-name="L47">
        <text:list-item>
          <text:p text:style-name="P146">Jechoota hima keessatti tuqaman adda baasuun isa calqabaati. Fkn maqaa, gochimafi kkf. <text:s/></text:p>
        </text:list-item>
        <text:list-item>
          <text:p text:style-name="P118">Tajaajila jechoota hima keessatti mul’atan adda baasuudha. Fkn matima, anitima, kutimafi kkf. </text:p>
        </text:list-item>
      </text:list>
      <text:p text:style-name="P51"><text:s/></text:p>
      <text:list xml:id="list132424120304654" text:continue-numbering="true" text:style-name="L47">
        <text:list-item>
          <text:p text:style-name="P146">Sadaffaan gaaleewwan adda baasanii baruudha. Fkn <text:s/>himoonni armaan olitti eeraman hundi gaalee maqaa tokko tokkoofi gaalee gochimaa tokko tokko qabu jechuudha; <text:s/></text:p>
        </text:list-item>
      </text:list>
      <text:p text:style-name="P52"><text:s/></text:p>
      <text:list xml:id="list132423272513066" text:continue-numbering="true" text:style-name="L47">
        <text:list-item>
          <text:p text:style-name="P146">Arfaffaan tartiiba matimaafi gochimaa baruudha. Fkn <text:s/>matimni calqaba dhufa gochimni dhuma dhufa; <text:s text:c="2"/></text:p>
        </text:list-item>
      </text:list>
      <text:p text:style-name="P53"><text:s/></text:p>
      <text:list xml:id="list132422575844636" text:continue-numbering="true" text:style-name="L47">
        <text:list-item>
          <text:p text:style-name="P147">Shanaffaan gosafi tajaajila maxxantoota hima keessatti argaman adda baasanii qaacessuudha. Fkn, himoota armaan olii (a)fi (b) keessatti, fufiin maayii matimaa matimarratti fufamteetti. Fufiin kunis –<text:span text:style-name="Default_20_Paragraph_20_Font"><text:span text:style-name="T7">n</text:span></text:span> dha. Fufiin waliigalteemmoo gochima irratti akka fufii boodaa taatee galteetti; (a) irratti –</text:p>
        </text:list-item>
      </text:list>
      <text:p text:style-name="P38"><text:span text:style-name="Default_20_Paragraph_20_Font"><text:span text:style-name="T7">te </text:span></text:span>fi (b) irratti –<text:span text:style-name="Default_20_Paragraph_20_Font"><text:span text:style-name="T7">de </text:span></text:span>n matimafi gocha raawwatame lakkoofsaan, korniyaa, ramaddiifi yerootiin walfudhachiisu. Kana jechuun (a) irratti <text:s text:c="5"/>-<text:span text:style-name="Default_20_Paragraph_20_Font"><text:span text:style-name="T7">te</text:span></text:span>n matimni gocha raawwate lakoofsaan qeentee, korniyaatiin dhalaa, ramaddiitiin sadaffaaf yerootiin dabraa ta’uu agarsiisti; (b) irratti –<text:span text:style-name="Default_20_Paragraph_20_Font"><text:span text:style-name="T7">de </text:span></text:span>n akkuma –<text:span text:style-name="Default_20_Paragraph_20_Font"><text:span text:style-name="T7">te </text:span></text:span>lakkoofsaan qeentee, korniyaatiin dhalaa, ramaddiitiin sadaffaafi yerootiin dabraa agarsiisti. <text:s/></text:p>
      <text:p text:style-name="P86">Hima hafoo keessaa dubbii keessatti matimni hafuu dand’a. </text:p>
      <text:p text:style-name="P30">Fakkeenyaaf himoonni armaan gadii sirriidha: <text:s/></text:p>
      <text:p text:style-name="P92">a. <text:span text:style-name="Default_20_Paragraph_20_Font"><text:span text:style-name="T7">fiig-e </text:span></text:span>; b. <text:span text:style-name="Default_20_Paragraph_20_Font"><text:span text:style-name="T7">dhuf-te </text:span></text:span>;c. <text:span text:style-name="Default_20_Paragraph_20_Font"><text:span text:style-name="T7">fiig-de</text:span></text:span> </text:p>
      <text:p text:style-name="P114">Himoota armaan olii keessaa matimni hafeera. Haa ta’u malee jechoonni kunneen akka himaatti fudhatamuu malu. Kunis ta’uu kan danda’e fufileen waliigaltee –<text:span text:style-name="Default_20_Paragraph_20_Font"><text:span text:style-name="T7">e</text:span></text:span> , -<text:span text:style-name="Default_20_Paragraph_20_Font"><text:span text:style-name="T7">te </text:span></text:span>fi –<text:span text:style-name="Default_20_Paragraph_20_Font"><text:span text:style-name="T7">de </text:span></text:span>n matimni eenyu <text:soft-page-break/>akka ta’e waan odeeffannoo nu kennaniifi. Kana jechuun caasaan hima hafoo AO karaa kanas ibsamuu danda’a jechuudha. <text:s text:c="2"/></text:p>
      <text:p text:style-name="P52"><text:s/></text:p>
      <text:p text:style-name="P114">Hima hafoo tokko keessatti matimnifi gochmni bu’uura. <text:s/>Himni hafoo qaama gara biroo ida’achuu hindanda’u jechuu miti. Yomiyyuu taanan himni hafoo tokko gochimibsa ida’achuu mala. <text:s/></text:p>
      <text:list xml:id="list3786457138" text:style-name="L48">
        <text:list-item>
          <text:p text:style-name="P148">Galgaloon-n [gara mana barumsaatti] fiig-e. <text:s/></text:p>
        </text:list-item>
        <text:list-item>
          <text:p text:style-name="P148">Kamisee-n [Awuroopaatii] dhuf-te. <text:s/></text:p>
        </text:list-item>
        <text:list-item>
          <text:p text:style-name="P148">Siddiiqee-n [gara konkolaataatti] fiig-de. <text:s/></text:p>
        </text:list-item>
      </text:list>
      <text:p text:style-name="P30">Himoonni armaan olitti eeraman kunneen hafoodha. Himoota kanneen keessatti qaamonni hammatuu keessa galaniiran tajaajilaan gochimibsa jedhamu; akaakuun gaalee isaanii garuu gaalee durduubee jedhama. Sababni kanaasa qaamonni kununneen durduubee irratti waan bu’uureffataniif. (a) keessatti bu’uurri durduubee isa <text:span text:style-name="Default_20_Paragraph_20_Font"><text:span text:style-name="T7">gara </text:span></text:span>jedhu, (b) keessatti –<text:span text:style-name="Default_20_Paragraph_20_Font"><text:span text:style-name="T7">tii </text:span></text:span>yoo ta’u (c) keessatti <text:s/><text:span text:style-name="Default_20_Paragraph_20_Font"><text:span text:style-name="T7">gara </text:span></text:span>dha. <text:s text:c="2"/></text:p>
      <text:p text:style-name="P30">As irratti qabxiin hubannoo argachuu malu, himni hafoon tokko matima, gochimibsafi gochima of keessaa qaba yoo ta’e matimni dura, itti aanee gochimibsa dhumarratti gochimatu dhufa. Yeroo mara matimni dura dhufa; gochimni ammoo dhumarra dhufa. Kun seera caasima hima AOti. <text:s/></text:p>
      <text:p text:style-name="P54"><text:s/></text:p>
      <text:h text:style-name="P17" text:outline-level="4">14.1.2. Hiika Hima Hafoo </text:h>
      <text:p text:style-name="P51"><text:s/></text:p>
      <text:p text:style-name="P30">Akaakuun hiika hima hafoo AO sadii ta’u. Tokka hima hafoo matima <text:span text:style-name="Default_20_Paragraph_20_Font"><text:span text:style-name="T7">abgocha </text:span></text:span>jedhamu qaba. Inni lammaffaan matima <text:span text:style-name="Default_20_Paragraph_20_Font"><text:span text:style-name="T7">miti- abgocha </text:span></text:span>jedhamu qaba. Inni sadaffaanammoo matimaa <text:span text:style-name="Default_20_Paragraph_20_Font"><text:span text:style-name="T7">muuxataa </text:span></text:span>jedhamu qaba. Matima abgocha jechuun nama itti <text:soft-page-break/>yaadee ykn ta’e jedhee kaka’umsa mataa isaatiin gocha tokko raawwate agarsiisa. <text:s/></text:p>
      <text:list xml:id="list1572004845" text:style-name="L49">
        <text:list-item>
          <text:p text:style-name="P149">Barattuun mukarra utaal-te. <text:s/></text:p>
        </text:list-item>
        <text:list-item>
          <text:p text:style-name="P95">Gurbaan lafa taa’-e. </text:p>
        </text:list-item>
        <text:list-item>
          <text:p text:style-name="P149">Ijoolleen laga ceet-e. </text:p>
        </text:list-item>
      </text:list>
      <text:p text:style-name="P31">Himoota armaan olii caasaatiin matima tokko tokkoofi gochima tokko tokko qabu. Karaa hiikaa yoo ilaallu garu akaakuun matimaa maal? jennee gaafachuu qabna. Kana jechuun matimni itti yaadeti gocha tokko raawwatemoo miti? jennee yoo gaafannu, deebii eyyee jedhu arganna. (a) irratti barattuun itti yaaddee, baaftee buuftee, danda’amoo hindanda’uu jettee, murteessitee mukarra utaaluushee hubachuu dandeenya. </text:p>
      <text:p text:style-name="P121">Kanaaf gosti matima kanaa abgocha. (b) irrattis matimni <text:s/>abgocha. Maaliif? yoo jenne, namni bakka tokko ta’uuf ykn dhaabachuuf itti yaadee qaamasaa ajajeeti kan sosso’uu danda’u. (c)s haaluma wal fakkaatuun ibsama. <text:s text:c="2"/></text:p>
      <text:p text:style-name="P52"><text:s/></text:p>
      <text:p text:style-name="P122">Matimni <text:span text:style-name="Default_20_Paragraph_20_Font"><text:span text:style-name="T7">miti-abgocha </text:span></text:span>ta’e garuu fakkeenyota armaan olitti agarsiifaman irraa adda. Gosti matima kana itti yaadee, ta’e jedhee, ykn baasee buusee miti kan gocha tokko raawwatu. Fakkeenyaaf himoota armaan gadii haa ilaallu: a. Mucaan guddat-e. </text:p>
      <text:list xml:id="list3606464847" text:style-name="L50">
        <text:list-item>
          <text:p text:style-name="P150">Abdiisaan hamuummat-e. </text:p>
        </text:list-item>
        <text:list-item>
          <text:p text:style-name="P96">Namni du’-e. </text:p>
        </text:list-item>
      </text:list>
      <text:p text:style-name="P30">Himoonni armaan olii karaa caasimaa matima tokko tokkofi gochima tokko tokko qabu. Haa ta’u malee himoonni (a-c) tti agarsiifamani matimni isaanii miti-abgocha malee abgocha miti. <text:soft-page-break/>Maaliif? yoo jenne, matammoonni eeraman kunneen itti yaadanii, ta’e jedhanii miti kan gocha tokko raawwatan. (a) irratti mucaan itti yaadee miti kan guddate, uumaman qaamnisaa guddate malee maliif akka guddates, akkamitti akka guddates waan beekus waan himus hinqabu. (b) irratti matimni osoo itti hinyaadni hamuummate, namni itti yaadee hamuummatu hinjiru. (c) irrattis namni osoo itti hinyaadni, yoom akka du’u osoo hinbeekiin du’a; waan kana ta’eef matammoonni (ac) irratti eeraman miti abgocha jedhamu. <text:s text:c="2"/></text:p>
      <text:p text:style-name="P30">Matimni <text:span text:style-name="Default_20_Paragraph_20_Font"><text:span text:style-name="T7">muuxataa </text:span></text:span>jedhamu matima abgocharraas miti- abgocharras adda. Matimni muuxataan namni gocha raawwatu tokko jireenya isaa keessatti muuxannoo argachuu isaa agarsiisa. Fakkeenyaaf himoota armaan gadii haa hubannu: <text:s/></text:p>
      <text:p text:style-name="P55"><text:s/></text:p>
      <text:list xml:id="list4143455419" text:style-name="L51">
        <text:list-item>
          <text:p text:style-name="P151">Hintalli aar-te. </text:p>
        </text:list-item>
        <text:list-item>
          <text:p text:style-name="P151">Shamarran gammad-an. </text:p>
        </text:list-item>
        <text:list-item>
          <text:p text:style-name="P97">Gurbaan yaada’-e. </text:p>
        </text:list-item>
      </text:list>
      <text:p text:style-name="P52"><text:s/></text:p>
      <text:p text:style-name="P30">Himoonni (a-c) tti agarsiifaman caasimaan akkuma himoota duran ilaallee matima tokko tokkoofi gochima tokko tokko qabu. Garuu hiikan matima adda ta’e qabu. Hiikan matimoonni kunneen namoota jireenya keessatti muuxannoo argatan agarsiisu. Gochaawwan kanneen akka <text:span text:style-name="Default_20_Paragraph_20_Font"><text:span text:style-name="T7">aaruu</text:span></text:span>, <text:span text:style-name="Default_20_Paragraph_20_Font"><text:span text:style-name="T7">gammaduu</text:span></text:span>fi <text:span text:style-name="Default_20_Paragraph_20_Font"><text:span text:style-name="T7">yaadda’uu </text:span></text:span>kanneen sammuu namaa keessatti gaggeeffaman yoo ta’u muuxannoo namni tokko keessa darbu mul’isu. <text:s text:c="2"/></text:p>
      <text:p text:style-name="P52"><text:s/></text:p>
      <text:p text:style-name="P30">Walumagalaan, himni hafoo matima tokkoofi gochima tokko qaabaachuu qaba. Matimni gochima dursee dhufa. Fufiin maayii matimaa maqaa matima ta’erratti maxxantee argamti. Fufiin <text:soft-page-break/>waliigalteemmoo gochimatti maxxantee qaama gocha raawwate ramaddiitiin, lakkoofsaa, korniyaafi yerootiin mul’isti. Karaa hiikaa, matimni hima hafoo <text:span text:style-name="Default_20_Paragraph_20_Font"><text:span text:style-name="T7">abgocha</text:span></text:span>, <text:span text:style-name="Default_20_Paragraph_20_Font"><text:span text:style-name="T7">miti- abgocha </text:span></text:span>ykn <text:span text:style-name="Default_20_Paragraph_20_Font"><text:span text:style-name="T7">muuxataa </text:span></text:span>ta’uu danda’a. </text:p>
      <text:h text:style-name="P5" text:outline-level="3">14.2. Hima Ta’uu </text:h>
      <text:p text:style-name="P116">Kutaa kana keessatti caasimaafi hiika hima ta’uu ilaalla. Himni ta’uu hima hafoo waliin walfakkaata. Himni ta’uu gochimoota ta’uu muurasa irratti bu’uureffata. <text:s/></text:p>
      <text:p text:style-name="P56"><text:s/></text:p>
      <text:h text:style-name="P19" text:outline-level="4"><text:span text:style-name="Default_20_Paragraph_20_Font"><text:span text:style-name="T4"><text:tab/></text:span></text:span>14.2.1. Caasimaa Hima Ta’uu <text:tab/><text:span text:style-name="Default_20_Paragraph_20_Font"><text:span text:style-name="T8"> </text:span></text:span></text:h>
      <text:p text:style-name="P117">Hima ta’u jechuun, akkuma maqaansaa agarsiisutti, namni tokko ykn waan tokko qaamaan, sammuutiin, sadarkaa jireenyaatiinfi kkf haala tokkorraa jijjiiramee haala biroo ta’uu agarsiisa. Duraan dursinee maalummaafi caasima hima ta’uu haa ilaallu. Himni ta’uu AO keessatti karaa gochimoota sadii ibsama. Gochimoonni kunneenis <text:span text:style-name="Default_20_Paragraph_20_Font"><text:span text:style-name="T7">ta’e</text:span></text:span>, <text:span text:style-name="Default_20_Paragraph_20_Font"><text:span text:style-name="T7">dha </text:span></text:span>fi <text:span text:style-name="Default_20_Paragraph_20_Font"><text:span text:style-name="T7">miti </text:span></text:span>jedhamu; <text:span text:style-name="Default_20_Paragraph_20_Font"><text:span text:style-name="T7">ta’ee </text:span></text:span>fi <text:span text:style-name="Default_20_Paragraph_20_Font"><text:span text:style-name="T7">dha </text:span></text:span>n eentaa agarsiisu <text:span text:style-name="Default_20_Paragraph_20_Font"><text:span text:style-name="T7">miti </text:span></text:span>n garuu hi'eentaa agarsiisa. <text:s/></text:p>
      <text:p text:style-name="P87"><text:span text:style-name="Default_20_Paragraph_20_Font"><text:span text:style-name="T7">Hima</text:span></text:span>: Gaarii-n barsiisaa ta’-e <text:s/></text:p>
      <text:p text:style-name="P124">Himni (1) irratti agarsiifame kun hima ta’uu jedhama. Mee caasima hima kanaa haa ilaallu. Himni kun jechoota sadii of keessaa qaba. Jechoonni kunneenis maqaa dhuunfaa <text:span text:style-name="Default_20_Paragraph_20_Font"><text:span text:style-name="T7">Gaarii </text:span></text:span>jedhu, maqaa waloo <text:span text:style-name="Default_20_Paragraph_20_Font"><text:span text:style-name="T7">barsiisaa </text:span></text:span>jedhufi gochima <text:span text:style-name="Default_20_Paragraph_20_Font"><text:span text:style-name="T7">ta’e </text:span></text:span>jedhu of keessaa qaba. Haa ta’u malee gaaleewwan lama qofaa of keessaa qaba. Gaaleewwan kunneenis gaalee maqaa <text:span text:style-name="Default_20_Paragraph_20_Font"><text:span text:style-name="T7">Gaarii-n <text:s/></text:span></text:span><text:soft-page-break/>jedhuu fi gaalee gochimaa <text:s/><text:span text:style-name="Default_20_Paragraph_20_Font"><text:span text:style-name="T7">barsiisaa ta’e </text:span></text:span>jedhu. <text:s text:c="2"/><text:span text:style-name="Default_20_Paragraph_20_Font"><text:span text:style-name="T7">Hima</text:span></text:span>: <text:s/>[Gaarii-n [barsiisaa ta’-e]] </text:p>
      <text:p text:style-name="P32">Maqaan dhuunfaa <text:span text:style-name="Default_20_Paragraph_20_Font"><text:span text:style-name="T7">Gaarii </text:span></text:span>jedhu matima, maqaan <text:span text:style-name="Default_20_Paragraph_20_Font"><text:span text:style-name="T7">barsiisaa </text:span></text:span><text:s/>jedhu guuttuufi gochima ta’uu tokko qaba. Karaa tartiiba jechoota hima ta’uu yoo ilaalle, matimni dura dhufuu qaba, itti aanee guuttuu gochimaa (maqaa isa barsiisaa jedhu jechuudha) dhumarratti gochima ta’uutu dhufa. Akkuma himoota hafoo duraan ilaallee, maqaan matima ta’e matima ta’usaa kan agarsiisuu fufii maayii matimaa of irratti maxxanfata. Fufiin kunis – <text:span text:style-name="Default_20_Paragraph_20_Font"><text:span text:style-name="T7">n</text:span></text:span> dha. Akkasumas fufiin –<text:span text:style-name="Default_20_Paragraph_20_Font"><text:span text:style-name="T7">e</text:span></text:span> gochima irratti akka fufii boodaatti dhuftee matimni barsiisaa ta’e ramaddii sadaffaa, lakoofsa qeentee, korniyaa kormaa yoo qabaatu yeroon darbaa ta’uu mul’isti. <text:s/>Hima armaan oliitti eerame kana karaa gochima <text:span text:style-name="Default_20_Paragraph_20_Font"><text:span text:style-name="T7">dha </text:span></text:span>ibsuu dandeenya: <text:s/></text:p>
      <text:p text:style-name="P57"><text:s/></text:p>
      <text:p text:style-name="P30"><text:span text:style-name="Default_20_Paragraph_20_Font"><text:span text:style-name="T7">Hima</text:span></text:span>: <text:s/>Gaarii-n barsiisaa <text:span text:style-name="Default_20_Paragraph_20_Font"><text:span text:style-name="T7">dha. </text:span></text:span></text:p>
      <text:p text:style-name="P51"><text:s/></text:p>
      <text:p text:style-name="P30">Himni kun eenyummaa <text:span text:style-name="Default_20_Paragraph_20_Font"><text:span text:style-name="T7">Gaarii </text:span></text:span>agarsiisa. Gaariin eenyumaansaa hojjaa isaatiin ibsame. Gochima <text:span text:style-name="Default_20_Paragraph_20_Font"><text:span text:style-name="T7">ta’e </text:span></text:span>jedhurraa <text:s/><text:span text:style-name="Default_20_Paragraph_20_Font"><text:span text:style-name="T7">dha </text:span></text:span>kan adda taasisuu ramddoota qeentee hundaaf unkaa tokkoon yoo tajaajiluu ramaddoota heddummina agarsiisaniif garuu filannoodha; hafuu danda’a jechuudha. Fakkeenyaaf himoota armaan gadii haa hubannu: <text:s/></text:p>
      <text:p text:style-name="P52"><text:s/></text:p>
      <text:p text:style-name="P39">a. Ani barataa <text:span text:style-name="Default_20_Paragraph_20_Font"><text:span text:style-name="T7">dha</text:span></text:span>; b. ati barattuu <text:span text:style-name="Default_20_Paragraph_20_Font"><text:span text:style-name="T7">dha</text:span></text:span>; c. isheen barattuu <text:span text:style-name="Default_20_Paragraph_20_Font"><text:span text:style-name="T7">dha</text:span></text:span>; d. inni barataa <text:span text:style-name="Default_20_Paragraph_20_Font"><text:span text:style-name="T7">dha</text:span></text:span>; e. nuti barattoota <text:span text:style-name="Default_20_Paragraph_20_Font"><text:span text:style-name="T7">dha</text:span></text:span>; f. isin barattoota <text:span text:style-name="Default_20_Paragraph_20_Font"><text:span text:style-name="T7">dha</text:span></text:span>; g. isaan barattoota <text:span text:style-name="Default_20_Paragraph_20_Font"><text:span text:style-name="T7">dha</text:span></text:span>. </text:p>
      <text:p text:style-name="P114">Akkuma armaan ol argamutti (a), (b), (c) fi (d)n rammaddoota qeentee agarsiisan yoo ta’an hunda isaaniifuu <text:span text:style-name="Default_20_Paragraph_20_Font"><text:span text:style-name="T7">dha </text:span></text:span>n tajaajileera. <text:soft-page-break/>Rammaddoota hedduu ta’aniif jechuun (e), (f) fi (g)fis <text:span text:style-name="Default_20_Paragraph_20_Font"><text:span text:style-name="T7">dha </text:span></text:span>n tajaajila. <text:s text:c="2"/></text:p>
      <text:p text:style-name="P30">Gochamni <text:span text:style-name="Default_20_Paragraph_20_Font"><text:span text:style-name="T7">ta’e <text:s/></text:span></text:span>jedhu garuu ramaddoota hundaaf unkaa adda addaa qaba; fakkeenyaaf, taatani, tahani, taane, taate, kkf. Hi'entaan gochima <text:span text:style-name="Default_20_Paragraph_20_Font"><text:span text:style-name="T7">ta’e </text:span></text:span>karaa <text:span text:style-name="Default_20_Paragraph_20_Font"><text:span text:style-name="T7">hin <text:s/></text:span></text:span>yoo ibsamu hi'eentaan gochima <text:s/><text:span text:style-name="Default_20_Paragraph_20_Font"><text:span text:style-name="T7">dha </text:span></text:span>karaa <text:s/><text:span text:style-name="Default_20_Paragraph_20_Font"><text:span text:style-name="T7">miti </text:span></text:span>ibsama. Fakkeenyaaf, <text:s/></text:p>
      <text:p text:style-name="P30">a. Gaariin barsiisaa <text:span text:style-name="Default_20_Paragraph_20_Font"><text:span text:style-name="T7">hin</text:span></text:span>taane; b. Gaariin barsiisaa <text:span text:style-name="Default_20_Paragraph_20_Font"><text:span text:style-name="T7">miti</text:span></text:span>. <text:s/></text:p>
      <text:p text:style-name="P58"><text:s/></text:p>
      <text:h text:style-name="P20" text:outline-level="4"><text:span text:style-name="Default_20_Paragraph_20_Font"><text:span text:style-name="T4"><text:tab/></text:span></text:span>14.2.2. Hiika Hima Ta’uu <text:tab/><text:span text:style-name="Default_20_Paragraph_20_Font"><text:span text:style-name="T8"> </text:span></text:span></text:h>
      <text:p text:style-name="P114">Karaa hiikaa himni ta’uu akkuma hima hafoo bakka sadiitti qoodamee ilaalama. Matimni hima ta’u hiikaan <text:span text:style-name="Default_20_Paragraph_20_Font"><text:span text:style-name="T7">abgocha</text:span></text:span>, <text:span text:style-name="Default_20_Paragraph_20_Font"><text:span text:style-name="T7">miti- abgocha </text:span></text:span>ykn <text:span text:style-name="Default_20_Paragraph_20_Font"><text:span text:style-name="T7">muuxataa </text:span></text:span>ta’uu danda’a. Fakkeenyaf himoota armaan gadii haa ilaallu: <text:s/></text:p>
      <text:p text:style-name="P88">a. Hintalli diimtuu taa’-te; b. Gurbaan gammadaa ta’-e; <text:s/></text:p>
      <text:p text:style-name="P89">c. Oboleessikoo ogganaa ta’-e. </text:p>
      <text:p text:style-name="P30">Himni (a) irratti ilaallu, matima tokko qaba. Matimni kun maqaa <text:span text:style-name="Default_20_Paragraph_20_Font"><text:span text:style-name="T7">hintalli </text:span></text:span>jedhu. Hintalli kun qaamaan jijjiirraa agarsiifteetti; fuullishee kan dur diimaa hin turre amma diimateera. Haa ta’u malee matimni kun diimina qaamaa irratti dhiibaa hinfiddu; <text:s/>jijjiiraan kana waan itti yaaddee hinfidneef. Fakkeeny (b) irratti mul’atemmoo muuxannoo jireenyaa agarsiisa; matimni duraan amala gammaduu hinqabaanne waan muuxannoo gammachuu godhateera. Kanaaf matimni kun muuxataadha jenna. (c) garuu matima abgochaati; sababni kanaas matimni eerame itti yaadee, hojjaa oggantummaaf isa geessisuu dalagee waan ogganaa ta’ef. <text:s/>Walumagalaan, gochimni <text:span text:style-name="Default_20_Paragraph_20_Font"><text:span text:style-name="T7">ta’e </text:span></text:span>jedhu waan tokko haala tokko irraa gara birootti, jireenya sadarkaa tokko irraa gara biroottifi kkf <text:soft-page-break/>jjijjiiramuu agarsiisa. Gochimni <text:s/><text:span text:style-name="Default_20_Paragraph_20_Font"><text:span text:style-name="T7">dha </text:span></text:span>n waan tokko haala tokko keessa jiraachuu isaa agarsiisa. Hi'eentaan gochima <text:span text:style-name="Default_20_Paragraph_20_Font"><text:span text:style-name="T7">ta’e </text:span></text:span>jedhuu <text:span text:style-name="Default_20_Paragraph_20_Font"><text:span text:style-name="T7">hintaane </text:span></text:span>yoo ta’u hi'eentaan <text:span text:style-name="Default_20_Paragraph_20_Font"><text:span text:style-name="T7">dha</text:span></text:span>, jecha <text:span text:style-name="Default_20_Paragraph_20_Font"><text:span text:style-name="T7">miti <text:s/></text:span></text:span>jedhuudha. <text:s text:c="2"/></text:p>
      <text:p text:style-name="P54"><text:s/></text:p>
      <text:h text:style-name="P6" text:outline-level="3">14.3. Hima Ce’aa </text:h>
      <text:p text:style-name="P59"><text:s/></text:p>
      <text:h text:style-name="P21" text:outline-level="4"><text:span text:style-name="Default_20_Paragraph_20_Font"><text:span text:style-name="T8"><text:s/><text:tab/></text:span></text:span>14.3.1. Caasima Hima Ce’aa </text:h>
      <text:p text:style-name="P114">Himni ce’aan humna qaama tokkorraa isa birootti ce’ee gocha raawwatu agarsiisa. Himni ce’aan caasimaan yoo xinnaate xinnaate matima tokko, antima tokkofi gochima ceetuu tokko qabaachuu mala. Garuu himni ce’aan antimoota lama qabulle jira. Mee duraan dursinee isa matima tokko, antima tokkoofi gochima tokko qabu haa ilaallu: <text:s/></text:p>
      <text:list xml:id="list517439850" text:style-name="L52">
        <text:list-item>
          <text:p text:style-name="P98"><text:span text:style-name="Default_20_Paragraph_20_Font"><text:span text:style-name="T7">Soorettii-n mana gurgur-te</text:span></text:span>; <text:s/></text:p>
        </text:list-item>
        <text:list-item>
          <text:p text:style-name="P98"><text:span text:style-name="Default_20_Paragraph_20_Font"><text:span text:style-name="T7">Abdii-n mana bit-e</text:span></text:span>; <text:s/></text:p>
        </text:list-item>
        <text:list-item>
          <text:p text:style-name="P98"><text:span text:style-name="Default_20_Paragraph_20_Font"><text:span text:style-name="T7">Gaariin-n farda qab-e. </text:span></text:span></text:p>
        </text:list-item>
      </text:list>
      <text:p text:style-name="P30">Himoonni armaan olii kunneen hundi hima ce’aa jedhamu. Hundi isaaniyyuu matima tokko tokko, antima tokko tokkoofi gochima ce’aa tokko tokko of keessaa qabu. Tartiiba jechatiin yoo ilaalle, matimni dura dhufa, itti aanee antimni dhufa, dhumarratti gochimni ce’an dhufa. Hunda keessatti fufiin maayii matimaa agarsiistu maqaa isa matimaa tajaajileeru irratti akka fufii boodatti maxxantee argamti. Akkasumas fufiin waliigaltee matima ramaddiitiin, lakkoofsaan, korniyaatiinfi yerootiin kam akka ta’e agarsiisti. Fufileen waliigaltee –<text:span text:style-name="Default_20_Paragraph_20_Font"><text:span text:style-name="T7">te </text:span></text:span>fi –<text:span text:style-name="Default_20_Paragraph_20_Font"><text:span text:style-name="T7">e</text:span></text:span>n<text:span text:style-name="Default_20_Paragraph_20_Font"><text:span text:style-name="T7"> </text:span></text:span>akka fufii boodaa ta’anii gochimarratti ida’amaniiru. <text:s/></text:p>
      <text:p text:style-name="P53"><text:soft-page-break/><text:s/></text:p>
      <text:p text:style-name="P114">AO keessaa himni ce’aan antimoota lama qabullee jira. Fakkeenyaaf himoota armaan gadii haa hubannu: <text:s text:c="2"/></text:p>
      <text:p text:style-name="P52"><text:s/></text:p>
      <text:p text:style-name="P94">a. <text:span text:style-name="Default_20_Paragraph_20_Font"><text:span text:style-name="T7">Isaan qarshii Soorettii-f kenn-an</text:span></text:span>; b. <text:span text:style-name="Default_20_Paragraph_20_Font"><text:span text:style-name="T7">Gonfaa-n galmee sanduqa keessa kaa’-e</text:span></text:span>; c. <text:span text:style-name="Default_20_Paragraph_20_Font"><text:span text:style-name="T7">Tollaanii-n lafa abbaasheerraa fudhat-te</text:span></text:span>. </text:p>
      <text:p text:style-name="P31">Himoonni armaan oliitti agarsiifaman matima, antima kallatti, antima alkallattiifi gochima qabu. Hunda keessatti matimni dura dhufeera, itti aanee antima kallatti, itti aanee antima alkallattiifi dhumarratti gochimni dhufeera. <text:s/>(a) irratti fufiin matimaa bamaqaa <text:span text:style-name="Default_20_Paragraph_20_Font"><text:span text:style-name="T7">isaan </text:span></text:span>jedhurratti hinida’amne, bamaqaan kun fufii matimaa hinida’atu (dhuma jecha kanaarra sagaleen </text:p>
      <text:p text:style-name="P30">[n] waan jirtuuf). <text:s/>(b) fi (c) irratti garuu fufiin matima <text:s/></text:p>
      <text:p text:style-name="P30">agarsiiftu matimarratti ida’amteetti. <text:s/>Antimni alkallattii fufii durduubee ofrraa qaba; (a) irratti fufiin durduubee –<text:span text:style-name="Default_20_Paragraph_20_Font"><text:span text:style-name="T7">f</text:span></text:span> jettu, (b) irratti durduubeen <text:span text:style-name="Default_20_Paragraph_20_Font"><text:span text:style-name="T7">keessa </text:span></text:span>jedhufi (c) irratti durduubeen –<text:span text:style-name="Default_20_Paragraph_20_Font"><text:span text:style-name="T7">rraa </text:span></text:span>jedhu antimoota alkallattii <text:span text:style-name="Default_20_Paragraph_20_Font"><text:span text:style-name="T7">soorettii</text:span></text:span>, <text:span text:style-name="Default_20_Paragraph_20_Font"><text:span text:style-name="T7">galmee</text:span></text:span>fi <text:span text:style-name="Default_20_Paragraph_20_Font"><text:span text:style-name="T7">abbaashee </text:span></text:span>jedhanrratti fufamaniiru. Antimni kallattii garuu fufii malee dhufee jira. Akkuma beekamu gochimni hima keessatti fufii waliigaltee waan ida’achuu qabuuf fufileen waliigaltee –<text:span text:style-name="Default_20_Paragraph_20_Font"><text:span text:style-name="T7">an</text:span></text:span>, -<text:span text:style-name="Default_20_Paragraph_20_Font"><text:span text:style-name="T7">e</text:span></text:span> fi –<text:span text:style-name="Default_20_Paragraph_20_Font"><text:span text:style-name="T7">te </text:span></text:span>n gochimoota irratti fufilee boodaa ta’anii ida’amuun ramaddii, lakoofsa, korniyaafi yeroo gochi raawwatame agarsiisaniiru. <text:s/></text:p>
      <text:p text:style-name="P53"><text:s/></text:p>
      <text:p text:style-name="P114">Karaa gara biroo himni ce’an antima malee mul’atu jira. Kana jechuun antimni keessa beekkanootiin waan jiruuf osoo hindubbatamiin ykn hinbarreessamin argama. Keessumattuu <text:soft-page-break/>gochimni waa’ee nyaataafi dhugaati odeessu antima malee argamu danda’a. Fakkeenyaaf himoota armaan gadii haa ilaallu: </text:p>
      <text:p text:style-name="P51"><text:s/></text:p>
      <text:p text:style-name="P92">a. <text:span text:style-name="Default_20_Paragraph_20_Font"><text:span text:style-name="T7">Isaan dhug-an; </text:span></text:span>b. <text:span text:style-name="Default_20_Paragraph_20_Font"><text:span text:style-name="T7">Isheen nyaat-te.</text:span></text:span> </text:p>
      <text:p text:style-name="P52"><text:s/></text:p>
      <text:p text:style-name="P114">Himootni kunneen ce’odha; garuu matimaafi gochima malee antima hinqabani. Antimni isaanii keessa beekkanootiin waan hubatamuuf bira darbameera. <text:s/>Kana malees akkuma hima hafoo himni ce’aa matima malee dubbatamuu danda’a. Akkuma matima hafoo matimni ce’as fufilee waliigalteetiin beekamu. </text:p>
      <text:p text:style-name="P92">a. <text:span text:style-name="Default_20_Paragraph_20_Font"><text:span text:style-name="T7">Hoolaa bit-te</text:span></text:span>; b. <text:span text:style-name="Default_20_Paragraph_20_Font"><text:span text:style-name="T7">Qarshii ishee-f keenn-e</text:span></text:span>; c. <text:span text:style-name="Default_20_Paragraph_20_Font"><text:span text:style-name="T7">Nyaat-te</text:span></text:span>. </text:p>
      <text:p text:style-name="P51"><text:s/></text:p>
      <text:p text:style-name="P30">Himoonni armaan olitti eeraman himootuma duraan ilaalle. Himoonni kunneen fakkeenyota duraan ilaallerraa adda kan ta’an waan matima hinqabaanneef qofa. Fufiin waliigaltee hamma gochimarratti argamtetti matimni hima keessaa hafuu danda’a. Eenyu gocha akka raawwate ilaalchisee odeeffannoo ga’aa fufii waliigalteerraa argachuu dandeenya. </text:p>
      <text:p text:style-name="P60"><text:s/></text:p>
      <text:p text:style-name="P71"><text:span text:style-name="Default_20_Paragraph_20_Font"><text:span text:style-name="T10"><text:tab/></text:span></text:span><text:span text:style-name="Default_20_Paragraph_20_Font"><text:span text:style-name="T11">14.3.2. Hiika Hima Ce’aa <text:tab/></text:span></text:span><text:span text:style-name="Default_20_Paragraph_20_Font"><text:span text:style-name="T9"> </text:span></text:span></text:p>
      <text:p text:style-name="P76"><text:s text:c="2"/></text:p>
      <text:p text:style-name="P30">Hiikaa hima ce’aa karaa hirmaattotaa <text:s/>qaaccessuu dandeenya. Himni ce’aan inni bal’inaan beekamu hirmaattota lama of keessaa qaba. Hirmaattota kanneen matimafi antima jenneerra. Egaa waan beekamuu qabu matima ykn antima jechuun hima keessatti maqaa isa kamtu dura dhufe isa kamtummoo ittii anee <text:soft-page-break/>dhufe jennee tartiiba jechootaa irratti bu’uureffaneeti malee hiika irratti bu’uureffannee miti. Karaa jecha gara biroo maqaan tokko hiika isaa osoo hinilaaliin bakka matimaa galee fufii matimaa maxxanfateera yoo ta’e matima jenna. Maqaan tokkommoo bakka antimaa galeera yoo ta’e antima jenna hiika isaa osoo hinilaaliin. Caasaadhuma isaa ilaallee maqaa tokko antima kallatti ykn antima alkallattii jenna. <text:s/>Karaa hiikaa yoo ilaalle garuu matimni hima ce’aa tokko <text:span text:style-name="Default_20_Paragraph_20_Font"><text:span text:style-name="T7">abgocha </text:span></text:span>ykn <text:span text:style-name="Default_20_Paragraph_20_Font"><text:span text:style-name="T7">muuxataa </text:span></text:span>ta’uu danda’a. <text:s text:c="2"/></text:p>
      <text:p text:style-name="P92">a. <text:span text:style-name="Default_20_Paragraph_20_Font"><text:span text:style-name="T7">Namich-i muka mur-e</text:span></text:span>; b. <text:span text:style-name="Default_20_Paragraph_20_Font"><text:span text:style-name="T7">Siddisee-n abaaboo fuunfat-te</text:span></text:span>. <text:s/></text:p>
      <text:p text:style-name="P51"><text:s/></text:p>
      <text:p text:style-name="P30">Himni (a) irratti mul’ate matima <text:span text:style-name="Default_20_Paragraph_20_Font"><text:span text:style-name="T7">abgocha </text:span></text:span>qaba; sababni isaas matimni ta’e jedhe, itti yaadee, meeshaa barbaadee waan gocha raawwateef. Himni (b) irratti agarsiifamemmoo <text:span text:style-name="Default_20_Paragraph_20_Font"><text:span text:style-name="T7">muuxataa</text:span></text:span>dha; <text:span text:style-name="Default_20_Paragraph_20_Font"><text:span text:style-name="T7">Siddiseen </text:span></text:span>muuxannoo jireenyaa waan argachaa jirtuuf. <text:s/>Antima hima ce’aas hiikaan qaaccessuu dandeenya. Yeroo baay’ee antimni kallattii isa gocha tokkoon <text:span text:style-name="Default_20_Paragraph_20_Font"><text:span text:style-name="T7">miidhame </text:span></text:span>agarsiisa. Fakkeenyaaf himni (a) irratti maqaan <text:span text:style-name="Default_20_Paragraph_20_Font"><text:span text:style-name="T7">muka </text:span></text:span>jedhu gochaan miidhameera. Antimni alkallattiammoo <text:span text:style-name="Default_20_Paragraph_20_Font"><text:span text:style-name="T7">galma </text:span></text:span>gocha tokkoo agarsiisa. <text:s/></text:p>
      <text:p text:style-name="P52"><text:s/></text:p>
      <text:p text:style-name="P92"><text:span text:style-name="Default_20_Paragraph_20_Font"><text:span text:style-name="T7">Hima</text:span></text:span>: <text:span text:style-name="Default_20_Paragraph_20_Font"><text:span text:style-name="T7">Siddiseen qarshii hintala ishee-f kenn-ite</text:span></text:span>. </text:p>
      <text:p text:style-name="P52"><text:s/></text:p>
      <text:p text:style-name="P30">Karaa hiikaa matimni hima armaan olii abgocha. Antimni <text:span text:style-name="Default_20_Paragraph_20_Font"><text:span text:style-name="T7">qarshii </text:span></text:span>jedhu qaama gocha tokkoon miidhame waan ta’eef aanitma kallattii jenna. Antimni alkallattii hiikan galma gocha tokkoo agarsiisa; hima kana keessatti galmi ykn qaamni qarshiin itti kennamu maqaa <text:span text:style-name="Default_20_Paragraph_20_Font"><text:span text:style-name="T7">hintala ishee </text:span></text:span>jedhu yoo ta’u fufii boodaa –<text:span text:style-name="Default_20_Paragraph_20_Font"><text:span text:style-name="T7">f</text:span></text:span> maxxanfata. <text:s/></text:p>
      <text:p text:style-name="P51"><text:s/></text:p>
      <text:p text:style-name="P114"><text:soft-page-break/>Dimshaashumatti, himni ce’aan yoo xinnaate, matima tokko, antima tokkofi gochima ce’a tokko qabaachuu qaba. Haa ta’u malee himni ce’aan antimoota lama qabus jira; antimni kallattiifi antima alkallattii. Hima ce’aa keessaa matimni </text:p>
      <text:p text:style-name="P114"><text:s/>hafuu danda’a. Himoota nyaataafi dhugaatii ibsan keessammoo antimni hafuu danda’a. Karaa hiikaa, matimni abgocha ykn muuxataa ta’uu danda’a. Antimni kallatti qaama gochaan miidhame yoo ta’u antimni alkallattiammoo galma gocha tokkoo agarsiisa. <text:s text:c="2"/></text:p>
      <text:p text:style-name="P78"><text:s/></text:p>
      <text:h text:style-name="P7" text:outline-level="3"><text:span text:style-name="Default_20_Paragraph_20_Font"><text:span text:style-name="T4"><text:tab/></text:span></text:span>14.4. Hima Garlamee <text:tab/><text:span text:style-name="Default_20_Paragraph_20_Font"><text:span text:style-name="T6"> </text:span></text:span></text:h>
      <text:p text:style-name="P30">Himni garlamee gocha qaamni lama ykn lama ol waliif deebisan agarsiisa. Gochi raawwatamus ce’aadha. Kutaa kana keessatti caasimaafi hiika hima garlamee ilaalla. <text:s/></text:p>
      <text:p text:style-name="P79"><text:s/></text:p>
      <text:h text:style-name="P10" text:outline-level="4">14.4.1. Caasima Hima Garlamee </text:h>
      <text:p text:style-name="P30">Karaa caasimaa yoo ilaallu, himni garlamee matima tokkoof antima tokko qaba. Akkasumas iochimibsaa <text:s/><text:span text:style-name="Default_20_Paragraph_20_Font"><text:span text:style-name="T7">wal</text:span></text:span>- jedhu gochima dursee dhufuu qaba. Fakkeenyaaf himoota armaan gadii haa hubannu: <text:s/></text:p>
      <text:p text:style-name="P92">a. <text:span text:style-name="Default_20_Paragraph_20_Font"><text:span text:style-name="T7">Isaan wal dhungat-an; b. Nam-oot-ni wal ilaal-an</text:span></text:span>. <text:s/></text:p>
      <text:p text:style-name="P92">c. *<text:span text:style-name="Default_20_Paragraph_20_Font"><text:span text:style-name="T7">Nam-ni wal ilaal-ani </text:span></text:span>(hinjedhamu). <text:s/></text:p>
      <text:p text:style-name="P30">Himootni (a) fi (b) irratti eeraman kunneen akaakuu hima garlamee keessatti ramadamu. Matimoonni himoota kanneeni heddummina agarsiisa. (a) irratti matimni <text:span text:style-name="Default_20_Paragraph_20_Font"><text:span text:style-name="T7">isaan </text:span></text:span>jedhu namootni lakkoofsaan tokkoo ol ta’an gocha irratti hirmaachuu isaanii agarsiisa. (b) irrattis matimni maqaa <text:span text:style-name="Default_20_Paragraph_20_Font"><text:span text:style-name="T7">namoota <text:s/></text:span></text:span>jedhu yoo ta’u <text:soft-page-break/>lakkoofsaan namootni lamaa ol ta’an gocha irratti <text:s text:c="2"/>hirmaachuu isaanii agarsiisa. Himni (c) irratti eerame garuu hima garlamee miti; himni kunis dogongora. Kana jechuun himni (c) irratti eerame kun AO keessatti fudhatama hinqabu. Sababni fudhatama dhabuu (c) matimni isaa waan qeentee ta’ef; maqaan lakkoofsa qeentee agrsiisu hima garlameef matima ta’uu hindanda’u. Akkuma duraan ibsametti himni garlamee matima hedduu (maqaa lakkoofsa lama ykn lamaa ol agarsiisu) qaabaachuu qaba. Akkasumas bamaqaan <text:span text:style-name="Default_20_Paragraph_20_Font"><text:span text:style-name="T7">wal</text:span></text:span>- jedhu gochima dursee dhufuu mala. Kana malees fufiin waliigaltee kan dhuma gochimaatti maxxanfamu lakkoofsa heddumminaa agarsiisee matima agarsiisuu qaba. Kanaaf fufiin waliigaltee – <text:span text:style-name="Default_20_Paragraph_20_Font"><text:span text:style-name="T7">an </text:span></text:span>jedhu matima agarsiisa akka (a) fi (b) irratti eerame kana. </text:p>
      <text:p text:style-name="P61"><text:s/></text:p>
      <text:h text:style-name="P11" text:outline-level="4">14.4.2. Hiika Hima Garlamee </text:h>
      <text:p text:style-name="P114">Himni garlamee hiika adda addaa qabaachuu danda’a. Hiikota kanneen akka armaan gadiitti ilaall: <text:s/></text:p>
      <text:p text:style-name="P92">1. <text:span text:style-name="Default_20_Paragraph_20_Font"><text:span text:style-name="T7">Hiika gocha waliif deebisuu</text:span></text:span>. Fkn, </text:p>
      <text:p text:style-name="P30">a. Isaan <text:span text:style-name="Default_20_Paragraph_20_Font"><text:span text:style-name="T7">wal reeb-an</text:span></text:span>; b. Ijoolee-n <text:span text:style-name="Default_20_Paragraph_20_Font"><text:span text:style-name="T7">wal dhungat-te</text:span></text:span>. </text:p>
      <text:p text:style-name="P30">c. Dargaggoo-n <text:span text:style-name="Default_20_Paragraph_20_Font"><text:span text:style-name="T7">wal dorgom-an</text:span></text:span>. </text:p>
      <text:p text:style-name="P30">(a) irratti akka ilaalamu kana namoonni lakkoofsaan lama ykn lamaa ol ta’an miidhaa wal fakkaatu ykn wal gitu waliif deebisuu isaanii agarsiisa. (b) irrattimoo ijoolleen lakkoofsaan lama ykn lamaa ol taate mallattoo jaalalaa kan ta’e dhunguu <text:s text:c="2"/>waliif deebsuu ishee agarsiisa. (c) irrattis dargaggoonni lakkoofsaan lama ykn lamaa ol ta’an morkii wal fakkaatu waliif deebisuu isaanii agarsiisa. <text:s/></text:p>
      <text:p text:style-name="P92">2. H<text:span text:style-name="Default_20_Paragraph_20_Font"><text:span text:style-name="T7">iika gochaan waldeeggaruu </text:span></text:span>agarsiisu. Fkn, </text:p>
      <text:list xml:id="list3010332427" text:style-name="L53">
        <text:list-item>
          <text:p text:style-name="P152"><text:soft-page-break/>Qote bultoo-nni yeroo mara <text:span text:style-name="Default_20_Paragraph_20_Font"><text:span text:style-name="T7">waliin hojjet-u</text:span></text:span>; <text:s/></text:p>
        </text:list-item>
        <text:list-item>
          <text:p text:style-name="P99">Namoot-ni bay’een <text:span text:style-name="Default_20_Paragraph_20_Font"><text:span text:style-name="T7">wal gargar-u</text:span></text:span>. <text:s/></text:p>
        </text:list-item>
      </text:list>
      <text:p text:style-name="P126">(a) irratti qotee bultoonni lakkoofsaan lamaa ol ta’an hojjaa wal gargaaraan hojjechuu isaanii agarsiisa. Kana jechuun dandeettiiwwan adda addaa walitti fidani waan kaayyoo tokko galmaan ga’uuf akka hojjetan agarsiisa malee gocha walii ilaalanii waliif deebisuu jechuu miti. Himni (b) irratti tuqames hiikaan namni tokko isa birootiif gargaarsa gochuu agarsiisa; namni gargaarsa godhe dirqiidhaan nama duraan gargaaramee hinkoo deebisu ta’uu dhiisuu danda’a. <text:s text:c="3"/>3. <text:span text:style-name="Default_20_Paragraph_20_Font"><text:span text:style-name="T7">Hiika miiltoo waliif ta’uu</text:span></text:span>. Fkn, </text:p>
      <text:p text:style-name="P92"><text:span text:style-name="Default_20_Paragraph_20_Font"><text:span text:style-name="T7">Hima</text:span></text:span>: <text:span text:style-name="Default_20_Paragraph_20_Font"><text:span text:style-name="T7">Dubartoo-nni waliin deem-an</text:span></text:span>. </text:p>
      <text:p text:style-name="P114">Hiikni hima kanaa miiltoo wallif ta’uu agarsiisa malee gocha waliif deebisuu agarsiisa miti. </text:p>
      <text:list xml:id="list1210026131" text:style-name="L54">
        <text:list-item>
          <text:p text:style-name="P100"><text:span text:style-name="Default_20_Paragraph_20_Font"><text:span text:style-name="T7">Hiika tartiibaa</text:span></text:span>. Fkn, </text:p>
        </text:list-item>
      </text:list>
      <text:p text:style-name="P30"><text:span text:style-name="Default_20_Paragraph_20_Font"><text:span text:style-name="T7">Hima</text:span></text:span>: Barattoo-nni <text:span text:style-name="Default_20_Paragraph_20_Font"><text:span text:style-name="T7">wal hordof-an</text:span></text:span>. <text:s/></text:p>
      <text:p text:style-name="P114">Himni kun toora galanii adeemuu agarsiisa; kan dura deemu jira, kan itti aanu jira,… kan booda deemus jira jechuudha. <text:s text:c="2"/></text:p>
      <text:list xml:id="list132423891570041" text:continue-numbering="true" text:style-name="L54">
        <text:list-item>
          <text:p text:style-name="P132"><text:span text:style-name="Default_20_Paragraph_20_Font"><text:span text:style-name="T7">Hiika aantee</text:span></text:span>. Fkn, <text:span text:style-name="Default_20_Paragraph_20_Font"><text:span text:style-name="T7"><text:s/>Hima</text:span></text:span>: Isaan walitti aanan. </text:p>
        </text:list-item>
      </text:list>
      <text:p text:style-name="P30">Himni armaan ol irratti eerame namni eenyutti akka aanee dhufu agarsiisa. <text:s/></text:p>
      <text:list xml:id="list132422404570612" text:continue-numbering="true" text:style-name="L54">
        <text:list-item>
          <text:p text:style-name="P100"><text:span text:style-name="Default_20_Paragraph_20_Font"><text:span text:style-name="T7">Hiika fageenyaafi dhiyeenyaa</text:span></text:span>. Fkn, </text:p>
        </text:list-item>
      </text:list>
      <text:p text:style-name="P30">a. Isaan wal irraa faagatani; b. Isaan walitti dhiyaatani. </text:p>
      <text:p text:style-name="P129"><text:soft-page-break/>Himoonni kunneen hiikaan fageenyaafi dhiyeenya agarsiisu. <text:s text:c="2"/>6. <text:span text:style-name="Default_20_Paragraph_20_Font"><text:span text:style-name="T7">Hiika tasummaa</text:span></text:span>. Fkn, <text:s/><text:span text:style-name="Default_20_Paragraph_20_Font"><text:span text:style-name="T7">Hima</text:span></text:span>: Isaan walitti bahani. <text:s/></text:p>
      <text:p text:style-name="P30">Himni garlamee armaan ol irratti eerame ammoo hiikan waan tasa mul’ate tokko agarsiisa. Kana jechuun qooddattoonni hima kana keessatti eeramani osoo itti hinyaadiini wal arguu ykn wal quunnamuu isaanii agarsiisa. <text:s/></text:p>
      <text:p text:style-name="P52"><text:s/></text:p>
      <text:p text:style-name="P30">Walumaa galatti himni garlamee hiikota adda adda qaba. <text:s/>Himni garlamee matima tokko qaba, matimni kunis maqaa heddummina agarsiisudha. Akaakuun hima kanaa gochima tokko qofaas qaba. Gochimni kun ce’aa ykn hafoo ta’uu danda’a. Himni garlamee matimaafi antima qofaa osoo hintaane bamaqaa akka antimatti fayyadus qaba. Bamaqaan kun of danda’ee dhaabbatee ykn maxxantoota maxxanfatee argamuu danda’a. Hima garlameef hiikni bu’uura ta’e gocha waliif deebisu dha. <text:s/></text:p>
      <text:p text:style-name="P77"><text:s/></text:p>
      <text:h text:style-name="P3" text:outline-level="3">14.5. Hima Raawwatamaa </text:h>
      <text:p text:style-name="P33">Kutaa kana keessatti hima raawwatama ilaalla. Himni raawwatamaan akaakuuwwan gurguddaa lamatti qoodamee ilaalama; isaanis <text:span text:style-name="Default_20_Paragraph_20_Font"><text:span text:style-name="T7">raawwatamaa dhuunfaa</text:span></text:span>fi <text:span text:style-name="Default_20_Paragraph_20_Font"><text:span text:style-name="T7">mitidhuunfaa</text:span></text:span>dha. Himini raawwatamaa dhuunfaa isa hima ce’aa irraa ijaaramu. <text:s text:c="2"/></text:p>
      <text:h text:style-name="P18" text:outline-level="4">14.5.1. Raawwatamaa Dhuunfaa </text:h>
      <text:p text:style-name="P133">Himni raawwatamaan matima gochi irratti raawwatame qaba. <text:s/>a. <text:span text:style-name="Default_20_Paragraph_20_Font"><text:span text:style-name="T7">Biiftuu-n hoolaa bit-te</text:span></text:span>; <text:s/></text:p>
      <text:p text:style-name="P93">b. b. <text:span text:style-name="Default_20_Paragraph_20_Font"><text:span text:style-name="T7">Hoolaa-n Burqituu-tiin bit-am-te</text:span></text:span>. <text:s/></text:p>
      <text:p text:style-name="P62"><text:soft-page-break/><text:s/></text:p>
      <text:p text:style-name="P135">(a)n hima ce’aa agarsiisa; (b)n ammoo hima raawwatamaa. (a) irratti matimni hima ce’aa <text:span text:style-name="Default_20_Paragraph_20_Font"><text:span text:style-name="T7">Burqituu</text:span></text:span>dha; matimni kun hima raawwatamaa (b) irratti akka antima alkallattii ta’ee durduubee –<text:span text:style-name="Default_20_Paragraph_20_Font"><text:span text:style-name="T7">tiin </text:span></text:span>jettu fufatee dhufeera. Maqaan <text:span text:style-name="Default_20_Paragraph_20_Font"><text:span text:style-name="T7">hoolaa </text:span></text:span>jedhu (a) irratti antimadha. (b) irrattammoo matimaa ta’ee –<text:span text:style-name="Default_20_Paragraph_20_Font"><text:span text:style-name="T7">n </text:span></text:span>fufateera. Kana malees hima ce’aa (a) irratti gochimni <text:span text:style-name="Default_20_Paragraph_20_Font"><text:span text:style-name="T7">bit-te </text:span></text:span>jedhu (b) irratti fufii raawwatamaa –<text:span text:style-name="Default_20_Paragraph_20_Font"><text:span text:style-name="T7">am</text:span></text:span>- ida’ateera. Walumaa galatti hima raawwatamaa keessatti matimni hima ce’aa antima, antimni ammoo matima ta’a. </text:p>
      <text:p text:style-name="P90">Garuu qaamni gocha raawwate hima keessaa hafuu danda’a. </text:p>
      <text:p text:style-name="P63"><text:s/></text:p>
      <text:list xml:id="list45777641" text:style-name="L55">
        <text:list-item>
          <text:p text:style-name="P101"><text:span text:style-name="Default_20_Paragraph_20_Font"><text:span text:style-name="T7">Burqituu-n hoolaa bit-te</text:span></text:span>; <text:s/></text:p>
        </text:list-item>
        <text:list-item>
          <text:p text:style-name="P102"><text:span text:style-name="Default_20_Paragraph_20_Font"><text:span text:style-name="T7">Hoolaa-n (Burqituu-tiin) bit-am-te</text:span></text:span>; <text:s/></text:p>
        </text:list-item>
        <text:list-item>
          <text:p text:style-name="P101"><text:span text:style-name="Default_20_Paragraph_20_Font"><text:span text:style-name="T7">Hoolaa-n <text:s/>bit-am-te</text:span></text:span>. </text:p>
        </text:list-item>
      </text:list>
      <text:p text:style-name="P63"><text:s/></text:p>
      <text:p text:style-name="P138">(b) irratti matimni haala antima alkallttiitiin dhufeeru (Burqituu-tiin) kan jedhu (c) keessa hinjiru; hima raawwatamaa keessaa antimni alkallattii hafeera. Hima raawwatamaa keessatti fufiin –<text:span text:style-name="Default_20_Paragraph_20_Font"><text:span text:style-name="T7">tiin </text:span></text:span>antima alkallattii agarsiisti. <text:s/>Hima raawwatamaa tokko keessatti gochamni alkallattiifi meeshaan yoo jirataan himni fudhatama hinqabne ykn hiikni isaa kan ifa hintaane uumamuu danda’a. </text:p>
      <text:p text:style-name="P63"><text:soft-page-break/><text:s/></text:p>
      <text:list xml:id="list2471042018" text:style-name="L56">
        <text:list-item>
          <text:p text:style-name="P103"><text:span text:style-name="Default_20_Paragraph_20_Font"><text:span text:style-name="T7">Gurbaa-n waraabessa eeboo-tiin waran-e</text:span></text:span>; <text:s/></text:p>
        </text:list-item>
        <text:list-item>
          <text:p text:style-name="P103">?<text:span text:style-name="Default_20_Paragraph_20_Font"><text:span text:style-name="T7">Waraabessi gurbaa-tiin eeboo-tiin waraan-am-e</text:span></text:span>; <text:s/></text:p>
        </text:list-item>
      </text:list>
      <text:p text:style-name="P64"><text:s/></text:p>
      <text:p text:style-name="P140">(a)n hima ce’aa agarsiisa (b)n ammoo hima rawwatamaa kan fudhatama hinqabaatiin agarsiisa. (b)keessatti antimni alkallattii (gurbaa-tiin)fi meeshaan (eeboo-tiin) walitti aananii waan dhufaniif himni fudhatama ga’aa argachuu hindandeenye. <text:s/></text:p>
      <text:p text:style-name="P30">Himni akkasii kan sirraa’uu danda’u qaamni –tti fufateeru tokko hima keessaa yeroo hafu. <text:s text:c="3"/></text:p>
      <text:list xml:id="list3241873764" text:style-name="L57">
        <text:list-item>
          <text:p text:style-name="P104"><text:span text:style-name="Default_20_Paragraph_20_Font"><text:span text:style-name="T7">Waraabessi eeboo-tiin waraan-am-e. </text:span></text:span></text:p>
        </text:list-item>
        <text:list-item>
          <text:p text:style-name="P104"><text:span text:style-name="Default_20_Paragraph_20_Font"><text:span text:style-name="T7">Waraabessi gurbaa-tiin waraan-am-e. </text:span></text:span></text:p>
        </text:list-item>
      </text:list>
      <text:p text:style-name="P30">Himoonni (a) fi (b) irratti eeraman lamaanuu fudhatama argataniiru; sababni isaas maqaan fufii –<text:span text:style-name="Default_20_Paragraph_20_Font"><text:span text:style-name="T7">tiin </text:span></text:span>fufatee hima keessatti mul’ate tokko qafaa waan ta’eef. Haala kanaan (a) irratti antimni alkallattii (gurbaa-tiin) hafeera; (b) irrattammoo meeshaan (eeboo-tiin) hafeera. <text:s/>Durduubeewwan adda addaa faayidaarra oolaniiru yoo ta’e himni fudhatama qaba. <text:s/></text:p>
      <text:list xml:id="list3666404377" text:style-name="L58">
        <text:list-item>
          <text:p text:style-name="P105"><text:span text:style-name="Default_20_Paragraph_20_Font"><text:span text:style-name="T7">Gurbaa-n hoolaa Tolassaa-f bite. <text:s/></text:span></text:span></text:p>
        </text:list-item>
        <text:list-item>
          <text:p text:style-name="P105"><text:span text:style-name="Default_20_Paragraph_20_Font"><text:span text:style-name="T7">Hoolaa-n gurbaa-tiin Tolasaa-f bit-am-e. <text:s text:c="2"/></text:span></text:span></text:p>
        </text:list-item>
      </text:list>
      <text:p text:style-name="P30">Akka fakkeenya (b) irratti hubannu kana gaaleen <text:span text:style-name="Default_20_Paragraph_20_Font"><text:span text:style-name="T7">gurbaa-tiin </text:span></text:span>jedhufi <text:span text:style-name="Default_20_Paragraph_20_Font"><text:span text:style-name="T7">Tolasaa-f </text:span></text:span>jedhu walitti aananii hima tokko keessa galaniiru; himni kunis dogongora hin qabu. Fufiin –<text:span text:style-name="Default_20_Paragraph_20_Font"><text:span text:style-name="T7">tiin </text:span></text:span>jedhu meeshaa yoo agarsiisu kan –<text:span text:style-name="Default_20_Paragraph_20_Font"><text:span text:style-name="T7">f </text:span></text:span>jedhummoo kallattii agarsiisa; lamaanuu tajaajilaan adda adda. <text:s/></text:p>
      <text:p text:style-name="P52"><text:soft-page-break/><text:s/></text:p>
      <text:p text:style-name="P114">AO keessatti hima raawwatamaa keessatti maqaan akka meeshaatti tajaajilu akka matimaattis tajaajiluu danda’a. a. <text:span text:style-name="Default_20_Paragraph_20_Font"><text:span text:style-name="T7">Gurbaa-n burcuqoo-tiin farsoo dhug-e</text:span></text:span>. </text:p>
      <text:list xml:id="list2984949863" text:style-name="L59">
        <text:list-item>
          <text:p text:style-name="P106"><text:span text:style-name="Default_20_Paragraph_20_Font"><text:span text:style-name="T7">Burcuqoo-n ittiin-dhug-am-e</text:span></text:span>. </text:p>
        </text:list-item>
        <text:list-item>
          <text:p text:style-name="P106"><text:span text:style-name="Default_20_Paragraph_20_Font"><text:span text:style-name="T7">Burcuqoo-wwan ittiin-dhug-am-an</text:span></text:span>. <text:s/></text:p>
        </text:list-item>
      </text:list>
      <text:p text:style-name="P30">Gaaleen <text:span text:style-name="Default_20_Paragraph_20_Font"><text:span text:style-name="T7">burcuqoo-tiin </text:span></text:span>jedhu (a) irratti gaalee durduubee ture. Hima (b) irratti agarsiifamerratti garuu maqaan <text:span text:style-name="Default_20_Paragraph_20_Font"><text:span text:style-name="T7">burcuqoo-n </text:span></text:span>jedhu matima. Sababni kanas waan jalqaba himaa irratti dhufeef fufii maayii matimaa agarsiistu –<text:span text:style-name="Default_20_Paragraph_20_Font"><text:span text:style-name="T7">n </text:span></text:span>waan dabalateef. Akkasumas fufiin waliigalaa –<text:span text:style-name="Default_20_Paragraph_20_Font"><text:span text:style-name="T7">e </text:span></text:span>kan gochima irratti ida’amte lakkoofsa qeentee waan agarsiiftuuf <text:span text:style-name="Default_20_Paragraph_20_Font"><text:span text:style-name="T7">burcuqoon </text:span></text:span>matima. Yoo matima <text:span text:style-name="Default_20_Paragraph_20_Font"><text:span text:style-name="T7">burcuqoo </text:span></text:span>jedhu baa’ifnee <text:span text:style-name="Default_20_Paragraph_20_Font"><text:span text:style-name="T7">burcuqoo-wwan </text:span></text:span>jenne fufiin waliigalaa gochima irratti ida’amtus heddummina agarsiifti. Qabxiin kunis (c) irratti mirkanaa’eera. Yeroo guuttuun gaalee durduubee, jechuun <text:span text:style-name="Default_20_Paragraph_20_Font"><text:span text:style-name="T7">burcuqoo-n </text:span></text:span>matima ta’u matimni <text:s/>hima raawwatamaa inni dhugaan jechuun <text:span text:style-name="Default_20_Paragraph_20_Font"><text:span text:style-name="T7">farsoon-n </text:span></text:span>hima keessaa citee hafeera. Garuu matimni raawwatamaa inni dhugaan (antimni) hima keessatti mul’achuus danda’a. <text:s/></text:p>
      <text:p text:style-name="P51"><text:s/></text:p>
      <text:list xml:id="list1418015454" text:style-name="L60">
        <text:list-item>
          <text:p text:style-name="P153">Gurbaa-n <text:s text:c="4"/>shinii-tiin haraqee dhug-e. </text:p>
        </text:list-item>
        <text:list-item>
          <text:p text:style-name="P153"><text:span text:style-name="Default_20_Paragraph_20_Font"><text:span text:style-name="T7">Haraqee-n </text:span></text:span>shinii-tiin dhug-am-e. <text:s/></text:p>
        </text:list-item>
        <text:list-item>
          <text:p text:style-name="P153">Shinii-n ittiin <text:span text:style-name="Default_20_Paragraph_20_Font"><text:span text:style-name="T7">haraqee-n </text:span></text:span>dhug-am-e. </text:p>
        </text:list-item>
      </text:list>
      <text:p text:style-name="P52"><text:s/></text:p>
      <text:p text:style-name="P113">(a)n hima ce’aadha; sababni isaas qaamni gocha raawwate jechuun <text:span text:style-name="Default_20_Paragraph_20_Font"><text:span text:style-name="T7">gurbaa-n </text:span></text:span>matima yoo ta’u qaamn gochi irratti raawwatame <text:s/>jechuun antimni <text:span text:style-name="Default_20_Paragraph_20_Font"><text:span text:style-name="T7">haraqee</text:span></text:span>dha. (b)n hima <text:soft-page-break/>raawwatamaadha. Hima kana keessatti antimni bakka matimaa galeera; gochimni fufii dhalatoo –<text:span text:style-name="Default_20_Paragraph_20_Font"><text:span text:style-name="T7">am </text:span></text:span>ida’ateera. (c)n hima raawwatamaa haa ta’u malee amalli isaa adda; sababn isaas <text:s text:c="2"/>matima lama waan of keessaa qabuuf. Matimni <text:span text:style-name="Default_20_Paragraph_20_Font"><text:span text:style-name="T7">shinii-n </text:span></text:span>jedhu matima sobaati, shiniin antima waan hin taaneef. Matimni <text:span text:style-name="Default_20_Paragraph_20_Font"><text:span text:style-name="T7">haraqee-n </text:span></text:span>jedhu garuu matima hima raawwatamaa isa sirriidha, waan haraqeen antima ta’eef. AO keessatti himni tokko matima lama qabaachuun darbee darbee nama quunnama; seeraan garuu himni tokko matima lama qabaachuu hinmalu (Chomsky, 1982). Fufiin waliigaltee gochima irratti ida’ameeru matima sobaa waliin waliigala yoo matimni dhugaa (antimni) citee hafeera ta’e; yoo matimni dhugaan hima keessatti mul’ateera ta’e garuu waliigalteen matima dhugaa waliin wallif gala; matimni dhugaan waliigaltee abbooma. <text:s/></text:p>
      <text:p text:style-name="P52"><text:s/></text:p>
      <text:list xml:id="list4122631320" text:style-name="L61">
        <text:list-item>
          <text:p text:style-name="P107"><text:span text:style-name="Default_20_Paragraph_20_Font"><text:span text:style-name="T7">Burcuqoo-wwan ittiindhug-am-an</text:span></text:span>. </text:p>
        </text:list-item>
        <text:list-item>
          <text:p text:style-name="P107"><text:span text:style-name="Default_20_Paragraph_20_Font"><text:span text:style-name="T7">Burcuqoo-wwan ittiin haraqee-n dhug-am-e</text:span></text:span>. </text:p>
        </text:list-item>
      </text:list>
      <text:p text:style-name="P51"><text:s/></text:p>
      <text:p text:style-name="P30">(a) irratti fufiin waliigaltee –<text:span text:style-name="Default_20_Paragraph_20_Font"><text:span text:style-name="T7">an </text:span></text:span>jedhu inni gochima irratti ida’ameeru matima sobaa (antima osoo hin ta’iin meeshaa) tiin abboomameera. (b) irratti garuu fufiin waliigaltee –<text:span text:style-name="Default_20_Paragraph_20_Font"><text:span text:style-name="T7">e</text:span></text:span>n<text:span text:style-name="Default_20_Paragraph_20_Font"><text:span text:style-name="T7"> </text:span></text:span>matima raawwatamaa dhugaatiin abbomaameera. <text:s/></text:p>
      <text:p text:style-name="P52"><text:s/></text:p>
      <text:p text:style-name="P114"><text:s/>AO keessatti himni ce’aan tokko antimoota lama jechuun antima kallattiif antima alkallattii qaba yoo ta’e, hima raawwatamaa keessatti antima kallattii qofaatu matima ta’a. Antimni alkallatti matima yoo ta’e himni raawwatamaa sun fudhatama hinargatu. <text:s/></text:p>
      <text:p text:style-name="P130"><text:soft-page-break/><text:s/>Fakkeenyaaf himoota armaan gadii haa ilaalluu: <text:s/>a. <text:span text:style-name="Default_20_Paragraph_20_Font"><text:span text:style-name="T7">Lalisee-n kitaaba Lalisaa-f kenn-e</text:span></text:span>. </text:p>
      <text:list xml:id="list1800751810" text:style-name="L62">
        <text:list-item>
          <text:p text:style-name="P108"><text:span text:style-name="Default_20_Paragraph_20_Font"><text:span text:style-name="T7">Kitaab-ni Lalisaa-f kenn-am-e</text:span></text:span>. </text:p>
        </text:list-item>
        <text:list-item>
          <text:p text:style-name="P108">*<text:span text:style-name="Default_20_Paragraph_20_Font"><text:span text:style-name="T7">Lalisaa-n kitaaba kenn-am-e</text:span></text:span>. </text:p>
        </text:list-item>
      </text:list>
      <text:p text:style-name="P34">Akkuma fakkeenyota (a-c) irratti agarsiifame AO keessatti antima kallatti qofaatu matima ta’uu danda’a hima raawwatamaa keessatti, kunis fakkeenya (b) irratti agarsiifameera; yoo antimni alkallatti teessoo matimaa qabate, himni fudhatama hin qabu, kunis (c) irratti agarsiifameera. <text:s/></text:p>
      <text:h text:style-name="P12" text:outline-level="4">14.5.2. Raawwatamaa Miti-Dhuunfaa </text:h>
      <text:p text:style-name="P30">Himni raawwatamaa <text:span text:style-name="Default_20_Paragraph_20_Font"><text:span text:style-name="T7">miti-dhuunfaa </text:span></text:span>gochima hafoo irraa ijaarama. Fakkeeny raawwatamaa miti-dhuunfaa armaan gadii sosso’ina qaamaa agarsiisu: <text:s/></text:p>
      <text:list xml:id="list1551170458" text:style-name="L63">
        <text:list-item>
          <text:p text:style-name="P154">Ijoolleen bakka kanatti fiigde. <text:s/></text:p>
        </text:list-item>
        <text:list-item>
          <text:p text:style-name="P154">Bakka kanatti <text:span text:style-name="Default_20_Paragraph_20_Font"><text:span text:style-name="T7">fiigame</text:span></text:span>. <text:s/></text:p>
        </text:list-item>
        <text:list-item>
          <text:p text:style-name="P154">Dubartiin mukarra ni utaalti. <text:s/></text:p>
        </text:list-item>
        <text:list-item>
          <text:p text:style-name="P154">Mukkarra ni <text:span text:style-name="Default_20_Paragraph_20_Font"><text:span text:style-name="T7">utaalama</text:span></text:span>. <text:s/></text:p>
        </text:list-item>
      </text:list>
      <text:p text:style-name="P30">(a) irratti maqaan <text:span text:style-name="Default_20_Paragraph_20_Font"><text:span text:style-name="T7">Ijoolleen </text:span></text:span>jedhu matima yoo ta’u jechi <text:span text:style-name="Default_20_Paragraph_20_Font"><text:span text:style-name="T7">fiigde </text:span></text:span>jedhummoo gochimaa hafoodha. Gaaleen <text:span text:style-name="Default_20_Paragraph_20_Font"><text:span text:style-name="T7">bakka kanatti </text:span></text:span>jedhu gochimibsa bakka agarsiisu. Haaluma kanaan (c) yoo ilaalle <text:span text:style-name="Default_20_Paragraph_20_Font"><text:span text:style-name="T7">Dubartiin </text:span></text:span>matima, <text:s/>gochimni <text:span text:style-name="Default_20_Paragraph_20_Font"><text:span text:style-name="T7">utaalti </text:span></text:span>jedhu hafoo yoo ta’u <text:s text:c="2"/>gaaleen <text:span text:style-name="Default_20_Paragraph_20_Font"><text:span text:style-name="T7">mukarra </text:span></text:span>jedhummoo gochimibsa. <text:s/>(b) fi (d) n raawwatamaa hafoo (a) fi (c) irraa ijaaraman. (b) fi (d) keessa matimni hinjiru; akkasumas fufiin raawwatamaa –<text:span text:style-name="Default_20_Paragraph_20_Font"><text:span text:style-name="T7">am</text:span></text:span>- jedhu gochima irratti fufameera. Kana caalaa, fufileen waliigaltee kaneen gochima <text:span text:style-name="Default_20_Paragraph_20_Font"><text:span text:style-name="T7">fiigame </text:span></text:span>fi <text:span text:style-name="Default_20_Paragraph_20_Font"><text:span text:style-name="T7">utaalama </text:span></text:span>jedhan irra jiran jechuun –<text:soft-page-break/><text:span text:style-name="Default_20_Paragraph_20_Font"><text:span text:style-name="T7">e </text:span></text:span>fi –<text:span text:style-name="Default_20_Paragraph_20_Font"><text:span text:style-name="T7">a</text:span></text:span> korniyaa kormaa lakkoofsa qeentee yeroo dabraa agarsiisu. <text:s text:c="2"/></text:p>
      <text:p text:style-name="P52"><text:s/></text:p>
      <text:p text:style-name="P30">Akkuma fakkeenyota armaan olitti ilaaman irratti hubachuu dandeenyutti gochimibsaa bakka agarsiisuu jechuun kan akka <text:span text:style-name="Default_20_Paragraph_20_Font"><text:span text:style-name="T7">bakka kana </text:span></text:span>fi <text:span text:style-name="Default_20_Paragraph_20_Font"><text:span text:style-name="T7">mukarra </text:span></text:span>jedhan raawwatamaa miti-dhuunfaa keessatti fayyadu; haa ta’u malee kun dirqama miti; gochimibsa bakka agarsiisu hafuu danda’a. <text:s text:c="2"/></text:p>
      <text:p text:style-name="P52"><text:s/></text:p>
      <text:p text:style-name="P141">Raawwatamtoonni miti-dhuunfaa armaan gadimmoo gochimoota sagalee maddisiisuu irratti bu’uureffattu: <text:s/>a. Gabaan ni <text:span text:style-name="Default_20_Paragraph_20_Font"><text:span text:style-name="T7">wacti </text:span></text:span>(wacci); b. Ni <text:span text:style-name="Default_20_Paragraph_20_Font"><text:span text:style-name="T7">wacama</text:span></text:span>. <text:s/></text:p>
      <text:p text:style-name="P30">c. Namni <text:span text:style-name="Default_20_Paragraph_20_Font"><text:span text:style-name="T7">iyye</text:span></text:span>; d. Fagootii <text:span text:style-name="Default_20_Paragraph_20_Font"><text:span text:style-name="T7">iyyame</text:span></text:span>. <text:s/></text:p>
      <text:p text:style-name="P52"><text:s/></text:p>
      <text:p text:style-name="P114">Walumaagalatti, hima raawwatamaa keessatti <text:s/>matimni antima ta’a; antimni ammoo matima ta’a. Yeroo kana fufiin –<text:span text:style-name="Default_20_Paragraph_20_Font"><text:span text:style-name="T7">am </text:span></text:span>gochima irratti ida’amti. Raawwatamaa dhuunfaan hima ce’aarraa uumama; raawwatamaa miti-dhuunfaan garuu gochima hafoo irraa uumamu. <text:s/></text:p>
      <text:h text:style-name="P8" text:outline-level="3">14.6. Hima Giddugalaa </text:h>
      <text:h text:style-name="P13" text:outline-level="4">14.6.1. Maalummaa Hima Giddugalaa </text:h>
      <text:p text:style-name="P136">Himni giddugalaan hima ce’aafi hima raawwatamaa giddu jira (Kemmer, 1993). Kanaaf himni giddugalaan amala hima ce’aafi <text:soft-page-break/>amala hima raawwatamaa qaba. Akka hima ce’aa matmni isaa gocha tokko raawwata; akka hima raawwatamaammoo gocha raawwatame sanaan matmni miidhama. Kana jechuun hima giddugalaa keessatti hirmaattonni lamaanuu jechuun matimniifi antimni tokko jechuudha. Kana jechuun qaamni miidhuufi qaamni miidhamu tokko. Fakkeenyaaf hima <text:span text:style-name="Default_20_Paragraph_20_Font"><text:span text:style-name="T7">gurbaan harka dhiqate</text:span></text:span> jedhu yoo ilaalle matmni (gurbaan)fi antimni (harka) tokko; maaliif yoo jenne harki qaama gurbaa waan ta’eef. Matimniifi antimni tokko ta’uun beekamtii hima giddugalaati. <text:s/></text:p>
      <text:p text:style-name="P62"><text:s/></text:p>
      <text:p text:style-name="P91">Haa ta’u malee amalli gara biroon hinmul’atu jechuu miti. </text:p>
      <text:p text:style-name="P137">Fakkeenyaaf himni <text:span text:style-name="Default_20_Paragraph_20_Font"><text:span text:style-name="T7">gurbaan mufate </text:span></text:span>jedhu giddugalaadha. <text:s/>Hima kana keessa qaamni gurbaa mufachiise gurbaa hinfakkaatu. Himni <text:span text:style-name="Default_20_Paragraph_20_Font"><text:span text:style-name="T7">gurbaan guddate </text:span></text:span>jedhus hima giddugalaati. As keessattis waan gurbaan akka guddatu godhe qaama gara biraa fakkaata. Fufileen –<text:span text:style-name="Default_20_Paragraph_20_Font"><text:span text:style-name="T7">a(a)t, </text:span></text:span>-<text:span text:style-name="Default_20_Paragraph_20_Font"><text:span text:style-name="T7">o(o)m</text:span></text:span>fi <text:span text:style-name="Default_20_Paragraph_20_Font"><text:span text:style-name="T7">a(a)h </text:span></text:span><text:s/>gochima giddugalaa <text:s/>agarsiisu (Kutaa 2 ilaalaa). </text:p>
      <text:p text:style-name="P51"><text:s/></text:p>
      <text:p text:style-name="P80"><text:s/></text:p>
      <text:h text:style-name="P14" text:outline-level="4">14.6.2. Caasima Hima Giduglaa </text:h>
      <text:p text:style-name="P81"><text:s/></text:p>
      <text:p text:style-name="P142">Karaa caasimaa himni giddugalaa akaakuu afur qaba. Inni tokko, lakkoofsa hirmaattota hima keessa jiranii hindabalus, <text:soft-page-break/>hinhirri’sus. Fakkeenyaf hima armaan gadii haa ilaallu: <text:s/>a. Galatoo-n harka dhiq-<text:span text:style-name="Default_20_Paragraph_20_Font"><text:span text:style-name="T7">at</text:span></text:span>-e. </text:p>
      <text:p text:style-name="P30">b. Galatoo-n harkee dhiq-e. </text:p>
      <text:p text:style-name="P30">(a) irratti akka ilaalamutti maqaan <text:span text:style-name="Default_20_Paragraph_20_Font"><text:span text:style-name="T7">Galatoo-n </text:span></text:span>jedhu matima yoo ta’u maqaan <text:span text:style-name="Default_20_Paragraph_20_Font"><text:span text:style-name="T7">harka </text:span></text:span>jedhummoo antima. Hima kana keessatti mallattoo hima giddugalaa kan taate fufiin –<text:span text:style-name="Default_20_Paragraph_20_Font"><text:span text:style-name="T7">at</text:span></text:span>- gochima irra jirti. (b)n hima ce’aadha. Haa ta’u malee lakkoofsi qooddattootaa lamuma akka hima giddugalaa (a) irratti ilaallee. Kana jechuun maxxanuun –<text:span text:style-name="Default_20_Paragraph_20_Font"><text:span text:style-name="T7">at- </text:span></text:span>ida’amuuniif dhiisuun lakkoofsa qooddattootaa irratti dhiibaa hingeessisne jechuudha. <text:s text:c="2"/></text:p>
      <text:p text:style-name="P52"><text:s/></text:p>
      <text:p text:style-name="P114">Akaakuun caasimaa giddugalaa inni lammaffaan isa lakkoofsa qoddattootaa hir’isu. Kana jechuun wayita fufiin –<text:span text:style-name="Default_20_Paragraph_20_Font"><text:span text:style-name="T7">at</text:span></text:span>- gochima irratti ida’amu matimni ni hir’ata akkuma hima raawwatamaa jechuudha. Gosti hima giddugalaa kanaa heddumminaan AO keessatti hinmul’atu. Fakkeenyaaf hima armaan gadii haa ilaallu: <text:s/></text:p>
      <text:p text:style-name="P30">a. Nam-ni mana gub-e; b. Man-ni gub-at-e. </text:p>
      <text:p text:style-name="P30">Himni (2a) irratti mul’ate kun hima ce’aa jedhama. Himni (2b) irratti agarsiifame kunammoo hima giddugalaa jedhama. Himni (2a) irratti agarsiifame qooddattoota lama qaba; isaanis matimaaf antima. Himni (2b) irratti agarsiifame garuu qooddataa tokko qofaa qaba, qooddataan kunis matima qofaadha. Sababni kanaas fufiin giddugalaa –<text:span text:style-name="Default_20_Paragraph_20_Font"><text:span text:style-name="T7">at</text:span></text:span>- waan gochima irratti ida’amteef jechuudha. As irratti fufiin –<text:span text:style-name="Default_20_Paragraph_20_Font"><text:span text:style-name="T7">at</text:span></text:span>- akkuma fufii raawwatamaa, -<text:span text:style-name="Default_20_Paragraph_20_Font"><text:span text:style-name="T7">am</text:span></text:span>-, ta’ee tajaajile jechuudha (fufiin raawwatamaa lakkoofsa qooddattootaa hir’isuutiin akka beekamtu haa yaadannu). <text:s text:c="2"/></text:p>
      <text:p text:style-name="P52"><text:s/></text:p>
      <text:p text:style-name="P30"><text:soft-page-break/>Akaakuun caasima hima giddugalaa inni sadaffaan isa lakkoofsaa qooddattootaa ida’u. Akaakuun kun AO keessa heddumminaan hinargamu. Fakkeenyaaf himoota armaan gadii haa ilaallu: <text:s/></text:p>
      <text:list xml:id="list2777612893" text:style-name="L64">
        <text:list-item>
          <text:p text:style-name="P155">Gurbaan iyy-e. <text:s/></text:p>
        </text:list-item>
        <text:list-item>
          <text:p text:style-name="P155">Gurbaa-n miidhaa-saa mootummaa-tti iyy-at-e. </text:p>
        </text:list-item>
      </text:list>
      <text:p text:style-name="P30">Himni (a) irratti agarsiifame hima hafoodha; gochimni fufii –<text:span text:style-name="Default_20_Paragraph_20_Font"><text:span text:style-name="T7">at</text:span></text:span>- hinida’anne. Himni (b) irratti agarsiifameeru garuu hima giddugalaadha. Gochimni hima kana keessatti argamu fufii giddugalaa –<text:span text:style-name="Default_20_Paragraph_20_Font"><text:span text:style-name="T7">at</text:span></text:span>- ida’ateera. Sababa –<text:span text:style-name="Default_20_Paragraph_20_Font"><text:span text:style-name="T7">at</text:span></text:span>- ida’ameefis antimoonni <text:span text:style-name="Default_20_Paragraph_20_Font"><text:span text:style-name="T7">miidhaa</text:span></text:span>fi <text:span text:style-name="Default_20_Paragraph_20_Font"><text:span text:style-name="T7">mootummaa </text:span></text:span>jedhan hima keessa seenaniiru. Kana jechuun fufii <text:s/>–<text:span text:style-name="Default_20_Paragraph_20_Font"><text:span text:style-name="T7">at</text:span></text:span>- lakkoofsa qooddattootaa ida’eera jechuudha. </text:p>
      <text:p text:style-name="P123">Akaakuun caasimaa hima giddugalaa inni arfaffaan isa Maqibsa gara gochimaatti jijjiiree hima hafoo uumudha. Fakkeenyaaf ibsitoota maqaa kanneen akka diimaa, guddaa, furdaa fi kkf irratti fufii –<text:span text:style-name="Default_20_Paragraph_20_Font"><text:span text:style-name="T7">at</text:span></text:span>- ida’uun hima hafoo uumuun nidanda’ama. <text:s text:c="2"/>a. Bunni diim-at-e. </text:p>
      <text:list xml:id="list1053886725" text:style-name="L65">
        <text:list-item>
          <text:p text:style-name="P156">Mucaan gudd-at-e. </text:p>
        </text:list-item>
        <text:list-item>
          <text:p text:style-name="P156">Dubartii-n furd-at-te. <text:s/></text:p>
        </text:list-item>
      </text:list>
      <text:p text:style-name="P30">Akka (a) irraa ilaallutti gochimni <text:s/><text:span text:style-name="Default_20_Paragraph_20_Font"><text:span text:style-name="T7">diim-at-e </text:span></text:span>jedhu Maqibsa <text:span text:style-name="Default_20_Paragraph_20_Font"><text:span text:style-name="T7">diimaa <text:s/></text:span></text:span>jedhu irraa uumame; gochimni kunis matima tokko qofaa fudhata. (b) irrattis gochimni <text:span text:style-name="Default_20_Paragraph_20_Font"><text:span text:style-name="T7">gud-at-e </text:span></text:span>jedhu Maqibsa <text:span text:style-name="Default_20_Paragraph_20_Font"><text:span text:style-name="T7">guddaa </text:span></text:span>jedhu irraa uumame. (c) irrattis gochimni <text:span text:style-name="Default_20_Paragraph_20_Font"><text:span text:style-name="T7">furd-at-e </text:span></text:span>jedhu Maqibsa <text:span text:style-name="Default_20_Paragraph_20_Font"><text:span text:style-name="T7">guddaa </text:span></text:span>jedhu irraa uumame. Gochimoonni kunneen hundi matima tokko qofaa fudhatu; kanaaf himoota hafoodha. <text:s text:c="2"/></text:p>
      <text:p text:style-name="P65"><text:s/></text:p>
      <text:h text:style-name="P22" text:outline-level="4"><text:soft-page-break/><text:span text:style-name="Default_20_Paragraph_20_Font"><text:span text:style-name="T4"><text:tab/></text:span></text:span>14.6.3. Hiika Hima Giddugalaa <text:tab/><text:span text:style-name="Default_20_Paragraph_20_Font"><text:span text:style-name="T8"> </text:span></text:span></text:h>
      <text:p text:style-name="P30">Karaa hiikaa himni giddugalaa bakkeewwan gurguddoo afuritti qoodamu danda’a. Isaanis kanneen qaama giddugala godhatan, kanneen adeemsa yaadaa himan, kanneen gocha tasa raawwate odeessanfi kanneen gocha ofiif raawwatame mul’isani. Himni giddugalaa inni qaama irratti xiyyeeffatu gosa adda addaa qaba. Gosoonni kunneenis kuunuunsa qaamaa, sochii dhaabaa qaamaa, osoo hinbeekiin qaama sochoosuufi bakka tokkoo bakka birootti sochii gochuudha. </text:p>
      <text:p text:style-name="P30">AO keessatti himni giddugalaa hiikaan qaamaa kunuunsuu agarsiisuu hedduutu jira. Fakkeenyaaf hiika himoota armaan gadii haa ilaallu: <text:s/></text:p>
      <text:list xml:id="list2055779239" text:style-name="L66">
        <text:list-item>
          <text:p text:style-name="P157">Siddiiqee-n ilkaan tum-at-te. </text:p>
        </text:list-item>
        <text:list-item>
          <text:p text:style-name="P157">Tobarraa-n qeensa qor-at-e. </text:p>
        </text:list-item>
        <text:list-item>
          <text:p text:style-name="P157">Isaan miila dhiq-at-ani. </text:p>
        </text:list-item>
        <text:list-item>
          <text:p text:style-name="P157">Bulloo-n gaabii uff-at-e. <text:s/></text:p>
        </text:list-item>
      </text:list>
      <text:p text:style-name="P30">Fakkeenyota armaan olii hunda yoo hubanne hiikni isaanii qaama kunuunsuu irratti xiyyeeffata. <text:s text:c="2"/></text:p>
      <text:p text:style-name="P51"><text:s/></text:p>
      <text:p text:style-name="P143">Kana malees himoonni giddugalaa kanneen biroon ammoo hiikni isaanii sochii dhaaba qaamaa agarsiisa. Fakkeenyaaf himoota armaan gadii haa ilaallu: <text:s/>a. Inni quxuuxx-at-e. </text:p>
      <text:list xml:id="list3093676355" text:style-name="L67">
        <text:list-item>
          <text:p text:style-name="P158">Isheen dhaab-at-te. </text:p>
        </text:list-item>
        <text:list-item>
          <text:p text:style-name="P158">Isaan muka-tti hirk-at-ani. </text:p>
        </text:list-item>
        <text:list-item>
          <text:p text:style-name="P158">Gurbaa-n diriirf-at-e. </text:p>
        </text:list-item>
        <text:list-item>
          <text:p text:style-name="P158"><text:soft-page-break/>Uumee-n harka ciqilf-at-te. </text:p>
        </text:list-item>
      </text:list>
      <text:p text:style-name="P30">Himoonni armaan olitti agarsiifaman kunneen gosti isaani hima giddugalaa jedhamu; sababni isaas hundi isaaniiyyuu fufii giddugalaa –<text:span text:style-name="Default_20_Paragraph_20_Font"><text:span text:style-name="T7">at</text:span></text:span>- waan ofirraa qabaniif. Himoonni kunneen hiikni isaanii wal fakkaata; maaliif ? yoo jenne, waan sochii dhaaba qaamaa agarsiisaniif jechuu dandeenya. <text:s text:c="2"/></text:p>
      <text:p text:style-name="P30">Gosti hiikaa hima giddugalaa inni biroon, osoo hinbeekiin qaama sochoosuudha. Kana jechuun sochii qaamaa gosa kanaa irratti fedhii abbaan ala sochiin qaamaa jira; yookiin gosa sochii kanaa abboomuu hin danda’u. Fakkeenyaaf himoota armaan gadii haa xiinxallu: </text:p>
      <text:list xml:id="list3419815984" text:style-name="L68">
        <text:list-item>
          <text:p text:style-name="P159">Garaa-n ishee gub-at-e. <text:s/></text:p>
        </text:list-item>
        <text:list-item>
          <text:p text:style-name="P159">Mataa-n isa bobaaf-at-e. <text:s/></text:p>
        </text:list-item>
        <text:list-item>
          <text:p text:style-name="P159">Ij-i isa liphis-at-e. <text:s/></text:p>
        </text:list-item>
        <text:list-item>
          <text:p text:style-name="P159">Qub-ni isa kottonf-at-e. <text:s/></text:p>
        </text:list-item>
        <text:list-item>
          <text:p text:style-name="P159">Qaam-ni ishee holl-at-e. <text:s/></text:p>
        </text:list-item>
      </text:list>
      <text:p text:style-name="P114">Himni giddugalaa inni qaama irratti bu’uureffatu hiiknisaa sochii qaamaa bakkaa fi yeroo waliirraa siqillee agarsiisuu danda’a. Kanaafis himoonni armaan gadii akka fakkeenyaatti eeramuu danda’u: <text:s/></text:p>
      <text:list xml:id="list83338063" text:style-name="L69">
        <text:list-item>
          <text:p text:style-name="P160">Ijoollee-n tulluu yaabb-at-te. <text:s/></text:p>
        </text:list-item>
        <text:list-item>
          <text:p text:style-name="P160">Dhagaa-n tulluu irraa gadi konkol-aat-e. <text:s/></text:p>
        </text:list-item>
        <text:list-item>
          <text:p text:style-name="P160">Gudeesh-i gangal-at-e. <text:s/></text:p>
        </text:list-item>
      </text:list>
      <text:p text:style-name="P30">Fakkeenyotti (a-c) irratti eeraman kunneen qaamni tokko yeroo fudhatee bakka tokkoo ka’ee bakka biraa ga’uu isaa agarsiisu. <text:s/>Hiikni hima giddugalaa akaakuun biroo isa gocha sammuu <text:soft-page-break/>keessatti raawwatu agarsiisu. Akaakuu kana bakkeewwan sadiitti qoodnee ilaaluu dandeenya. <text:s/>Isaanis, giddugala miira agarsiisu, giddugala adeemsa yaadaa agarsiisuufi giddugala beekumsa qeensuu agarsiisu jedhamu. <text:s text:c="2"/></text:p>
      <text:p text:style-name="P40">Himni giddugalaa hiikaan gocha sammuu keessatti raawwatu <text:s/>agarsiisan keessaa tokko isa miira agarsiisudha. <text:s/>Himoonni kanneen miira namaa agarsiisan hedduutu jiru. Himoonni tokko tokko amantii waliin wal qabatani walitti dhufeenya namaafi ayyaanaa ykn waaqaa agarsiisu. Kanaafis himoonni armaan gadii fakkeenya ta’uu danda’u: <text:s/></text:p>
      <text:list xml:id="list231452368" text:style-name="L70">
        <text:list-item>
          <text:p text:style-name="P161">Ayyaanni dabe abbaatti hamm-aat-a. <text:s/></text:p>
        </text:list-item>
        <text:list-item>
          <text:p text:style-name="P109">Rakkina keessaa ba’uuf waaqa kadh-at-e. <text:s/></text:p>
        </text:list-item>
        <text:list-item>
          <text:p text:style-name="P161">Nam-ni malkaati irreeff-at-a. <text:s/></text:p>
        </text:list-item>
      </text:list>
      <text:p text:style-name="P128">Fakkeenyota armaan olii irraa akka hubanutti gochimoonni <text:span text:style-name="Default_20_Paragraph_20_Font"><text:span text:style-name="T7">hammaata</text:span></text:span>, <text:span text:style-name="Default_20_Paragraph_20_Font"><text:span text:style-name="T7">kadhate</text:span></text:span>fi <text:span text:style-name="Default_20_Paragraph_20_Font"><text:span text:style-name="T7">irraanfate </text:span></text:span>jedhan fufii giddugalaa of keessaa qabu; hiikni isaaniammoo amantii agarsiisaa. Kanneen malees gochimoonni armaan gadii miira waahummaa agarsiisu: <text:span text:style-name="Default_20_Paragraph_20_Font"><text:span text:style-name="T7">rif-at-e</text:span></text:span>, <text:span text:style-name="Default_20_Paragraph_20_Font"><text:span text:style-name="T7">him-at-e</text:span></text:span>, <text:span text:style-name="Default_20_Paragraph_20_Font"><text:span text:style-name="T7">dhaad-at-e</text:span></text:span>, <text:span text:style-name="Default_20_Paragraph_20_Font"><text:span text:style-name="T7">kak-at-e</text:span></text:span>, <text:span text:style-name="Default_20_Paragraph_20_Font"><text:span text:style-name="T7">lag-at-e</text:span></text:span>, <text:span text:style-name="Default_20_Paragraph_20_Font"><text:span text:style-name="T7">goom-ate</text:span></text:span>, <text:span text:style-name="Default_20_Paragraph_20_Font"><text:span text:style-name="T7">muf-at-e </text:span></text:span>fi kkf. Akkasumsa gochimoonni guddugalaa kanneen akka <text:span text:style-name="Default_20_Paragraph_20_Font"><text:span text:style-name="T7">jaall-at-e</text:span></text:span>, <text:span text:style-name="Default_20_Paragraph_20_Font"><text:span text:style-name="T7">abd-at-e</text:span></text:span>, <text:span text:style-name="Default_20_Paragraph_20_Font"><text:span text:style-name="T7">sossob-at-e</text:span></text:span>, <text:span text:style-name="Default_20_Paragraph_20_Font"><text:span text:style-name="T7">haw-at-e </text:span></text:span>fi <text:s/><text:span text:style-name="Default_20_Paragraph_20_Font"><text:span text:style-name="T7">taph-at-e </text:span></text:span>jirani ammoo eentaa miiraa agarsiisu. <text:s/>Himoonni armaan gadii ammoo hiikaan adeemsa yaadaa agarsiisu: <text:s/>a. Giiloon bilbilasaa manatti irraanf-at-e. <text:s/></text:p>
      <text:list xml:id="list467666045" text:style-name="L71">
        <text:list-item>
          <text:p text:style-name="P162">Siifan waan irraanf-at-te amma yaad-at-te. </text:p>
        </text:list-item>
        <text:list-item>
          <text:p text:style-name="P162">c. Ijoolleen waan haaraa qalbis-at-ti. <text:s/></text:p>
        </text:list-item>
        <text:list-item>
          <text:p text:style-name="P162">Gurbaan waan barate yaadatti qab-at-a. <text:s/></text:p>
        </text:list-item>
        <text:list-item>
          <text:p text:style-name="P162">Hintalli herreega bar-at-te. <text:s/></text:p>
        </text:list-item>
      </text:list>
      <text:p text:style-name="P30"><text:soft-page-break/>Himoonni armaan olii kunneen fufii -<text:span text:style-name="Default_20_Paragraph_20_Font"><text:span text:style-name="T7">at</text:span></text:span>- gochima irratti ida'ataniiru. Hundi isaaniiyyuu adeemsa yaadaa agarsiisu. Waan sammuu nama tokkoo keessatti ta'aa jiru mul'isu. <text:s/></text:p>
      <text:p text:style-name="P52"><text:s/></text:p>
      <text:p text:style-name="P122">Giddugala gocha sammuu keessatti raawwatu agarsiisan keessaa akaakuu biroon kanneen miirota shanan agarsiisan. Miironni shanan kunneen odeeffannoo naannoo irraa argachuuf nama gargaaru. Fakkeenyaaf, himoota armaan gadii haa ilaallu: a. Hintalli daraaraa fuunf-at-te. <text:s/></text:p>
      <text:list xml:id="list370212604" text:style-name="L72">
        <text:list-item>
          <text:p text:style-name="P163">Gurbaan nyaata dhadham-at-e. <text:s/></text:p>
        </text:list-item>
        <text:list-item>
          <text:p text:style-name="P163">Inni harka qaqqab-at-e. <text:s/></text:p>
        </text:list-item>
        <text:list-item>
          <text:p text:style-name="P163">Isheen walaloo dhaggeeff-at-te. <text:s/></text:p>
        </text:list-item>
        <text:list-item>
          <text:p text:style-name="P163">Dargaggeessi durba ilaall-at-a. <text:s/></text:p>
        </text:list-item>
      </text:list>
      <text:p text:style-name="P30">Akka himoota armaan oliirraa hubachuu dandeenyutti, fufiin – <text:span text:style-name="Default_20_Paragraph_20_Font"><text:span text:style-name="T7">at </text:span></text:span>- gochimoota himootaarratti argama. Himoonni kunneen gidugalaa, hiikni isaanii odeeffannoo naannoo irraa argachuu irratti bu'uureffata; kanaaf walfakkaatu. <text:s/></text:p>
      <text:p text:style-name="P51"><text:s/></text:p>
      <text:p text:style-name="P35">Akaakuun hiika hima giddugalaa inni biroon isa gocha tasa raawwatame agarsiisu. Himni giddugalaa gocha tasa raawwatame agarsiisu AO keessatti beekamaadha. </text:p>
      <text:p text:style-name="P30">Fakkeenyaaf, himoota armaan gadii haa ilaallu: </text:p>
      <text:list xml:id="list321794022" text:style-name="L73">
        <text:list-item>
          <text:p text:style-name="P164">Mukni gudd-at-e. <text:s/></text:p>
        </text:list-item>
        <text:list-item>
          <text:p text:style-name="P164">Baalli babal'-at-e. <text:s/></text:p>
        </text:list-item>
        <text:list-item>
          <text:p text:style-name="P164">Saanii gabb-at-te. <text:s/></text:p>
        </text:list-item>
        <text:list-item>
          <text:p text:style-name="P164"><text:soft-page-break/>Bunni diim-at-e. <text:s/></text:p>
        </text:list-item>
      </text:list>
      <text:p text:style-name="P30">Himoonni gidugalaa armaan olii kun gocha ofiin tasa ta'e agarsiisu. <text:s/></text:p>
      <text:p text:style-name="P51"><text:s/></text:p>
      <text:p text:style-name="P144">Akaakuun hiikaa AO keessatti heddumminaan beekamu isa faayidaa mataa ofiif jecha gocha raawwatamu agarsiisu. AO keessatti fufiin giddugalaa -<text:span text:style-name="Default_20_Paragraph_20_Font"><text:span text:style-name="T7">at</text:span></text:span>- gochima ce'aa irratti ida'amee fayidaa ofii jecha gocha raawwachuu agarsiisa. Fakkeenyaaf himoota armaan gadii haa ilaallu: <text:s/>a. Namihci hoolaa gurgur-at-e. <text:s/></text:p>
      <text:list xml:id="list69828028" text:style-name="L74">
        <text:list-item>
          <text:p text:style-name="P165">Oggantuun sun konkolaataa bit-at-te. <text:s/></text:p>
        </text:list-item>
        <text:list-item>
          <text:p text:style-name="P165">Qotee bulaan saree guddis-at-e. <text:s/></text:p>
        </text:list-item>
      </text:list>
      <text:p text:style-name="P30">Himoonni armaan olii kunneen himoota giddugalaa jedhamu. Hunda isaanii yoo ilaalle, fufiin giddugalaa -at- gochima ce'aa irratti ida'amteetti. Karaa hiikaa yoo ilaalle namni tokko faayidaa mataa isaatiif jecha gocha tokko raawwachuu agarsiisu. </text:p>
      <text:p text:style-name="P54"><text:s/></text:p>
      <text:p text:style-name="P82"><text:s/></text:p>
      <text:h text:style-name="P4" text:outline-level="3">14.7. Hima Taasisuu </text:h>
      <text:p text:style-name="P83"><text:s/></text:p>
      <text:p text:style-name="P41">Marii hima taasisuu gaaffii kanaan haa eegallu: “Hima taasisuu jechuun maal jechuudha?” Himni taasisuu yoo xinnaate himoota lama of keessatti hammata (qabata). Himootni lamaan kunneen hima gocha raawwachiisee fi hima gocha raawwate jedhamu. Himoonni kunneen garuu karawwan lama agarsiifamu (barreeffamu ykn dubbatamu). Tokko, hima qaacesun barreeffamu; kana jechuun himni raawwachisee akka hima tokkootti, himni raawwates akka hima tokkootti adda adda ba’anii hima tokko keessatti hammatamanii barreeffamu. <text:soft-page-break/>Lama, karaa gochima dhamjecha taasisuun, gochi raawwachisees gochi raawwates walitti qindaa’anii hima tokkoo ta’anii barreeffamu. <text:s/></text:p>
      <text:p text:style-name="P51"><text:s/></text:p>
      <text:p text:style-name="P42">AO keessatti maxxantoota gochima taasisuu uuman keessaa – <text:span text:style-name="Default_20_Paragraph_20_Font"><text:span text:style-name="T7">is</text:span></text:span>- bal’inaan beekamti. Fufiin kun firdhamjecha tokko qabdi. Isheenis –<text:span text:style-name="Default_20_Paragraph_20_Font"><text:span text:style-name="T7">s</text:span></text:span>– dha. Fufiin –<text:span text:style-name="Default_20_Paragraph_20_Font"><text:span text:style-name="T7">is</text:span></text:span>-fi –<text:span text:style-name="Default_20_Paragraph_20_Font"><text:span text:style-name="T7">s</text:span></text:span>- gochimoota hafoo tokko tokkotti maxxananii taasisuu uumu. Fakkeenyaaf <text:span text:style-name="Default_20_Paragraph_20_Font"><text:span text:style-name="T7">raff</text:span></text:span>-<text:span text:style-name="Default_20_Paragraph_20_Font"><text:span text:style-name="T7">is</text:span></text:span>-<text:span text:style-name="Default_20_Paragraph_20_Font"><text:span text:style-name="T7">e <text:s text:c="3"/></text:span></text:span>fi <text:s/><text:span text:style-name="Default_20_Paragraph_20_Font"><text:span text:style-name="T7">dammaq-s-e </text:span></text:span>ilaaluu dandeenya. Akkasumas fufiin kun hundee Maqibsa yookiin maqaa irratti maxxntee gochima taasisuu uumuudhan beekamtuudha. Fakkeenyaaf gochimoota taasisuu <text:span text:style-name="Default_20_Paragraph_20_Font"><text:span text:style-name="T7">gudd-is-e </text:span></text:span>fi <text:span text:style-name="Default_20_Paragraph_20_Font"><text:span text:style-name="T7">furd-is-e <text:s/></text:span></text:span>yoo ilaalle Maqibsa irraa uumamani. Gochima <text:span text:style-name="Default_20_Paragraph_20_Font"><text:span text:style-name="T7">dubb-is-e </text:span></text:span>jedhu yoo ilaallemmoo maqaa irraa uumame. <text:s/></text:p>
      <text:h text:style-name="P15" text:outline-level="4">14.7.1. Caasima Hima Taasisuu </text:h>
      <text:p text:style-name="P30">Himni taasisuu karaa caasimaa bakkeewwan gurguddoo lamatti qoodamee ilaalama. Isaanis hima taasisuu addeessaa/ qaacessaa fi hima taasisuu makaa <text:s/>(gochimaafi fufii taasisuu walitti maku). <text:s text:c="2"/></text:p>
      <text:p text:style-name="P66"><text:s/></text:p>
      <text:h text:style-name="P23" text:outline-level="5">14.7.1.1. Qaaccessaa </text:h>
      <text:p text:style-name="P125">Gosni hima taasisuu inni qaacessu hima gocha tokko gaggeessisuufi hima gocha gaggeessu of keessatti hammata. Himni gosa kanaa bakkeewwan gurgoddoo lamatti qoodamee ilaalama. Gosni tokko hima taasisuu isa gochima godhe jedhutti fayyadamu yoo ta’u inni biroonimoo isa gochima taasise jedhutti fayyadamu. Duraan dursine mee hima taasisuu isa gochima <text:soft-page-break/>godhe jedhutti fayyadamu fakkeenyaan haa ilaallu: <text:s/>a. Garbaan [akka <text:s text:c="4"/>barataan <text:s text:c="4"/>fiigu] godhe. <text:s text:c="2"/></text:p>
      <text:p text:style-name="P30">b. Garbaan [akka <text:s text:c="4"/>barataan <text:s text:c="4"/>muka muru] godhe. <text:s/></text:p>
      <text:p text:style-name="P30">Himoonni (1a) <text:s/>fi (1b) keessatti mul’atan himoota lama lama of keessatti qabu; isaanis hima buu’uuraa fi hima hirkataadha. Himoota lamaan keessattuu himni bu’uuraa matima <text:span text:style-name="Default_20_Paragraph_20_Font"><text:span text:style-name="T7">Garbaa </text:span></text:span>jedhamefi gochima <text:span text:style-name="Default_20_Paragraph_20_Font"><text:span text:style-name="T7">godhe </text:span></text:span>jedhu qabu; matimni kunis waa gochuu isaa mul’isu. Himooni hirkatoommoo hammattuu keessatti agarssifamaniiru. (1a) irratti himni <text:s/>hirkataa <text:s/>matima barataa jedhuu fi gochima fiigu jedhu of keessaa qaba; (1b) keessatti garuu matima barataa jedhu, antima muka jedhuufi <text:s/>gochima ce’aa muru jedhu of keessa qaba. <text:s/>Himni hirkaataan kun matimni hima kanaa akka gocha tokko raawwatu taasifamuu isaa mul’isa. Mee ammammoo hima taasisuu isa gochima taasisuutti fayyadamu haa ilaallu. Akka mariif toluttis himoota armaan gadii haa xinxallu: <text:s/></text:p>
      <text:p text:style-name="P39">a. Eebbaan [akka <text:s text:c="3"/>mucaan rafu] <text:s text:c="4"/>taasise; b. Eebbaan [akka <text:s text:c="3"/>gurbaan hoolaa bitu] <text:s text:c="4"/>taasise. </text:p>
      <text:p text:style-name="P35">Himoota (a) fi (b) yoo ilaallu gochima gosa tokko qabu; innis isa taasise jedhu . Himootni lamaanuu matima walfakkaatu, <text:span text:style-name="Default_20_Paragraph_20_Font"><text:span text:style-name="T7">Eebbaa</text:span></text:span>, fi gochima gosa tokko qabu jechuuda. Akkasumas himni (a) irratti agarsiifame hima hafoo ta’e akka hima hirkataatti yoo qabaatu himni (b) irratti agarsiifamemmoo hima ce’aa akka hima hirkaataatti qaba. Hima (a) irratti kan gocha raawwate mucaa yoo ta’u kan raawwachiseemmoo <text:span text:style-name="Default_20_Paragraph_20_Font"><text:span text:style-name="T7">Eebbaa</text:span></text:span>dha; hima (b) keessatti kan gocha kalattiitiin raawwate gurbaa yoo ta’u kan gocha raawwachise <text:span text:style-name="Default_20_Paragraph_20_Font"><text:span text:style-name="T7">Eebbaa</text:span></text:span>dha. <text:s/>Haa ta’u malee bakka gochima taasisuu kana gochima godhe jedhu yoo bakka buufnee fayyadamne himni taasisuu fudhatama qaba. </text:p>
      <text:p text:style-name="P30">Fakkeenyaaf, <text:s/></text:p>
      <text:p text:style-name="P39"><text:soft-page-break/>a. Eebbaan [akka mucaan rafu] godhe; b. Eebbaan [akka gurbaan hoolaa bitu] godhe. </text:p>
      <text:p text:style-name="P30">Dimshaashumatti himni taasisuu inni qaacessuun barreeffamu xumurtoota adda addaa lamaan ibsama. Xumurtoonni kunneenis godhe fi taasise dha. Haa ta’u malee xumurtoonni lamaanuu bakka wal jijjiiruun tajaajilarra ooluu danda’u <text:s/>jijjiirraa hiikaa osoo hinfidiin. Akkuma waliigalaatti, AO keessa himni taasisuu qaacceessan gosa lamatu jira. Inni tokko isa gochima <text:span text:style-name="Default_20_Paragraph_20_Font"><text:span text:style-name="T7">godhe </text:span></text:span>jedhu irratti hundaa’u yoo ta’u inni lammaffaammo isa gochima <text:span text:style-name="Default_20_Paragraph_20_Font"><text:span text:style-name="T7">taasise </text:span></text:span>jedhu irratti hundaa’u. Gosa hima taasisuu lamaanuu keessatti himoota lama lamatu jiru. Himoonni lamaanuu matimaa mataa isaanii qabu. Himni inni dura dhufu isa gocha raawwachise yoo ta’u inni itti aanee dhufummoo isa gocha raawwatedha. <text:s/>Gochimni <text:s/><text:span text:style-name="Default_20_Paragraph_20_Font"><text:span text:style-name="T7">taasise </text:span></text:span>gochima tahe jedhurraa dhufe. Hundeen <text:span text:style-name="Default_20_Paragraph_20_Font"><text:span text:style-name="T7">tah</text:span></text:span>- (yookiin <text:span text:style-name="Default_20_Paragraph_20_Font"><text:span text:style-name="T7">ta’</text:span></text:span>-) jedhu wayita fufii taasisuu <text:s/>–<text:span text:style-name="Default_20_Paragraph_20_Font"><text:span text:style-name="T7">sis</text:span></text:span>- jedhu ida’atu hundeen xumurraa <text:span text:style-name="Default_20_Paragraph_20_Font"><text:span text:style-name="T7">taasis</text:span></text:span>- jedhu uumama (sagaleen [h] ykn hudhaan akka haqamu fi sagaleen [a] akka dheeratu hubadhaa). <text:s/></text:p>
      <text:p text:style-name="P67"><text:s/></text:p>
      <text:h text:style-name="P26" text:outline-level="5"><text:span text:style-name="Default_20_Paragraph_20_Font"><text:span text:style-name="T5"><text:s/><text:tab/></text:span></text:span>14.7.1.2. Taasisuu Qeentee </text:h>
      <text:p text:style-name="P114">Tasisuu qeenteen gochima hafoo ykn gochima ce’aa irraa uumamuu dandanda’a. Kana jechuun fufiin taasisuu tokko qofaan wayita gochima hafoo ykn gochima ce’aa irratti maxxantee gochima taasisuu ijaartu mula’ata. Fakkeenyaf himoota armaan gadii haa hubannu: <text:s/>a. gurbaa-n <text:s text:c="3"/>fiig-e. <text:s/></text:p>
      <text:p text:style-name="P30">b. Nam-ičč-i <text:s text:c="3"/>gurbaa <text:s text:c="3"/>fiig-s-e. </text:p>
      <text:p text:style-name="P30">Himni (a) irratti agarsiifame kun hima hafoo jedhama. Himni kun matima tokkoo fi gochima tokko qaba. Fufiin –<text:span text:style-name="Default_20_Paragraph_20_Font"><text:span text:style-name="T7">n</text:span></text:span> matima irratti maxxantee maqaan gurbaa jedhu matima ta’uu isaa agarsiifiti. <text:s/></text:p>
      <text:p text:style-name="P115"><text:soft-page-break/>Fufiin –<text:span text:style-name="Default_20_Paragraph_20_Font"><text:span text:style-name="T7">e </text:span></text:span>jettummoo gochima irratti maxxantee matimni gocha gaggeesse Korniyaa kormaa, ramaddii sadaffaa, qeentee ta’uu isaa mul’isuun matimichi gurbaa akka ta’e mirkaneessiti. <text:s/>Himni </text:p>
      <text:p text:style-name="P114">(b) irratti mul’atu hima (a) irraa adda wal fakkeenyas qaba. Himni (a) hima hafoo yoo ta’u himni (b)n ammoo hima ce’aadhas hima taasisaadhas. Hima ce’aa kan jennu gochi matima irraa gara hojetamaatti waan ce’eruufi. Hima taasisaa kan jennu ammoo fufiin taasisuu –<text:span text:style-name="Default_20_Paragraph_20_Font"><text:span text:style-name="T7">s-</text:span></text:span>n gochima fiig- jedhu irratti ida’amtee gochima taasisuu waan uumteettufidha. Haa ta’u malee himoonni kunneen lamaan walis fakkaatu. Himoota lamaanu keessa maqaan gurbaa jedhuu fi xumurri fiig- jiru. Garuu maqaan gurbaa jedhu hima (a) keessatti matima ture (b) keessatti hojjetamaa ta’eera. Hima (a) keessa kan hin jiraanne matimni namichi jedhu (b) keessatti ida’ameera; akkasumas (a) keessatti kan hin mul’atiin fufiin taasisuu –<text:span text:style-name="Default_20_Paragraph_20_Font"><text:span text:style-name="T7">s</text:span></text:span>- (b) keessa gochima irratti maxxaneera. Egaa dhimshaashumatti gochima hafoo irratti fufiin taasisuu kamiyyuu yoo ida’ame matimni hima hafoo gara antimaatti jijjirama; wayita kanas matimni gara biroon ni ida’ama akkuma (b) irratti agarsiifamee jiru kana. <text:s/></text:p>
      <text:p text:style-name="P51"><text:s/></text:p>
      <text:p text:style-name="P114">Himni taasisuu gochima ce’aa irraa wayita uumamus kan duraan matima ture antima ta’a, matimni biroon ni ida’ama; akkasumas gochima ce’aa irratti fufiin taasisuu ni ida’ama. Yaada kana ifa gochuuf fakkeenyota armaan gadii haa hubannu: <text:s/></text:p>
      <text:list xml:id="list1350624898" text:style-name="L75">
        <text:list-item>
          <text:p text:style-name="P166">gurbaa-n hoolaa gurgur-e. <text:s/></text:p>
        </text:list-item>
        <text:list-item>
          <text:p text:style-name="P166">Namich-i gurbaa holaa gurgur-siis-e. </text:p>
        </text:list-item>
      </text:list>
      <text:p text:style-name="P114"><text:soft-page-break/>(a) n hima ce’aa jedhama; (b)n ammoo hima taasisuu jedhama. Hima ce’aa (a) keessatti maqaan gurbaa jedhu matima; garuu hima taasisuu (b) keessatti antima; akkasumas hima ce’a keessa kan hin jiraatiin maqaan <text:span text:style-name="Default_20_Paragraph_20_Font"><text:span text:style-name="T7">namichi </text:span></text:span>jedhu hima taasisuu keessa galeera. Jijjiramoonni caasaa kunneen sababa fufiin taasisuu –<text:span text:style-name="Default_20_Paragraph_20_Font"><text:span text:style-name="T7">siis</text:span></text:span>- <text:s/>gochima <text:span text:style-name="Default_20_Paragraph_20_Font"><text:span text:style-name="T7">gurgur</text:span></text:span>- jedhu irratti ida’amteefi. <text:s/></text:p>
      <text:p text:style-name="P30">Taasisuun lammeessoon maxxantoota taasisuu lama irratti </text:p>
      <text:h text:style-name="P24" text:outline-level="5">14.7.1.3. Lammeessoofi Sadeessoo </text:h>
      <text:p text:style-name="P30">hundaa’u. <text:s/>Fakkeenyyaf, <text:s text:c="2"/></text:p>
      <text:list xml:id="list736963016" text:style-name="L76">
        <text:list-item>
          <text:p text:style-name="P167">nam-ičč-i <text:s text:c="3"/>gurbaa <text:s text:c="3"/>fiig-s-e. </text:p>
        </text:list-item>
        <text:list-item>
          <text:p text:style-name="P167">Dubartii-n nam-ičč-aan <text:s text:c="3"/>gurbaa <text:s text:c="3"/>fiig-s-is-te. </text:p>
        </text:list-item>
      </text:list>
      <text:p text:style-name="P30">(b)n caasaa taasisuu lammeessotii; sababni isaas fufii taasisuu lama jechuun –<text:span text:style-name="Default_20_Paragraph_20_Font"><text:span text:style-name="T7">s</text:span></text:span>- fi –<text:span text:style-name="Default_20_Paragraph_20_Font"><text:span text:style-name="T7">is</text:span></text:span>- hundee gochimaa irratti waan ida’ameef. Taasisuu qeenteen gara taasisuu lammeessotti wayita ce’u jijjiiramni caasaas ni mul’ata. Matimni taasisuu qeentee taasisuu lammeessoo keessatti gara antimaatti jijjiiramee maayii meeshaa ida’atee ibsama. Haaluma kanaan (a) keessatti maqaan namichi jedhu matima ture; garuu (b) keessatti gara antimaatti jijjiiramee fufii maayii meeshaa agarsiistu ida’achuun namich-<text:span text:style-name="Default_20_Paragraph_20_Font"><text:span text:style-name="T7">aan </text:span></text:span>jedhame ibsameera. <text:s/></text:p>
      <text:p text:style-name="P113">Matimni <text:tab/>dubartii <text:tab/>jedhummoo <text:tab/>(b) <text:tab/>keessatti <text:tab/>ida’ameera. Jijjiiraan caasaa kun kan sababa godhate fufiin taasisuu –<text:span text:style-name="Default_20_Paragraph_20_Font"><text:span text:style-name="T7">is</text:span></text:span>- jettu fufii taasisuu duran turte –<text:span text:style-name="Default_20_Paragraph_20_Font"><text:span text:style-name="T7">s</text:span></text:span>- irratti ida’amuusheeti. <text:s/></text:p>
      <text:p text:style-name="P52"><text:s/></text:p>
      <text:p text:style-name="P114"><text:soft-page-break/>Caasaan taasisuu lammeessoo gochima ce’aarrattis hundaa’ee uumamuu ni danda’a akkasuma fakkeenya armaan gadiirraa arginutti: <text:s/></text:p>
      <text:p text:style-name="P52"><text:s/></text:p>
      <text:list xml:id="list2850155317" text:style-name="L77">
        <text:list-item>
          <text:p text:style-name="P168">Namich-i gurbaa hoolaa gurgur-siis-e. <text:s/></text:p>
        </text:list-item>
        <text:list-item>
          <text:p text:style-name="P168">Dubartii-n <text:s text:c="3"/>namich-aan gurbaa hoolaa gurgursis-iis-te. </text:p>
        </text:list-item>
      </text:list>
      <text:p text:style-name="P114">Fakkeenyonni (a) fi (b)n gochima ce’aa gurgur- jedhu irratti bu’uureffatu. Akkuma (a) fi (b) irratti ilaaletti matimni namichi jedhu taasisuu lammeessoo keessatti gara antimaatti jijjiirame namichaan jedhameera; matimni dubartii jedhummoo (b) keessatti ida’ameera; sababnisaas fufiin taasisuu –<text:span text:style-name="Default_20_Paragraph_20_Font"><text:span text:style-name="T7">iis</text:span></text:span>- jettu fufii taasisuu duraan turte –<text:span text:style-name="Default_20_Paragraph_20_Font"><text:span text:style-name="T7">sis</text:span></text:span>- jettu irratti maxxantee waan taasisuu lammeessoo uumteef. AO taasisuu sadeessoollee qabaachu ni danda’a. Kana jechuun maxxantoonni taasisuu sadii walitti aananii dhufuun hima keessatti mul’achuu danda’u. Fakkeenyaaf himoota armaan gadii haa ilaallu: <text:s/></text:p>
      <text:list xml:id="list4250441647" text:style-name="L78">
        <text:list-item>
          <text:p text:style-name="P169">Xuwwee-n cab-e. </text:p>
        </text:list-item>
        <text:list-item>
          <text:p text:style-name="P169">Gurbaa-n xuwwee cab-s-e. </text:p>
        </text:list-item>
        <text:list-item>
          <text:p text:style-name="P169">Dubartii-n gurbaa xuwwee cab-s-iis-te. </text:p>
        </text:list-item>
        <text:list-item>
          <text:p text:style-name="P169">Namich-i dubartii-tiin gurbaa xuwwee cab-sis-iis-e. <text:s/></text:p>
        </text:list-item>
      </text:list>
      <text:p text:style-name="P30">(a) irratti himni argamu matima tokkoofi gochima tokko qofaa qaba; xumurri kun fufii taasisuu hin qabu. Himni (b) irratti mul’atummoo matima tokko, antima tokkoo fi gochima tokko qaba; inni antima ta’e (a) irratti matima ture. Xumurri (b) irratti mul’atu fufii taasisuu tokko waan qabuuf taasisuu qeentee jechuu dandeenya. (c)n taasisuu lammeessooti, xumurri waan <text:soft-page-break/>maxxantoota taasisuu lama maxxanfateeruuf. Fufii taasisuu tokkotu ida’ame ykn lamatu ida’ame jechuuf matima fi antima hima sana keessa jiran waliin wal biraqabnee hubachuu qabna. Ida’amuun fufii taasisuu lammaffaa matima duraan ture gara antimaatti jijjiiree matima gara biroommoo dabala; (c) irrattis kan mul’ate kanuma. (d)n ammoo taasisuu sadeessoodha; sababni isaas fufiin taasisuu al sadaffaa ida’amteetti; matimni (c) keessa ture gara antima alkalattiitti jijjiramee matimni haaraan namichi jedhu ida’ameera. Akkuma kanaa taasisuu sadeessoon AO keessa akka jiru nibeekna. Haa ta’u malee, gochima ce’aa irraa taasisuu sadeessoo uumuun hiika adda hin taane ykn gocha tokko eenyu akka raawwates akka raawwachiises adda baasuun ni ulfaata. Fakkeenyaaf himoota armaan gadii mee haa ilaallu: <text:s/></text:p>
      <text:p text:style-name="P30"><text:span text:style-name="Default_20_Paragraph_20_Font"><text:span text:style-name="T7">Hima</text:span></text:span>: Tolasaan gurbaa-tiin dubartii-tiin hoolaa bich-isis-iis-e. </text:p>
      <text:p text:style-name="P114">Fakkeenya hima kanaa keessatti matimni <text:span text:style-name="Default_20_Paragraph_20_Font"><text:span text:style-name="T7">Tolasaa </text:span></text:span>jedhu gocha raawwachiisaa akka ta’e beekama. Garuu <text:span text:style-name="Default_20_Paragraph_20_Font"><text:span text:style-name="T7">Tolasaan </text:span></text:span>gurbaa ajajeeti gurbaanammoo dubartii ajajemoo dubartiitu gurbaa ajaje? Lamaanuu ta’uu mala. Kanaaf hiikaan ifa miti himni taasisaa armaan ol irra jiru; taasisaa sadeessoo keessatti haalli akkasii nama quunnamuu mala. Waan kana ta’eefis, yeroo baay’ee dubbii keessatti antimni tokko irra utaalamee dubbatama. Fakkeenyaaf, <text:s/></text:p>
      <text:list xml:id="list4290866190" text:style-name="L79">
        <text:list-item>
          <text:p text:style-name="P170">Tolasaan hoolaa bich-is-is-iis-e. </text:p>
        </text:list-item>
        <text:list-item>
          <text:p text:style-name="P170">Tolasaan gurbaa-tiin hoolaa bich-is-is-iis-e. </text:p>
        </text:list-item>
        <text:list-item>
          <text:p text:style-name="P170">Tolasaan dubartii-tiin hoolaa bich-is-is-iis-e. </text:p>
        </text:list-item>
      </text:list>
      <text:p text:style-name="P30">(a) irratti antimoonni lamaanuu irra utaalamaniiru. Matimni gocha raawwachiise <text:span text:style-name="Default_20_Paragraph_20_Font"><text:span text:style-name="T7">Tolasaa </text:span></text:span>ta’uunsaa haa beekamu malee enyuun ajajee akka gocha raawwachiisee waan beekamu hin jiru, yoo keessa beekkannootiin ta’e malee. (b) irratti namni gocha <text:soft-page-break/>hoolaa bituu raawwate hinbeekamu, garuu ajajaan lammaffaa antima alkallattii isa <text:span text:style-name="Default_20_Paragraph_20_Font"><text:span text:style-name="T7">gurbaa-tiin </text:span></text:span>jedhu akka ta’e ni beekama. (c)n fakkeenyuma (b) waliin wal fakkaatu. <text:s/>AO keessaa taasisuun afureessoonillee jiraachuu mala. Kana jechuun maxxantoota taasisuu sadii olitti walitti aansinee yoo fidne seerri nu dhoowwu hin jiru. Karaa jecha gara biroo maxxantoota taasisuu gochima irratti maxxanuu qaban seerri daangessu hin jiru. Fakkeenyaaf hima armaan gadii haa ilaallu: </text:p>
      <text:p text:style-name="P30"><text:span text:style-name="Default_20_Paragraph_20_Font"><text:span text:style-name="T7">Hima</text:span></text:span>: Tolasaan hoolaa bich-is-is-is-iis-e. <text:s/></text:p>
      <text:p text:style-name="P30">Gochi hima armaan olii keessatti taa’e maal agarsiisa? <text:span text:style-name="Default_20_Paragraph_20_Font"><text:span text:style-name="T7">Tolasaan </text:span></text:span>nama tokko ajaje, inni ajajamemmoo nama lammaffaa ajaje, inni lammaffaanammoo nama sadaffaa ajaje, inni sadaffaanammoo nama afraffaa ajaje, inni afraffaan ammoo nama isa hoolaa bite ajaje jechuudha. <text:s/></text:p>
      <text:p text:style-name="P68"><text:s/></text:p>
      <text:h text:style-name="P27" text:outline-level="5"><text:span text:style-name="Default_20_Paragraph_20_Font"><text:span text:style-name="T5"><text:s/><text:tab/></text:span></text:span>14.7.1.4. Taasisuu Matima Dhokataa </text:h>
      <text:p text:style-name="P52"><text:s/></text:p>
      <text:p text:style-name="P115">AO keessa himni taasisuu matima addaan ba’ee hin beekamne hedduu qaba.Xumurtoonni hawwii waan tokkoo agarsiisan kanneen akka hawwe, kajeele, barbaadee fi kkf fufii taasisuu qeentee ida’atanii hima ijaaruu danda’u. Garuu himoonni haala kanaan ijaaraman tokko tokko matima addaan ba’ee beekamu hin qaban. Fufiin waliigaltee gochima irratti ida’amu Korniyaa sadaffaa lakkoofsa qeentee haa ta’u malee matimni gocha taasisuu raawwachiise enyummaan isaa hin beekamu. </text:p>
      <text:p text:style-name="P131">Fakkeenyaaf himoota armaan gadii haa ilaallu: a. ani mana jireenya barbaad-e. </text:p>
      <text:list xml:id="list2395660302" text:style-name="L80">
        <text:list-item>
          <text:p text:style-name="P171"><text:soft-page-break/>Man-ni jireenyaa na barbaach-is-a. </text:p>
        </text:list-item>
        <text:list-item>
          <text:p text:style-name="P171">Ani dhugaatii haww-e. </text:p>
        </text:list-item>
        <text:list-item>
          <text:p text:style-name="P171">Dhugaatii na haww-isiis-a. </text:p>
        </text:list-item>
        <text:list-item>
          <text:p text:style-name="P171">Ani nyaata kajeel-e. </text:p>
        </text:list-item>
        <text:list-item>
          <text:p text:style-name="P171">Nyaata na kajeel-sis-a. </text:p>
        </text:list-item>
      </text:list>
      <text:p text:style-name="P54"><text:s/></text:p>
      <text:p text:style-name="P139">Himoonni (b), (d) fi (f) irratti agarsiifaman kunneen karaa ittiin wal fakkaatan qabu. Hundi isaanii matima hin qaban. Garuu (a, c fi e) matima adda ba’ee beekamu qaba. Matimni ani jedhu (a), (c) fi (e) irratti gocha sammuu keessatti mul’atu akka agarsiise ifa. Kana jechuun (a), (c) fi (e) irratti kan barbaade, kan hawwe fi kan kajeele matima ani jedhudha; xumurtoota himoota kanneenii irrattis fufiin waliigaltee –<text:span text:style-name="Default_20_Paragraph_20_Font"><text:span text:style-name="T7">e </text:span></text:span>jettu ida’amteetti. Fufiin waliigaltee kunis matimni gocha raawwate ramaddii tokkooffaa lakkoofsa qeentee jechuun ani ta’uu isaa agarsiifti. Walbira qabnee ilaaluuf, fufiin waliigaltee kan (b), (f) fi (f) irratti mul’atu –<text:span text:style-name="Default_20_Paragraph_20_Font"><text:span text:style-name="T7">a </text:span></text:span>kan jedhu. Fufiin kun ramaddii sadaffaa, Korniyaa kormaa fi lakkoofsa qeentee (inni) haa agarsiisu malee matimni gocha raawwachiise adda ba’ee kan beekamu miti. <text:s text:c="2"/></text:p>
      <text:p text:style-name="P36">AO keessa himni taasisuu hafoo jira. Irra keessa yoo ilaalan, </text:p>
      <text:h text:style-name="P25" text:outline-level="5">14.7.1.5. Taasisuu Hafoo </text:h>
      <text:p text:style-name="P114">himni gosa kanaa hibboo namatti ta’a. Sababni kanaas fufiin taasisuu wayita gochima irratti ida’amtu matima gara biroo <text:soft-page-break/>ida’uun matima duraan ture gara antimaatti jijjiiruun waan beekamtuuf. Waan kana ta’eef yeroo baay’ee xumurri hafoo fufii taasisuu ida’achuun gara gochima ce’aatti jijjiiramti. Waan kana ibsuuf fakkeenya armaan gadii haa ilaallu: <text:s/></text:p>
      <text:list xml:id="list1981481221" text:style-name="L81">
        <text:list-item>
          <text:p text:style-name="P172">sibiilli dab-e. </text:p>
        </text:list-item>
        <text:list-item>
          <text:p text:style-name="P172">Inni sibiila dab-s-e. </text:p>
        </text:list-item>
        <text:list-item>
          <text:p text:style-name="P172">Gurbaan fiig-e. </text:p>
        </text:list-item>
        <text:list-item>
          <text:p text:style-name="P172">Inni gurbaa fiig-is-e. </text:p>
        </text:list-item>
      </text:list>
      <text:p text:style-name="P145">Himootni (a) fi (c) keessatti argaman hafoo jedhamu; sababni isaas matima tokko tokkoo fi gochima tokko tokko waan qabaataniif gochi qaama tokko iraa gara qaama birootti dabreeru waan hinjirreefi. Himoonni kunneen (b)fi (d) irratti gara ce’aatti jijjiiramaniiru. Sababni isaas (b) irratti fufiin taasisuu –<text:span text:style-name="Default_20_Paragraph_20_Font"><text:span text:style-name="T7">s</text:span></text:span>-n (d) irrattammoo fufiin taasisuu –<text:span text:style-name="Default_20_Paragraph_20_Font"><text:span text:style-name="T7">is</text:span></text:span>- gochima irratti ida’amanii matimni inni jedhu akka dabalamani matimni duraan turemmoo gara antimaatti akka jijjiiramu waan taasisaniifidha. Haalli kun adeemsa beekamaadha waan amala fufii taasisuu agarsiisufidha. <text:s text:c="2"/>Taasisuu hafoo jechuun hima hafoo gara hima ce’aatti jijjiiruu jechuu miti. Taasisuu hafoo keessatti fufiin taasisuu jecha irratti ida’ame matima gara biroo hinida’u; gochimnis ce’a hin ta’u. Fakkeenyaaf himoota armaan gadii haa ilaallu: <text:s/>a. Allaattiin barr-is-e. <text:s/></text:p>
      <text:list xml:id="list3756126816" text:style-name="L82">
        <text:list-item>
          <text:p text:style-name="P173">Roobni jand-is-e. <text:s/></text:p>
        </text:list-item>
        <text:list-item>
          <text:p text:style-name="P173">Qorophisni qoroph-is-e. </text:p>
        </text:list-item>
        <text:list-item>
          <text:p text:style-name="P173">Namichi qaxx-is-e. </text:p>
        </text:list-item>
        <text:list-item>
          <text:p text:style-name="P173"><text:soft-page-break/>Qilleensi bubb-is-e. <text:s/></text:p>
        </text:list-item>
      </text:list>
      <text:p text:style-name="P43">Fakkeenyota armaan olii keessatti fufiin taasisuu yoo jiraatteyyuu himni hafoodhuma. Fufiin –<text:span text:style-name="Default_20_Paragraph_20_Font"><text:span text:style-name="T7">is</text:span></text:span>- jettu fufii ta’uu ishee baruuf himoota kanneen karaa gara biroo ibsinee haa ilaallu: <text:s/></text:p>
      <text:list xml:id="list1236719423" text:style-name="L83">
        <text:list-item>
          <text:p text:style-name="P174">Allaatiin bar jedhe. </text:p>
        </text:list-item>
        <text:list-item>
          <text:p text:style-name="P174">Roobni jandoo buuse. </text:p>
        </text:list-item>
        <text:list-item>
          <text:p text:style-name="P174">Qorophisni qoroph jedhe. </text:p>
        </text:list-item>
      </text:list>
      <text:p text:style-name="P30">Himoota armaan oliirraa akka hubannutti fufiin taasisuu –<text:span text:style-name="Default_20_Paragraph_20_Font"><text:span text:style-name="T7">is</text:span></text:span>- hundee jechootaa <text:span text:style-name="Default_20_Paragraph_20_Font"><text:span text:style-name="T7">bar</text:span></text:span>, <text:span text:style-name="Default_20_Paragraph_20_Font"><text:span text:style-name="T7">jandoo</text:span></text:span>fi <text:span text:style-name="Default_20_Paragraph_20_Font"><text:span text:style-name="T7">qorop </text:span></text:span>jedhan irraa adda baateetti. Kanaaf fufiin taasisuu altokko tokko hundee jechaa irratti ida’mtee gochimuma hafoo uumti jechuu dandeenya. <text:s/>Fakkeenyaaf, maqaa <text:span text:style-name="Default_20_Paragraph_20_Font"><text:span text:style-name="T7">jandoo </text:span></text:span>jedhurratti fufii taasisuu –<text:span text:style-name="Default_20_Paragraph_20_Font"><text:span text:style-name="T7">is</text:span></text:span>- yoo idaane <text:span text:style-name="Default_20_Paragraph_20_Font"><text:span text:style-name="T7">jandise </text:span></text:span>ta’a, xumurri kunis hafoodha. <text:s text:c="2"/></text:p>
      <text:p text:style-name="P69"><text:s/></text:p>
      <text:h text:style-name="P16" text:outline-level="4">14.7.2. Hiika Hima Taasisuu </text:h>
      <text:p text:style-name="P44">Himni taasisuu hiikota adda addaa qaba. Hiikonni kunneenis kallatti, alkallattii, hawwaasee (walta’insaa), walabee, tasee, ta’e jedhee,to’atee, kakaasee fi uumee jedhamu. Taasisuu kalatti kan jedhamu matimni tokko qaamaan ykn kalattiin raawwatama qabee ykn tuqee yoo gocha gaggeessedha. </text:p>
      <text:p text:style-name="P134">Fakkeenyaaf himoota armaan gadii haa ilaallu: <text:s/>a. Isheen mucaa raf-is-te. </text:p>
      <text:p text:style-name="P30">b. Gurbaan namicha <text:s text:c="4"/>kuff-is-e. </text:p>
      <text:p text:style-name="P30">(a) irratti matimni ishee yoo ta’u gochamni mucaa dha. Himni kun dubartiin tokko qaamaan mucaa qabdee ykn hammattee <text:soft-page-break/>akka mucaan raftu gochuu ishee nu agarsiisa. Waan kana ta’eefis taasisuu kalattii jedhama. (b) irrattis matimni gurbaa jedhame qaamaan antima namicha jedhame waliin wal qunnamee akka gochamni kufu godheera; kanaafu taasisuu kallatti jedhama. <text:s/>Taasisuun alkallattii taasisuu kallattii irraa adda. Taasisuu alkallattii keessatti matimaa fi antima giddu qaamni biroon jira. Matima hima taasisuu taasisaa yoo jenne qaama ajaja matima irraa fudhatee gocha tokko raawwatuun ammoo taasisamaa haa jennu. Egaa hima taasisuu alkallattii keessa taasisaa fi antima gidduu taasifaman jira jechuudha. Kana jechuunis taasisaa fi gochi raawwatamu kallattiin wal hin quunnaman; kanaaf gosti taasisaa akkasi taasisaa alkallatti jedhama jechuudha. Fakkeenyaaf himoota armaan gadii haa hubannu: <text:s/></text:p>
      <text:list xml:id="list3636603729" text:style-name="L84">
        <text:list-item>
          <text:p text:style-name="P175">Bultumaan Garbiitiin sangaa gurgur-siis-e. <text:s/></text:p>
        </text:list-item>
        <text:list-item>
          <text:p text:style-name="P175">Mucaan dubartii xuwwee cab-s-iis-te. </text:p>
        </text:list-item>
        <text:list-item>
          <text:p text:style-name="P175">Namichi gurbaatiin sibiila dab-s-iis-e. </text:p>
        </text:list-item>
      </text:list>
      <text:p text:style-name="P30">Himoonni armaan olitti eeraman kunneen taasisuu alkallatti jedhamu. Fakkeenyaaf (a) haa ilaallu. Himni kun taasisaa Bultumaa jedhamu, taasisamaa Garbii jedhamuu fi antima sangaa jedhamu qaba. Butumaan kallattiitiin deemee sangaa hin gurgurre. <text:s/></text:p>
      <text:p text:style-name="P30">Namni kallattiin sangaa gurgure Garbiidha. Bultumaa fi sangaa gurguruu gidduu Garbiin jira. Bultumaan sanga kan gurgursiise Garbiitiin gorsa kennee ykn ajaja kenneeti. Kanaaf matimni gocha kana raawwate alkallatiinidha. Waan kana ta’eef taasisuun kun alkallattii jedhama. Fakkeenyonni (b) fi (c) haaluma wal fakkaatuun qaacessamuu danda’u. Hima (b) keessatti gochi raawwatame xuwween cabuudha. Matimni akka gochi kun raawwatamuuf sababa ta’e matima mucaa jedhu. Qaamni kallattiin gocha kana raawwate taasifamaa dubartii jedhu. Matimni alkallattiin waan gocha raawwateef taasisuu alkallattii <text:soft-page-break/>jedhama. Hiikni garri biroon hima taasisuu keessatti beekamu hawaasee jedhama. Hiikni kun hirmaattonni hima taasisuu keessatti eraman walta’insa, walgargaarsa, waliin jireenya fi gochaawwan kanneen fakkaataan agarsiisu. Fakkeenyonni armaan gaditti kennamaniiran taasisuu hawaasee jedhamu: <text:s/></text:p>
      <text:list xml:id="list1833193844" text:style-name="L85">
        <text:list-item>
          <text:p text:style-name="P176">Hiriyaankoo laaqana na nyaach-is-e. </text:p>
        </text:list-item>
        <text:list-item>
          <text:p text:style-name="P176">Obboleessikoo bishaan na obaas-e. </text:p>
        </text:list-item>
        <text:list-item>
          <text:p text:style-name="P176">Namichi farda ishee yaab-sis-e. </text:p>
        </text:list-item>
        <text:list-item>
          <text:p text:style-name="P176">Gaariin uffannaa na bit-ach-iis-e. </text:p>
        </text:list-item>
        <text:list-item>
          <text:p text:style-name="P176">Gaariin uffannaa na bich-isiis-e. </text:p>
        </text:list-item>
      </text:list>
      <text:p text:style-name="P35">(a) afeerraa agarsiisa; (b) nama dheebote dheebuu baasuu agarsiisa; (c) nama muuxannoo ykn human hinqabneef gargaarsa gochuu mul’isa; (d) fi (e) human waliif ta’u agarsiisu. </text:p>
      <text:p text:style-name="P30">Bakka tokko tokkotti, fkn, baha Wallaggaatti (d) ni tajaajila. <text:s/></text:p>
      <text:p text:style-name="P30">Bakka birootti, fkn, naannoo Hararitti (e) tu tajaajila hiikuma wal fakkaatu ibsuufidha. Fakkeenyonni kunneen hundinuu walta’anii hawaasaa keessa wal gargaaraa waliin jiraachuu waan agarsiisaniif taasisuu hawaasee jedhamu. <text:s text:c="2"/></text:p>
      <text:p text:style-name="P55"><text:s/></text:p>
      <text:p text:style-name="P30">Hiikni gara biroon ilaaluu qabnu walabee jedhama. Taasisuun walbee taasisaan taasisamaaf hayyama kennuun gocha tokko akka raawwatuuf walaba godha. Fakkeenyaaf himoota taasisuu armaan gadii haa ilaallu: <text:s/></text:p>
      <text:list xml:id="list1557140254" text:style-name="L86">
        <text:list-item>
          <text:p text:style-name="P110">Barreessituun gara oggaaniččaatti na dabar-s-ite. </text:p>
        </text:list-item>
        <text:list-item>
          <text:p text:style-name="P177">Hintala isaa gara mana barumsaatti lakk-is-e. </text:p>
        </text:list-item>
      </text:list>
      <text:p text:style-name="P30">(a) keessatti barreessituun nama tokkof hayyama kennuu ishee argina. Haalum wal fakkaatuun (b) keessattis namni tokko <text:soft-page-break/>hintalasaa walaba gochuu isaa argina. Himoonni lamaanu taasisuu walabee jedhamanii beekamu. <text:s/>Gosni gara biroon taasisuu tasee jedhama. Gosti hiika hima taasisuu kanaa waan tokko osoo itti hin yaadamiin tasa yoo raawwatamu.Taasisuu tasee hubachuuf himoota armaan gadii haa ilaallu: <text:s/></text:p>
      <text:list xml:id="list2531666260" text:style-name="L87">
        <text:list-item>
          <text:p text:style-name="P178">Inni manaa gadi nawaamee qorra narukkuch-iis-e. </text:p>
        </text:list-item>
        <text:list-item>
          <text:p text:style-name="P178">Inni oduutiin na qabee dhagaa na <text:s text:c="3"/>rukuch-iis-e. </text:p>
        </text:list-item>
      </text:list>
      <text:p text:style-name="P37">Himoonni kunneen lamaan fakkeenya tase ta’uu danda’u. (a) irratti namni tokko nama biroo ta’e jedhee qorra rukuchiisuuf kaayyoo hin qabu. <text:s/>Namni biroon sun tasa qorraan rukutame, <text:s text:c="2"/>waan mana gadi waamameef garuu sababa biroo qaba. (b) haaluma wal fakkaatuun ibsama. Namni tokko isa biroo miidhuuf kaayyoo hin qabu; namni tokko osoo oduu odeessaa deemuu tasa dhagatiin rukutamuu isaa hubanna hima kanarraa. Matimni himoota kanneen maqdhaalii inni jedhu waan ta’eef dhala namaa akka ta’e ni beekama. Garuu hiikni tase matima uumama lubbuu hin qabnellee ta’uu danda’a; fakkeenyaaf himoota armaan gadii haa ilaallu: <text:s/>a. aduun damma baq-s-e. </text:p>
      <text:list xml:id="list1246290581" text:style-name="L88">
        <text:list-item>
          <text:p text:style-name="P179">Bishaan ibidda dhaam-s-e. </text:p>
        </text:list-item>
        <text:list-item>
          <text:p text:style-name="P119">Ibiddi dhadhaa baq-s-e.Himoonni taasisuu armaan olitti eeraman matima, antima fi gochima qabu. Garuu matimoonni himoota kanneen keessatti mul’atan uumama lubbuu hin qabne. Waan kana ta’eefis matimoonni kunneen itti yaadanii gocha tokko hinraawwanne. Gochaawwan eeraman kunneen akka tasaa raawwataman. <text:s/>Hiikni tasee waliin wal morkatu ta’e jedhee dha. Gosni hiika kanaa namni tokko ta’e jedhee, itti yaadee wayita raawwatudha. <text:s text:c="2"/></text:p>
        </text:list-item>
        <text:list-item>
          <text:p text:style-name="P179">Gaariin Bullootiin qotiyoo bitach-iis-e. </text:p>
        </text:list-item>
        <text:list-item>
          <text:p text:style-name="P179">Barsiistuun barattoota herreega bar-siis-te. </text:p>
        </text:list-item>
      </text:list>
      <text:p text:style-name="P114"><text:soft-page-break/>Himoonni armaan olitti eeraman lamaanuu hiikni isaanii ta’e jedhee dha. (a) irratti Gaariin ta’e jedhee Bullootiin qotiyoo akka bitu godheera. Gochi qotiyoo bituu gocha itti yaadame raawwatame malee kan tasa raawwatame miti. <text:s/></text:p>
      <text:p text:style-name="P30">(b) keessattis Barsiistuun ta’e jette, itti yaaddee, itti qophooftee barattoota herreega barsiistee jirti. Gochi kunis gocha itti yaadamee raawwatame. <text:s text:c="2"/></text:p>
      <text:list xml:id="list760630039" text:style-name="L89">
        <text:list-item>
          <text:p text:style-name="P180">Gurbaan horii gaaratti deeb-is-e. </text:p>
        </text:list-item>
        <text:list-item>
          <text:p text:style-name="P180">Isheen ganama ganama hoolota manaa gadi yaa-s-ti. </text:p>
        </text:list-item>
      </text:list>
      <text:p text:style-name="P127">(a) keessatti horii bakka tokkoo gara bakka birootti qajeelchuun to’annaa godha. (b) keessatti dubartiin tokko hoolota mana gadi yaafitee bobbaasuun to’annaa akka gaggeessitu hubachaa jirra. Waan kana ta’eef himoonni kunneen hiika to’atee jedhu qabu jechuu dandeenya. <text:s/>Hiikni gara biroon kakaasee jedhama. Akkeesseen namni tokko hojjaa ykn gocha nama biroo ilaalee haaluma wal fakkaatuun yoo hojjetu agarsiisa. Fakkeenyaaf himoota armaan gadii haa ilaallu: <text:s/>a. Dubbatee na dubbach-iis-e. <text:s/></text:p>
      <text:list xml:id="list2958572821" text:style-name="L90">
        <text:list-item>
          <text:p text:style-name="P181">Fiigee na fiig-sis-e. </text:p>
        </text:list-item>
        <text:list-item>
          <text:p text:style-name="P181">Nyaatee na nyaach-is-e. </text:p>
        </text:list-item>
        <text:list-item>
          <text:p text:style-name="P181">Hojjetee na hojjech-iis-e. </text:p>
        </text:list-item>
      </text:list>
      <text:p text:style-name="P30">Himootni armaan olitti eeraman hiika wal fakkaatu qabu. Hunda keessatti gochi tokko gocha nama gara birootiin kaka’uutiin raawwatame. (a) irratti dubbiin nama tokkoo namni gara biroon akka dubbatu kakaase, (b) irratti fiigichi nama tokkoo nama gara birootiif kaka’umsa ta’e, (c) irratti namni tokko isa biroo ilaalee nyaate, (d) irratti hojiin nama tokko isa birootiif kaka’umsa ta’era. <text:s text:c="3"/></text:p>
      <text:p text:style-name="P114"><text:soft-page-break/>Hiikni gara biroon isa uumee jedhamu. Uumeen namni tokko gochi tokko osoo hin raawwatamiin ykn osoo hin mul’atiin akka raawwatamee ykn akka mul’ate fakkeessee yoo dubbatu. a. Isheen kan dhiyoo fag-eessi-tee ilaalti. <text:s/></text:p>
      <text:p text:style-name="P30">b. Isheen soba dhugaa fakk-eessi-tee dubbatti. </text:p>
      <text:p text:style-name="P30">(a) irratti dubartiin tokko waan dhiyoo jiru fagoo akka jiru fakkeessitee ilaalti sammuu ishee keessatti. Kana jechuun haala qabatamaan hinjirre tokko akka jirutti uumtee yaaddi jechuudha. Kanaaf himni kun hiika uumee jedhu qaba. (b) keessattis dubartiin tokko waan soba ta’e akka dhugaa ta’eetti uumtee sammuu ishee keessatti ilaalti jechuudha. <text:s/>Waliigalaan, akkuma kutaa kana keessatti ilaaluu yaalletti himni taasisuu hiikota adda addaa qaba. Hiikota kanneenis kallattii, alkallattii, hawwaasee (walta’insaa), walabee, tasee, ta’ejedhee, to’atee, kakaasee fi uumee jedhamu jennee tarreesinee tokko tokkoo isaaniif fakkeenya kenninee jirra. </text:p>
      <text:p text:style-name="P53"><text:s/></text:p>
      <text:p text:style-name="P30">Haa ta’u malee, hiikota tarreeffaman kanneen jidduu daangaan hin jiru. Kana jechuunis, himni taasisuu tokko hiikota gosa adda addaa lama ykn isaa ol qabaachuu mala. Himni taasisuu hiikaan alkallattii ta’e tokko hiika ta’e jedhees qabaachuu mala. Himni hiika kallattii qabu tokkos hiika dabalataa tasee ykn kakaasee qabaachuu mala. Kanaaf caasaan hima taasisuu tokko hima adda addaa qabaachuun waanuma jiru ta’usaa hubachuun barbaachisaadha. <text:s text:c="2"/></text:p>
      <text:p text:style-name="P30">Yaadni gara biroon hubatamuu qabu caasaan hima taasisuu tokko hiika tokko qaba ykn hiika gara biroo qaba jechuuf yeroo, bakka fi haala himni sun keessatti dubbatamu baruu qabna. Yoomiyyuu taanan hiika hima tokkoo kan murteessuu haala himni sun keessatti faayidaa irra oolu ta’usaa beekuu qabna. <text:s text:c="2"/></text:p>
      <text:p text:style-name="P70"><text:s/></text:p>
      <text:h text:style-name="P28" text:outline-level="5"><text:span text:style-name="Default_20_Paragraph_20_Font"><text:span text:style-name="T4"><text:tab/></text:span></text:span><text:span text:style-name="Default_20_Paragraph_20_Font"><text:span text:style-name="T5"> <text:tab/></text:span></text:span>Gaaffilee Boqonnichaa </text:h>
      <text:p text:style-name="P52"><text:s/></text:p>
      <text:p text:style-name="P87">Unkafi hiika <text:s/>irratt bu’uureffachuun himoota armaan gadii ibsi: <text:s/></text:p>
      <text:list xml:id="list2195472122" text:style-name="L91">
        <text:list-item>
          <text:p text:style-name="P29">Hima hafoo </text:p>
        </text:list-item>
        <text:list-item>
          <text:p text:style-name="P84">Hima ta’uu </text:p>
        </text:list-item>
        <text:list-item>
          <text:p text:style-name="P85">Hima ce’aa </text:p>
        </text:list-item>
        <text:list-item>
          <text:p text:style-name="P29">Hima garlamee </text:p>
        </text:list-item>
        <text:list-item>
          <text:p text:style-name="P29">Hima raawwatamaa dhunfaa </text:p>
        </text:list-item>
        <text:list-item>
          <text:p text:style-name="P29">Hima raawwatamaa mitidhuunfaa </text:p>
        </text:list-item>
        <text:list-item>
          <text:p text:style-name="P29">Hima giddugalaa </text:p>
        </text:list-item>
        <text:list-item>
          <text:p text:style-name="P29">Hima taasisuu qeentee </text:p>
        </text:list-item>
        <text:list-item>
          <text:p text:style-name="P29">Hima taasisuu lammeessoo </text:p>
        </text:list-item>
        <text:list-item>
          <text:p text:style-name="P29">Hima taasisuu sadeessoo </text:p>
        </text:list-item>
        <text:list-item>
          <text:p text:style-name="P29">Hima taasisuu matima dhokataa </text:p>
        </text:list-item>
        <text:list-item>
          <text:p text:style-name="P29">Hima taasisuu hafoo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Heading_20_5" style:display-name="Heading 5" style:family="paragraph" style:next-style-name="Normal" style:default-outline-level="5"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WW_5f_CharLFO226LVL1" style:display-name="WW_CharLFO22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2" style:display-name="WW_CharLFO22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3" style:display-name="WW_CharLFO22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4" style:display-name="WW_CharLFO22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5" style:display-name="WW_CharLFO22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6" style:display-name="WW_CharLFO22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7" style:display-name="WW_CharLFO22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8" style:display-name="WW_CharLFO22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6LVL9" style:display-name="WW_CharLFO22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181LVL1" style:display-name="WW_CharLFO18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2" style:display-name="WW_CharLFO18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3" style:display-name="WW_CharLFO18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4" style:display-name="WW_CharLFO18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5" style:display-name="WW_CharLFO18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6" style:display-name="WW_CharLFO18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7" style:display-name="WW_CharLFO18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8" style:display-name="WW_CharLFO18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1LVL9" style:display-name="WW_CharLFO18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1" style:display-name="WW_CharLFO18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2" style:display-name="WW_CharLFO18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3" style:display-name="WW_CharLFO18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4" style:display-name="WW_CharLFO18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5" style:display-name="WW_CharLFO18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6" style:display-name="WW_CharLFO18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7" style:display-name="WW_CharLFO18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8" style:display-name="WW_CharLFO18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2LVL9" style:display-name="WW_CharLFO18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1" style:display-name="WW_CharLFO18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2" style:display-name="WW_CharLFO18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3" style:display-name="WW_CharLFO18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4" style:display-name="WW_CharLFO18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5" style:display-name="WW_CharLFO18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6" style:display-name="WW_CharLFO18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7" style:display-name="WW_CharLFO18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8" style:display-name="WW_CharLFO18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3LVL9" style:display-name="WW_CharLFO18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1" style:display-name="WW_CharLFO18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2" style:display-name="WW_CharLFO18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3" style:display-name="WW_CharLFO18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4" style:display-name="WW_CharLFO18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5" style:display-name="WW_CharLFO18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6" style:display-name="WW_CharLFO18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7" style:display-name="WW_CharLFO18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8" style:display-name="WW_CharLFO18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4LVL9" style:display-name="WW_CharLFO18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1" style:display-name="WW_CharLFO18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2" style:display-name="WW_CharLFO18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3" style:display-name="WW_CharLFO18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4" style:display-name="WW_CharLFO18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5" style:display-name="WW_CharLFO18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6" style:display-name="WW_CharLFO18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7" style:display-name="WW_CharLFO18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8" style:display-name="WW_CharLFO18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5LVL9" style:display-name="WW_CharLFO18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1" style:display-name="WW_CharLFO18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2" style:display-name="WW_CharLFO18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3" style:display-name="WW_CharLFO18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4" style:display-name="WW_CharLFO18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5" style:display-name="WW_CharLFO18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6" style:display-name="WW_CharLFO18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7" style:display-name="WW_CharLFO18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8" style:display-name="WW_CharLFO18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6LVL9" style:display-name="WW_CharLFO18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1" style:display-name="WW_CharLFO18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2" style:display-name="WW_CharLFO18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3" style:display-name="WW_CharLFO18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4" style:display-name="WW_CharLFO18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5" style:display-name="WW_CharLFO18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6" style:display-name="WW_CharLFO18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7" style:display-name="WW_CharLFO18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8" style:display-name="WW_CharLFO18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7LVL9" style:display-name="WW_CharLFO18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1" style:display-name="WW_CharLFO18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2" style:display-name="WW_CharLFO18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3" style:display-name="WW_CharLFO18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4" style:display-name="WW_CharLFO18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5" style:display-name="WW_CharLFO18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6" style:display-name="WW_CharLFO18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7" style:display-name="WW_CharLFO18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8" style:display-name="WW_CharLFO18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8LVL9" style:display-name="WW_CharLFO18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1" style:display-name="WW_CharLFO18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2" style:display-name="WW_CharLFO18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3" style:display-name="WW_CharLFO18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4" style:display-name="WW_CharLFO18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5" style:display-name="WW_CharLFO18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6" style:display-name="WW_CharLFO18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7" style:display-name="WW_CharLFO18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8" style:display-name="WW_CharLFO18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9LVL9" style:display-name="WW_CharLFO18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1" style:display-name="WW_CharLFO19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2" style:display-name="WW_CharLFO19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3" style:display-name="WW_CharLFO19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4" style:display-name="WW_CharLFO19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5" style:display-name="WW_CharLFO19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6" style:display-name="WW_CharLFO19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7" style:display-name="WW_CharLFO19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8" style:display-name="WW_CharLFO19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0LVL9" style:display-name="WW_CharLFO19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1" style:display-name="WW_CharLFO19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2" style:display-name="WW_CharLFO19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3" style:display-name="WW_CharLFO19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4" style:display-name="WW_CharLFO19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5" style:display-name="WW_CharLFO19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6" style:display-name="WW_CharLFO19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7" style:display-name="WW_CharLFO19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8" style:display-name="WW_CharLFO19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1LVL9" style:display-name="WW_CharLFO19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2LVL1" style:display-name="WW_CharLFO19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2" style:display-name="WW_CharLFO19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3" style:display-name="WW_CharLFO19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4" style:display-name="WW_CharLFO19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5" style:display-name="WW_CharLFO19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6" style:display-name="WW_CharLFO19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7" style:display-name="WW_CharLFO19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8" style:display-name="WW_CharLFO19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2LVL9" style:display-name="WW_CharLFO19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1" style:display-name="WW_CharLFO19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2" style:display-name="WW_CharLFO19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3" style:display-name="WW_CharLFO19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4" style:display-name="WW_CharLFO19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5" style:display-name="WW_CharLFO19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6" style:display-name="WW_CharLFO19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7" style:display-name="WW_CharLFO19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8" style:display-name="WW_CharLFO19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3LVL9" style:display-name="WW_CharLFO19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94LVL1" style:display-name="WW_CharLFO19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2" style:display-name="WW_CharLFO19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3" style:display-name="WW_CharLFO19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4" style:display-name="WW_CharLFO19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5" style:display-name="WW_CharLFO19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6" style:display-name="WW_CharLFO19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7" style:display-name="WW_CharLFO19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8" style:display-name="WW_CharLFO19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4LVL9" style:display-name="WW_CharLFO19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1" style:display-name="WW_CharLFO19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2" style:display-name="WW_CharLFO19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3" style:display-name="WW_CharLFO19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4" style:display-name="WW_CharLFO19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5" style:display-name="WW_CharLFO19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6" style:display-name="WW_CharLFO19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7" style:display-name="WW_CharLFO19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8" style:display-name="WW_CharLFO19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5LVL9" style:display-name="WW_CharLFO19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1" style:display-name="WW_CharLFO19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2" style:display-name="WW_CharLFO19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3" style:display-name="WW_CharLFO19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4" style:display-name="WW_CharLFO19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5" style:display-name="WW_CharLFO19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6" style:display-name="WW_CharLFO19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7" style:display-name="WW_CharLFO19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8" style:display-name="WW_CharLFO19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6LVL9" style:display-name="WW_CharLFO19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1" style:display-name="WW_CharLFO19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2" style:display-name="WW_CharLFO19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3" style:display-name="WW_CharLFO19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4" style:display-name="WW_CharLFO19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5" style:display-name="WW_CharLFO19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6" style:display-name="WW_CharLFO19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7" style:display-name="WW_CharLFO19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8" style:display-name="WW_CharLFO19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7LVL9" style:display-name="WW_CharLFO19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1" style:display-name="WW_CharLFO19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2" style:display-name="WW_CharLFO19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3" style:display-name="WW_CharLFO19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4" style:display-name="WW_CharLFO19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5" style:display-name="WW_CharLFO19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6" style:display-name="WW_CharLFO19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7" style:display-name="WW_CharLFO19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8" style:display-name="WW_CharLFO19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8LVL9" style:display-name="WW_CharLFO19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1" style:display-name="WW_CharLFO19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2" style:display-name="WW_CharLFO19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3" style:display-name="WW_CharLFO19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4" style:display-name="WW_CharLFO19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5" style:display-name="WW_CharLFO19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6" style:display-name="WW_CharLFO19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7" style:display-name="WW_CharLFO19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8" style:display-name="WW_CharLFO19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99LVL9" style:display-name="WW_CharLFO19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1" style:display-name="WW_CharLFO20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2" style:display-name="WW_CharLFO20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3" style:display-name="WW_CharLFO20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4" style:display-name="WW_CharLFO20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5" style:display-name="WW_CharLFO20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6" style:display-name="WW_CharLFO20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7" style:display-name="WW_CharLFO20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8" style:display-name="WW_CharLFO20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0LVL9" style:display-name="WW_CharLFO20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1" style:display-name="WW_CharLFO20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2" style:display-name="WW_CharLFO20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3" style:display-name="WW_CharLFO20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4" style:display-name="WW_CharLFO20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5" style:display-name="WW_CharLFO20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6" style:display-name="WW_CharLFO20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7" style:display-name="WW_CharLFO20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8" style:display-name="WW_CharLFO20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1LVL9" style:display-name="WW_CharLFO20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1" style:display-name="WW_CharLFO20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2" style:display-name="WW_CharLFO20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3" style:display-name="WW_CharLFO20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4" style:display-name="WW_CharLFO20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5" style:display-name="WW_CharLFO20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6" style:display-name="WW_CharLFO20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7" style:display-name="WW_CharLFO20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8" style:display-name="WW_CharLFO20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2LVL9" style:display-name="WW_CharLFO20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1" style:display-name="WW_CharLFO20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2" style:display-name="WW_CharLFO20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3" style:display-name="WW_CharLFO20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4" style:display-name="WW_CharLFO20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5" style:display-name="WW_CharLFO20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6" style:display-name="WW_CharLFO20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7" style:display-name="WW_CharLFO20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8" style:display-name="WW_CharLFO20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3LVL9" style:display-name="WW_CharLFO20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1" style:display-name="WW_CharLFO20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2" style:display-name="WW_CharLFO20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3" style:display-name="WW_CharLFO20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4" style:display-name="WW_CharLFO20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5" style:display-name="WW_CharLFO20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6" style:display-name="WW_CharLFO20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7" style:display-name="WW_CharLFO20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8" style:display-name="WW_CharLFO20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4LVL9" style:display-name="WW_CharLFO20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1" style:display-name="WW_CharLFO20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2" style:display-name="WW_CharLFO20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3" style:display-name="WW_CharLFO20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4" style:display-name="WW_CharLFO20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5" style:display-name="WW_CharLFO20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6" style:display-name="WW_CharLFO20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7" style:display-name="WW_CharLFO20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8" style:display-name="WW_CharLFO20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5LVL9" style:display-name="WW_CharLFO20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1" style:display-name="WW_CharLFO20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2" style:display-name="WW_CharLFO20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3" style:display-name="WW_CharLFO20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4" style:display-name="WW_CharLFO20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5" style:display-name="WW_CharLFO20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6" style:display-name="WW_CharLFO20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7" style:display-name="WW_CharLFO20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8" style:display-name="WW_CharLFO20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6LVL9" style:display-name="WW_CharLFO20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1" style:display-name="WW_CharLFO20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2" style:display-name="WW_CharLFO20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3" style:display-name="WW_CharLFO20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4" style:display-name="WW_CharLFO20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5" style:display-name="WW_CharLFO20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6" style:display-name="WW_CharLFO20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7" style:display-name="WW_CharLFO20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8" style:display-name="WW_CharLFO20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7LVL9" style:display-name="WW_CharLFO20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1" style:display-name="WW_CharLFO20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2" style:display-name="WW_CharLFO20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3" style:display-name="WW_CharLFO20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4" style:display-name="WW_CharLFO20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5" style:display-name="WW_CharLFO20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6" style:display-name="WW_CharLFO20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7" style:display-name="WW_CharLFO20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8" style:display-name="WW_CharLFO20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8LVL9" style:display-name="WW_CharLFO20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1" style:display-name="WW_CharLFO20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2" style:display-name="WW_CharLFO20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3" style:display-name="WW_CharLFO20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4" style:display-name="WW_CharLFO20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5" style:display-name="WW_CharLFO20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6" style:display-name="WW_CharLFO20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7" style:display-name="WW_CharLFO20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8" style:display-name="WW_CharLFO20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09LVL9" style:display-name="WW_CharLFO20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1" style:display-name="WW_CharLFO21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2" style:display-name="WW_CharLFO21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3" style:display-name="WW_CharLFO21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4" style:display-name="WW_CharLFO21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5" style:display-name="WW_CharLFO21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6" style:display-name="WW_CharLFO21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7" style:display-name="WW_CharLFO21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8" style:display-name="WW_CharLFO21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0LVL9" style:display-name="WW_CharLFO21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1" style:display-name="WW_CharLFO21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2" style:display-name="WW_CharLFO21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3" style:display-name="WW_CharLFO21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4" style:display-name="WW_CharLFO21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5" style:display-name="WW_CharLFO21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6" style:display-name="WW_CharLFO21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7" style:display-name="WW_CharLFO21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8" style:display-name="WW_CharLFO21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1LVL9" style:display-name="WW_CharLFO21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1" style:display-name="WW_CharLFO21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2" style:display-name="WW_CharLFO21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3" style:display-name="WW_CharLFO21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4" style:display-name="WW_CharLFO21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5" style:display-name="WW_CharLFO21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6" style:display-name="WW_CharLFO21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7" style:display-name="WW_CharLFO21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8" style:display-name="WW_CharLFO21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2LVL9" style:display-name="WW_CharLFO21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1" style:display-name="WW_CharLFO21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2" style:display-name="WW_CharLFO21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3" style:display-name="WW_CharLFO21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4" style:display-name="WW_CharLFO21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5" style:display-name="WW_CharLFO21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6" style:display-name="WW_CharLFO21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7" style:display-name="WW_CharLFO21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8" style:display-name="WW_CharLFO21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3LVL9" style:display-name="WW_CharLFO21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1" style:display-name="WW_CharLFO21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2" style:display-name="WW_CharLFO21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3" style:display-name="WW_CharLFO21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4" style:display-name="WW_CharLFO21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5" style:display-name="WW_CharLFO21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6" style:display-name="WW_CharLFO21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7" style:display-name="WW_CharLFO21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8" style:display-name="WW_CharLFO21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4LVL9" style:display-name="WW_CharLFO21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1" style:display-name="WW_CharLFO21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2" style:display-name="WW_CharLFO21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3" style:display-name="WW_CharLFO21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4" style:display-name="WW_CharLFO21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5" style:display-name="WW_CharLFO21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6" style:display-name="WW_CharLFO21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7" style:display-name="WW_CharLFO21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8" style:display-name="WW_CharLFO21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5LVL9" style:display-name="WW_CharLFO21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1" style:display-name="WW_CharLFO21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2" style:display-name="WW_CharLFO21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3" style:display-name="WW_CharLFO21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4" style:display-name="WW_CharLFO21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5" style:display-name="WW_CharLFO21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6" style:display-name="WW_CharLFO21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7" style:display-name="WW_CharLFO21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8" style:display-name="WW_CharLFO21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6LVL9" style:display-name="WW_CharLFO21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1" style:display-name="WW_CharLFO21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2" style:display-name="WW_CharLFO21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3" style:display-name="WW_CharLFO21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4" style:display-name="WW_CharLFO21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5" style:display-name="WW_CharLFO21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6" style:display-name="WW_CharLFO21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7" style:display-name="WW_CharLFO21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8" style:display-name="WW_CharLFO21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7LVL9" style:display-name="WW_CharLFO21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1" style:display-name="WW_CharLFO21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2" style:display-name="WW_CharLFO21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3" style:display-name="WW_CharLFO21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4" style:display-name="WW_CharLFO21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5" style:display-name="WW_CharLFO21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6" style:display-name="WW_CharLFO21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7" style:display-name="WW_CharLFO21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8" style:display-name="WW_CharLFO21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8LVL9" style:display-name="WW_CharLFO21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1" style:display-name="WW_CharLFO21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2" style:display-name="WW_CharLFO21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3" style:display-name="WW_CharLFO21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4" style:display-name="WW_CharLFO21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5" style:display-name="WW_CharLFO21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6" style:display-name="WW_CharLFO21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7" style:display-name="WW_CharLFO21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8" style:display-name="WW_CharLFO21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19LVL9" style:display-name="WW_CharLFO21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1" style:display-name="WW_CharLFO22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2" style:display-name="WW_CharLFO22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3" style:display-name="WW_CharLFO22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4" style:display-name="WW_CharLFO22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5" style:display-name="WW_CharLFO22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6" style:display-name="WW_CharLFO22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7" style:display-name="WW_CharLFO22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8" style:display-name="WW_CharLFO22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0LVL9" style:display-name="WW_CharLFO22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1" style:display-name="WW_CharLFO22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2" style:display-name="WW_CharLFO22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3" style:display-name="WW_CharLFO22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4" style:display-name="WW_CharLFO22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5" style:display-name="WW_CharLFO22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6" style:display-name="WW_CharLFO22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7" style:display-name="WW_CharLFO22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8" style:display-name="WW_CharLFO22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1LVL9" style:display-name="WW_CharLFO22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1" style:display-name="WW_CharLFO22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2" style:display-name="WW_CharLFO22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3" style:display-name="WW_CharLFO22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4" style:display-name="WW_CharLFO22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5" style:display-name="WW_CharLFO22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6" style:display-name="WW_CharLFO22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7" style:display-name="WW_CharLFO22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8" style:display-name="WW_CharLFO22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2LVL9" style:display-name="WW_CharLFO22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1" style:display-name="WW_CharLFO22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2" style:display-name="WW_CharLFO22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3" style:display-name="WW_CharLFO22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4" style:display-name="WW_CharLFO22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5" style:display-name="WW_CharLFO22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6" style:display-name="WW_CharLFO22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7" style:display-name="WW_CharLFO22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8" style:display-name="WW_CharLFO22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3LVL9" style:display-name="WW_CharLFO22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1" style:display-name="WW_CharLFO22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2" style:display-name="WW_CharLFO22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3" style:display-name="WW_CharLFO22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4" style:display-name="WW_CharLFO22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5" style:display-name="WW_CharLFO22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6" style:display-name="WW_CharLFO22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7" style:display-name="WW_CharLFO22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8" style:display-name="WW_CharLFO22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4LVL9" style:display-name="WW_CharLFO22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1" style:display-name="WW_CharLFO22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2" style:display-name="WW_CharLFO22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3" style:display-name="WW_CharLFO22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4" style:display-name="WW_CharLFO22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5" style:display-name="WW_CharLFO22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6" style:display-name="WW_CharLFO22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7" style:display-name="WW_CharLFO22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8" style:display-name="WW_CharLFO22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25LVL9" style:display-name="WW_CharLFO22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2"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MP3" style:family="paragraph">
      <loext:graphic-properties draw:fill="none"/>
    </style:style>
    <style:style style:name="MP4"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MP6"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7" style:family="paragraph" style:parent-style-name="Normal">
      <style:paragraph-properties fo:margin-left="0.0016in" fo:margin-right="0in" fo:margin-top="0in" fo:margin-bottom="0in" style:contextual-spacing="false" fo:line-height="107%" fo:text-align="start" style:justify-single-word="false" fo:text-indent="0in" style:auto-text-indent="false">
        <style:tab-stops/>
      </style:paragraph-properties>
    </style:style>
    <style:style style:name="MP8"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Garamond" style:font-name-asian="Garamond" style:font-name-complex="Garamond"/>
    </style:style>
    <style:style style:name="MT3"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i" style:print-orientation="portrait" fo:margin-top="0.5in" fo:margin-bottom="0.5in" fo:margin-left="0.7283in" fo:margin-right="1.0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73in" fo:margin-left="0in" fo:margin-right="0in" fo:margin-bottom="0in" style:dynamic-spacing="true"/>
      </style:header-style>
      <style:footer-style>
        <style:header-footer-properties fo:min-height="0.1835in" fo:margin-left="0in" fo:margin-right="0in" fo:margin-top="0in" style:dynamic-spacing="true"/>
      </style:footer-style>
    </style:page-layout>
    <style:page-layout style:name="Mpm3">
      <style:page-layout-properties fo:page-width="6.6929in" fo:page-height="9.4484in" style:num-format="1" style:print-orientation="portrait" fo:margin-top="0.6835in" fo:margin-bottom="0.1717in" fo:margin-left="0.7272in" fo:margin-right="1.017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354in" fo:margin-left="0in" fo:margin-right="0in" fo:margin-bottom="0in" style:dynamic-spacing="true"/>
      </style:header-style>
      <style:footer-style>
        <style:header-footer-properties fo:min-height="0.8236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next-style-name="MP0">
      <style:header>
        <text:p text:style-name="MP1"/>
      </style:header>
      <style:footer>
        <text:p text:style-name="MP1"/>
      </style:footer>
    </style:master-page>
    <style:master-page style:name="MP0" style:page-layout-name="Mpm2" draw:style-name="Mdp1">
      <style:header>
        <text:p text:style-name="MP2"><draw:g text:anchor-type="paragraph" draw:z-index="0" draw:name="Group 313721" draw:style-name="Mgr1"><draw:frame draw:name="Picture 3" draw:style-name="Mgr2" draw:text-style-name="MP3" svg:width="0.6862in" svg:height="0.3051in" svg:x="0.6382in" svg:y="0.6835in"><draw:image xlink:href="Pictures/10000001000000CF0000005CFCE8C518850C17F4.png" xlink:type="simple" xlink:show="embed" xlink:actuate="onLoad" draw:mime-type="image/png"><text:p/></draw:image></draw:frame><draw:frame draw:name="Picture 4" draw:style-name="Mgr2" draw:text-style-name="MP3" svg:width="0.2622in" svg:height="0.3051in" svg:x="1.1402in" svg:y="0.6835in"><draw:image xlink:href="Pictures/100000010000004F0000005CF1A4C75CEA444258.png" xlink:type="simple" xlink:show="embed" xlink:actuate="onLoad" draw:mime-type="image/png"><text:p/></draw:image></draw:frame></draw:g><text:span text:style-name="Default_20_Paragraph_20_Font"><text:span text:style-name="MT1">Baafata </text:span></text:span></text:p>
        <text:p text:style-name="MP4"><text:span text:style-name="Default_20_Paragraph_20_Font"><text:span text:style-name="MT2"><text:s/><text:tab/> </text:span></text:span></text:p>
      </style:header>
      <style:header-left>
        <text:p text:style-name="MP1"/>
      </style:header-left>
      <style:footer>
        <text:p text:style-name="MP5"><text:span text:style-name="Default_20_Paragraph_20_Font"><text:span text:style-name="MT3"><text:page-number text:select-page="current">3</text:page-number></text:span></text:span><text:span text:style-name="Default_20_Paragraph_20_Font"><text:span text:style-name="MT3"><text:s/></text:span></text:span></text:p>
      </style:footer>
      <style:footer-left>
        <text:p text:style-name="MP1"/>
      </style:footer-left>
    </style:master-page>
    <style:master-page style:name="MP20" style:page-layout-name="Mpm3" draw:style-name="Mdp1">
      <style:header>
        <text:p text:style-name="MP6"><draw:g text:anchor-type="paragraph" draw:z-index="23" draw:name="Group 314669" draw:style-name="Mgr1"><draw:frame draw:name="Picture 1" draw:style-name="Mgr2" draw:text-style-name="MP3" svg:width="1.0421in" svg:height="0.3051in" svg:x="0.9484in" svg:y="0.6835in"><draw:image xlink:href="Pictures/10000001000001390000005C5F22C062A201AD6B.png" xlink:type="simple" xlink:show="embed" xlink:actuate="onLoad" draw:mime-type="image/png"><text:p/></draw:image></draw:frame><draw:frame draw:name="Picture 2" draw:style-name="Mgr2" draw:text-style-name="MP3"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7"><draw:g text:anchor-type="paragraph" draw:z-index="46" draw:name="Group 314687" draw:style-name="Mgr1"><draw:frame draw:name="Picture 7" draw:style-name="Mgr2" draw:text-style-name="MP3" svg:width="2.4232in" svg:height="0.3051in" svg:x="0.6382in" svg:y="0.6835in"><draw:image xlink:href="Pictures/10000001000002D80000005C73296B38EEF569AE.png" xlink:type="simple" xlink:show="embed" xlink:actuate="onLoad" draw:mime-type="image/png"><text:p/></draw:image></draw:frame><draw:frame draw:name="Picture 8" draw:style-name="Mgr2" draw:text-style-name="MP3" svg:width="0.2622in" svg:height="0.3051in" svg:x="2.8772in" svg:y="0.6835in"><draw:image xlink:href="Pictures/100000010000004F0000005CF1A4C75CEA444258.png" xlink:type="simple" xlink:show="embed" xlink:actuate="onLoad" draw:mime-type="image/png"><text:p/></draw:image></draw:frame></draw:g><text:span text:style-name="Default_20_Paragraph_20_Font"><text:span text:style-name="MT1">Boqonnaa 14: Caasluga Tajaajilaa </text:span></text:span></text:p>
      </style:header-left>
      <style:footer>
        <text:p text:style-name="MP8"><text:span text:style-name="Default_20_Paragraph_20_Font"><text:span text:style-name="MT3"><text:page-number text:select-page="current">47</text:page-number></text:span></text:span><text:span text:style-name="Default_20_Paragraph_20_Font"><text:span text:style-name="MT3"><text:s text:c="2"/></text:span></text:span></text:p>
      </style:footer>
      <style:footer-left>
        <text:p text:style-name="MP8"><text:span text:style-name="Default_20_Paragraph_20_Font"><text:span text:style-name="MT3"><text:page-number text:select-page="current">18</text:page-number></text:span></text:span><text:span text:style-name="Default_20_Paragraph_20_Font"><text:span text:style-name="MT3"><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23:50.043772860</meta:creation-date>
    <dc:date>2022-02-27T13:24:22.021686089</dc:date>
    <meta:editing-duration>PT32S</meta:editing-duration>
    <meta:editing-cycles>1</meta:editing-cycles>
    <meta:document-statistic meta:table-count="0" meta:image-count="0" meta:object-count="0" meta:page-count="48" meta:paragraph-count="452" meta:word-count="7981" meta:character-count="60160" meta:non-whitespace-character-count="51793"/>
    <meta:generator>LibreOffice/7.3.0.3$Linux_X86_64 LibreOffice_project/30$Build-3</meta:generator>
  </office:meta>
</office:document-meta>
</file>